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Khmer Mondulkiri" svg:font-family="'Khmer Mondulkiri'"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Khmer Mondulkiri" fo:font-size="24pt" style:font-size-asian="24pt" style:font-name-complex="Khmer Mondulkiri" style:font-size-complex="24pt"/>
    </style:style>
    <style:style style:name="P2" style:family="paragraph" style:parent-style-name="Standard">
      <style:text-properties fo:font-size="24pt" style:font-size-asian="24pt" style:font-size-complex="24pt"/>
    </style:style>
    <style:style style:name="P3" style:family="paragraph" style:parent-style-name="Standard">
      <style:text-properties fo:font-size="24pt" officeooo:rsid="00132684" officeooo:paragraph-rsid="00132684" style:font-size-asian="24pt" style:font-name-complex="Khmer Mondulkiri" style:font-size-complex="24pt"/>
    </style:style>
    <style:style style:name="P4" style:family="paragraph" style:parent-style-name="Standard">
      <style:text-properties fo:font-size="24pt" officeooo:rsid="0014f2b6" officeooo:paragraph-rsid="0014f2b6" style:font-size-asian="24pt" style:font-name-complex="Khmer Mondulkiri" style:font-size-complex="24pt"/>
    </style:style>
    <style:style style:name="P5" style:family="paragraph" style:parent-style-name="Standard">
      <style:text-properties fo:font-size="24pt" officeooo:rsid="001871be" officeooo:paragraph-rsid="001871be" style:font-size-asian="24pt" style:font-name-complex="Khmer Mondulkiri" style:font-size-complex="24pt"/>
    </style:style>
    <style:style style:name="P6" style:family="paragraph" style:parent-style-name="Standard">
      <style:text-properties fo:font-size="24pt" officeooo:rsid="001aad70" officeooo:paragraph-rsid="001aad70" style:font-size-asian="24pt" style:font-name-complex="Khmer Mondulkiri" style:font-size-complex="24pt"/>
    </style:style>
    <style:style style:name="P7" style:family="paragraph" style:parent-style-name="Standard">
      <style:text-properties fo:font-size="24pt" officeooo:rsid="0016b013" officeooo:paragraph-rsid="0016b013" fo:background-color="transparent" style:font-size-asian="24pt" style:font-name-complex="Khmer Mondulkiri" style:font-size-complex="24pt"/>
    </style:style>
    <style:style style:name="P8" style:family="paragraph" style:parent-style-name="Standard">
      <style:text-properties fo:font-size="24pt" officeooo:rsid="0017155c" officeooo:paragraph-rsid="0017155c" fo:background-color="transparent" style:font-size-asian="24pt" style:font-name-complex="Khmer Mondulkiri" style:font-size-complex="24pt"/>
    </style:style>
    <style:style style:name="P9" style:family="paragraph" style:parent-style-name="Standard">
      <style:text-properties fo:font-size="24pt" officeooo:rsid="00180db8" officeooo:paragraph-rsid="00180db8" fo:background-color="transparent" style:font-size-asian="24pt" style:font-name-complex="Khmer Mondulkiri" style:font-size-complex="24pt"/>
    </style:style>
    <style:style style:name="P10" style:family="paragraph" style:parent-style-name="Standard">
      <style:text-properties fo:font-size="24pt" officeooo:rsid="00182136" officeooo:paragraph-rsid="00182136" fo:background-color="transparent" style:font-size-asian="24pt" style:font-name-complex="Khmer Mondulkiri" style:font-size-complex="24pt"/>
    </style:style>
    <style:style style:name="P11" style:family="paragraph" style:parent-style-name="Standard">
      <style:text-properties fo:font-size="24pt" officeooo:rsid="001871be" officeooo:paragraph-rsid="001871be" fo:background-color="transparent" style:font-size-asian="24pt" style:font-name-complex="Khmer Mondulkiri" style:font-size-complex="24pt"/>
    </style:style>
    <style:style style:name="P12" style:family="paragraph" style:parent-style-name="Standard">
      <style:text-properties fo:font-size="24pt" officeooo:rsid="001aad70" officeooo:paragraph-rsid="001aad70" fo:background-color="#ffffff" style:font-size-asian="24pt" style:font-name-complex="Khmer Mondulkiri" style:font-size-complex="24pt"/>
    </style:style>
    <style:style style:name="P13" style:family="paragraph" style:parent-style-name="Standard">
      <style:text-properties fo:font-size="24pt" officeooo:rsid="001aee0d" officeooo:paragraph-rsid="001aee0d" fo:background-color="#ffffff" style:font-size-asian="24pt" style:font-name-complex="Khmer Mondulkiri" style:font-size-complex="24pt"/>
    </style:style>
    <style:style style:name="P14" style:family="paragraph" style:parent-style-name="Standard">
      <style:text-properties fo:font-size="24pt" officeooo:rsid="001b754a" officeooo:paragraph-rsid="001b754a" fo:background-color="#ffffff" style:font-size-asian="24pt" style:font-name-complex="Khmer Mondulkiri" style:font-size-complex="24pt"/>
    </style:style>
    <style:style style:name="P15" style:family="paragraph" style:parent-style-name="Standard">
      <style:text-properties fo:font-size="24pt" officeooo:rsid="001ccd2c" officeooo:paragraph-rsid="001ccd2c" fo:background-color="#ffffff" style:font-size-asian="24pt" style:font-name-complex="Khmer Mondulkiri" style:font-size-complex="24pt"/>
    </style:style>
    <style:style style:name="P16" style:family="paragraph" style:parent-style-name="Standard">
      <style:text-properties fo:font-size="24pt" officeooo:rsid="001db7e3" officeooo:paragraph-rsid="001db7e3" fo:background-color="#ffffff" style:font-size-asian="24pt" style:font-name-complex="Khmer Mondulkiri" style:font-size-complex="24pt"/>
    </style:style>
    <style:style style:name="P17" style:family="paragraph" style:parent-style-name="Standard">
      <style:text-properties fo:font-size="24pt" officeooo:rsid="0020ac60" officeooo:paragraph-rsid="0020ac60" fo:background-color="#ffffff" style:font-size-asian="24pt" style:font-name-complex="Khmer Mondulkiri" style:font-size-complex="24pt"/>
    </style:style>
    <style:style style:name="P18" style:family="paragraph" style:parent-style-name="Standard">
      <style:text-properties fo:font-size="24pt" officeooo:rsid="00218875" officeooo:paragraph-rsid="00218875" fo:background-color="#ffffff" style:font-size-asian="24pt" style:font-name-complex="Khmer Mondulkiri" style:font-size-complex="24pt"/>
    </style:style>
    <style:style style:name="P19" style:family="paragraph" style:parent-style-name="Standard">
      <style:text-properties fo:font-size="24pt" officeooo:rsid="0022db69" officeooo:paragraph-rsid="0022db69" fo:background-color="#ffffff" style:font-size-asian="24pt" style:font-name-complex="Khmer Mondulkiri" style:font-size-complex="24pt"/>
    </style:style>
    <style:style style:name="P20" style:family="paragraph" style:parent-style-name="Standard">
      <style:text-properties fo:font-size="24pt" officeooo:rsid="002324ef" officeooo:paragraph-rsid="002324ef" fo:background-color="#ffffff" style:font-size-asian="24pt" style:font-name-complex="Khmer Mondulkiri" style:font-size-complex="24pt"/>
    </style:style>
    <style:style style:name="P21" style:family="paragraph" style:parent-style-name="Standard">
      <style:text-properties fo:font-size="24pt" officeooo:rsid="00237cc0" officeooo:paragraph-rsid="00237cc0" fo:background-color="#ffffff" style:font-size-asian="24pt" style:font-name-complex="Khmer Mondulkiri" style:font-size-complex="24pt"/>
    </style:style>
    <style:style style:name="P22" style:family="paragraph" style:parent-style-name="Standard">
      <style:text-properties fo:font-size="24pt" officeooo:rsid="00252f1e" officeooo:paragraph-rsid="00252f1e" fo:background-color="#ffffff" style:font-size-asian="24pt" style:font-name-complex="Khmer Mondulkiri" style:font-size-complex="24pt"/>
    </style:style>
    <style:style style:name="P23" style:family="paragraph" style:parent-style-name="Standard">
      <style:text-properties fo:font-size="24pt" officeooo:rsid="0027a410" officeooo:paragraph-rsid="0027a410" fo:background-color="#ffffff" style:font-size-asian="24pt" style:font-name-complex="Khmer Mondulkiri" style:font-size-complex="24pt"/>
    </style:style>
    <style:style style:name="P24" style:family="paragraph" style:parent-style-name="Standard">
      <style:text-properties fo:font-size="24pt" officeooo:rsid="002804f7" officeooo:paragraph-rsid="002804f7" fo:background-color="#ffffff" style:font-size-asian="24pt" style:font-name-complex="Khmer Mondulkiri" style:font-size-complex="24pt"/>
    </style:style>
    <style:style style:name="P25" style:family="paragraph" style:parent-style-name="Standard">
      <style:text-properties fo:font-size="24pt" officeooo:rsid="0029db4d" officeooo:paragraph-rsid="0029db4d" fo:background-color="#ffffff" style:font-size-asian="24pt" style:font-name-complex="Khmer Mondulkiri" style:font-size-complex="24pt"/>
    </style:style>
    <style:style style:name="P26" style:family="paragraph" style:parent-style-name="Standard">
      <style:text-properties fo:font-size="24pt" officeooo:rsid="002af571" officeooo:paragraph-rsid="002af571" fo:background-color="#ffffff" style:font-size-asian="24pt" style:font-name-complex="Khmer Mondulkiri" style:font-size-complex="24pt"/>
    </style:style>
    <style:style style:name="P27" style:family="paragraph" style:parent-style-name="Standard">
      <style:text-properties fo:font-size="24pt" officeooo:rsid="002b6f2b" officeooo:paragraph-rsid="002b6f2b" fo:background-color="#ffffff" style:font-size-asian="24pt" style:font-name-complex="Khmer Mondulkiri" style:font-size-complex="24pt"/>
    </style:style>
    <style:style style:name="P28" style:family="paragraph" style:parent-style-name="Standard">
      <style:text-properties fo:font-size="24pt" officeooo:rsid="002d3626" officeooo:paragraph-rsid="002d3626" fo:background-color="#ffffff" style:font-size-asian="24pt" style:font-name-complex="Khmer Mondulkiri" style:font-size-complex="24pt"/>
    </style:style>
    <style:style style:name="P29" style:family="paragraph" style:parent-style-name="Standard">
      <style:text-properties fo:font-size="24pt" officeooo:rsid="002e224d" officeooo:paragraph-rsid="002e224d" fo:background-color="#ffffff" style:font-size-asian="24pt" style:font-name-complex="Khmer Mondulkiri" style:font-size-complex="24pt"/>
    </style:style>
    <style:style style:name="P30" style:family="paragraph" style:parent-style-name="Standard">
      <style:text-properties fo:font-size="24pt" officeooo:rsid="002ed208" officeooo:paragraph-rsid="002ed208" fo:background-color="#ffffff" style:font-size-asian="24pt" style:font-name-complex="Khmer Mondulkiri" style:font-size-complex="24pt"/>
    </style:style>
    <style:style style:name="P31" style:family="paragraph" style:parent-style-name="Standard">
      <style:text-properties fo:font-size="24pt" officeooo:rsid="002f2efb" officeooo:paragraph-rsid="002f2efb" fo:background-color="#ffffff" style:font-size-asian="24pt" style:font-name-complex="Khmer Mondulkiri" style:font-size-complex="24pt"/>
    </style:style>
    <style:style style:name="P32" style:family="paragraph" style:parent-style-name="Standard">
      <style:text-properties fo:font-size="24pt" officeooo:rsid="0030e2d8" officeooo:paragraph-rsid="0030e2d8" fo:background-color="#ffffff" style:font-size-asian="24pt" style:font-name-complex="Khmer Mondulkiri" style:font-size-complex="24pt"/>
    </style:style>
    <style:style style:name="P33" style:family="paragraph" style:parent-style-name="Standard">
      <style:text-properties fo:font-size="24pt" officeooo:rsid="00318d11" officeooo:paragraph-rsid="00318d11" fo:background-color="#ffffff" style:font-size-asian="24pt" style:font-name-complex="Khmer Mondulkiri" style:font-size-complex="24pt"/>
    </style:style>
    <style:style style:name="P34" style:family="paragraph" style:parent-style-name="Standard">
      <style:text-properties fo:font-size="24pt" officeooo:rsid="00328e82" officeooo:paragraph-rsid="00328e82" fo:background-color="#ffffff" style:font-size-asian="24pt" style:font-name-complex="Khmer Mondulkiri" style:font-size-complex="24pt"/>
    </style:style>
    <style:style style:name="P35" style:family="paragraph" style:parent-style-name="Standard">
      <style:text-properties fo:font-size="24pt" officeooo:rsid="0033ec64" officeooo:paragraph-rsid="0033ec64" fo:background-color="#ffffff" style:font-size-asian="24pt" style:font-name-complex="Khmer Mondulkiri" style:font-size-complex="24pt"/>
    </style:style>
    <style:style style:name="P36" style:family="paragraph" style:parent-style-name="Standard">
      <style:text-properties fo:font-size="24pt" officeooo:rsid="0035d1ce" officeooo:paragraph-rsid="0035d1ce" fo:background-color="#ffffff" style:font-size-asian="24pt" style:font-name-complex="Khmer Mondulkiri" style:font-size-complex="24pt"/>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Khmer Mondulkiri" fo:font-size="22pt" fo:font-style="normal" fo:text-shadow="none" style:text-underline-style="none" fo:font-weight="normal" officeooo:rsid="001db7e3" officeooo:paragraph-rsid="001db7e3" style:font-size-asian="22pt" style:font-style-asian="normal" style:font-weight-asian="normal" style:font-name-complex="Khmer Mondulkiri" style:font-size-complex="2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Comic Sans MS" fo:font-size="16pt" fo:font-style="normal" fo:text-shadow="none" style:text-underline-style="none" fo:font-weight="normal" officeooo:rsid="001db7e3" officeooo:paragraph-rsid="001db7e3" style:font-size-asian="16pt" style:font-style-asian="normal" style:font-weight-asian="normal" style:font-name-complex="Khmer Mondulkiri" style:font-size-complex="16pt" style:font-style-complex="normal" style:font-weight-complex="normal" style:text-overline-style="none" style:text-overline-color="font-color"/>
    </style:style>
    <style:style style:name="P39" style:family="paragraph" style:parent-style-name="Standard">
      <style:text-properties fo:font-size="24pt" officeooo:rsid="0014f2b6" officeooo:paragraph-rsid="0014f2b6" fo:background-color="#fff200" style:font-size-asian="24pt" style:font-name-complex="Khmer Mondulkiri" style:font-size-complex="24pt"/>
    </style:style>
    <style:style style:name="P40" style:family="paragraph" style:parent-style-name="Standard">
      <style:text-properties fo:font-size="24pt" officeooo:rsid="0016b013" officeooo:paragraph-rsid="0016b013" fo:background-color="#fff200" style:font-size-asian="24pt" style:font-name-complex="Khmer Mondulkiri" style:font-size-complex="24pt"/>
    </style:style>
    <style:style style:name="P41" style:family="paragraph" style:parent-style-name="Standard">
      <style:text-properties fo:font-size="24pt" officeooo:rsid="001aad70" officeooo:paragraph-rsid="001aad70" fo:background-color="#fff200" style:font-size-asian="24pt" style:font-name-complex="Khmer Mondulkiri" style:font-size-complex="24pt"/>
    </style:style>
    <style:style style:name="P42" style:family="paragraph" style:parent-style-name="Standard">
      <style:text-properties fo:font-size="24pt" officeooo:rsid="0037c28d" officeooo:paragraph-rsid="0037c28d" fo:background-color="#fff200" style:font-size-asian="24pt" style:font-name-complex="Khmer Mondulkiri" style:font-size-complex="24pt"/>
    </style:style>
    <style:style style:name="P43" style:family="paragraph" style:parent-style-name="Standard">
      <style:text-properties fo:font-size="24pt" officeooo:rsid="003a0735" officeooo:paragraph-rsid="003a0735" fo:background-color="#fff200" style:font-size-asian="24pt" style:font-name-complex="Khmer Mondulkiri" style:font-size-complex="24pt"/>
    </style:style>
    <style:style style:name="P44" style:family="paragraph" style:parent-style-name="Standard">
      <style:text-properties fo:font-size="24pt" officeooo:rsid="0019ef46" officeooo:paragraph-rsid="0019ef46" fo:background-color="transparent" style:font-size-asian="24pt" style:font-name-complex="Khmer Mondulkiri" style:font-size-complex="24pt"/>
    </style:style>
    <style:style style:name="P45" style:family="paragraph" style:parent-style-name="Standard">
      <style:text-properties fo:font-size="24pt" officeooo:rsid="001aad70" officeooo:paragraph-rsid="001aad70" fo:background-color="transparent" style:font-size-asian="24pt" style:font-name-complex="Khmer Mondulkiri" style:font-size-complex="24pt"/>
    </style:style>
    <style:style style:name="P46" style:family="paragraph" style:parent-style-name="Standard">
      <style:text-properties fo:font-size="24pt" officeooo:rsid="003927f4" officeooo:paragraph-rsid="003927f4" fo:background-color="transparent" style:font-size-asian="24pt" style:font-name-complex="Khmer Mondulkiri" style:font-size-complex="24pt"/>
    </style:style>
    <style:style style:name="P47" style:family="paragraph" style:parent-style-name="Standard">
      <style:text-properties fo:font-size="24pt" officeooo:rsid="00392e17" officeooo:paragraph-rsid="00392e17" fo:background-color="transparent" style:font-size-asian="24pt" style:font-name-complex="Khmer Mondulkiri" style:font-size-complex="24pt"/>
    </style:style>
    <style:style style:name="P48" style:family="paragraph" style:parent-style-name="Standard">
      <style:text-properties fo:font-size="24pt" officeooo:rsid="003a0735" officeooo:paragraph-rsid="003a0735" fo:background-color="transparent" style:font-size-asian="24pt" style:font-name-complex="Khmer Mondulkiri" style:font-size-complex="24pt"/>
    </style:style>
    <style:style style:name="P49" style:family="paragraph" style:parent-style-name="Standard">
      <style:text-properties fo:font-size="24pt" officeooo:rsid="006a445b" officeooo:paragraph-rsid="006a445b" fo:background-color="transparent" style:font-size-asian="24pt" style:font-name-complex="Khmer Mondulkiri" style:font-size-complex="24pt"/>
    </style:style>
    <style:style style:name="P50" style:family="paragraph" style:parent-style-name="Standard">
      <style:text-properties fo:font-size="24pt" officeooo:rsid="006bd23c" officeooo:paragraph-rsid="006bd23c" fo:background-color="transparent" style:font-size-asian="24pt" style:font-name-complex="Khmer Mondulkiri" style:font-size-complex="24pt"/>
    </style:style>
    <style:style style:name="P51" style:family="paragraph" style:parent-style-name="Standard">
      <style:text-properties fo:font-size="24pt" officeooo:rsid="007c589b" officeooo:paragraph-rsid="007c589b" fo:background-color="transparent" style:font-size-asian="24pt" style:font-name-complex="Khmer Mondulkiri" style:font-size-complex="24pt"/>
    </style:style>
    <style:style style:name="P52" style:family="paragraph" style:parent-style-name="Standard">
      <style:text-properties fo:font-size="24pt" officeooo:rsid="007dda59" officeooo:paragraph-rsid="007dda59" fo:background-color="transparent" style:font-size-asian="24pt" style:font-name-complex="Khmer Mondulkiri" style:font-size-complex="24pt"/>
    </style:style>
    <style:style style:name="P53" style:family="paragraph" style:parent-style-name="Standard">
      <style:text-properties fo:font-size="24pt" officeooo:rsid="0033ec64" officeooo:paragraph-rsid="0033ec64" fo:background-color="#ffffff" style:font-size-asian="24pt" style:font-name-complex="Khmer Mondulkiri" style:font-size-complex="24pt"/>
    </style:style>
    <style:style style:name="P54" style:family="paragraph" style:parent-style-name="Standard">
      <style:text-properties fo:font-size="24pt" officeooo:rsid="0033ec64" officeooo:paragraph-rsid="009c06a6" fo:background-color="#ffffff" style:font-size-asian="24pt" style:font-name-complex="Khmer Mondulkiri" style:font-size-complex="24pt"/>
    </style:style>
    <style:style style:name="P55" style:family="paragraph" style:parent-style-name="Standard">
      <style:text-properties fo:font-size="24pt" officeooo:rsid="0035d1ce" officeooo:paragraph-rsid="0035d1ce" fo:background-color="#ffffff" style:font-size-asian="24pt" style:font-name-complex="Khmer Mondulkiri" style:font-size-complex="24pt"/>
    </style:style>
    <style:style style:name="P56" style:family="paragraph" style:parent-style-name="Standard">
      <style:text-properties fo:font-size="24pt" officeooo:rsid="003a0735" officeooo:paragraph-rsid="003a0735" fo:background-color="#ffffff" style:font-size-asian="24pt" style:font-name-complex="Khmer Mondulkiri" style:font-size-complex="24pt"/>
    </style:style>
    <style:style style:name="P57" style:family="paragraph" style:parent-style-name="Standard">
      <style:text-properties fo:font-size="24pt" officeooo:rsid="003aa08c" officeooo:paragraph-rsid="003aa08c" fo:background-color="#ffffff" style:font-size-asian="24pt" style:font-name-complex="Khmer Mondulkiri" style:font-size-complex="24pt"/>
    </style:style>
    <style:style style:name="P58" style:family="paragraph" style:parent-style-name="Standard">
      <style:text-properties fo:font-size="24pt" officeooo:rsid="003aa08c" officeooo:paragraph-rsid="007b0e3e" fo:background-color="#ffffff" style:font-size-asian="24pt" style:font-name-complex="Khmer Mondulkiri" style:font-size-complex="24pt"/>
    </style:style>
    <style:style style:name="P59" style:family="paragraph" style:parent-style-name="Standard">
      <style:text-properties fo:font-size="24pt" officeooo:rsid="003bedd8" officeooo:paragraph-rsid="003bedd8" fo:background-color="#ffffff" style:font-size-asian="24pt" style:font-name-complex="Khmer Mondulkiri" style:font-size-complex="24pt"/>
    </style:style>
    <style:style style:name="P60" style:family="paragraph" style:parent-style-name="Standard">
      <style:text-properties fo:font-size="24pt" officeooo:rsid="003c527c" officeooo:paragraph-rsid="003c527c" fo:background-color="#ffffff" style:font-size-asian="24pt" style:font-name-complex="Khmer Mondulkiri" style:font-size-complex="24pt"/>
    </style:style>
    <style:style style:name="P61" style:family="paragraph" style:parent-style-name="Standard">
      <style:text-properties fo:font-size="24pt" officeooo:rsid="003db8bf" officeooo:paragraph-rsid="003db8bf" fo:background-color="#ffffff" style:font-size-asian="24pt" style:font-name-complex="Khmer Mondulkiri" style:font-size-complex="24pt"/>
    </style:style>
    <style:style style:name="P62" style:family="paragraph" style:parent-style-name="Standard">
      <style:text-properties fo:font-size="24pt" officeooo:rsid="003f5d38" officeooo:paragraph-rsid="003f5d38" fo:background-color="#ffffff" style:font-size-asian="24pt" style:font-name-complex="Khmer Mondulkiri" style:font-size-complex="24pt"/>
    </style:style>
    <style:style style:name="P63" style:family="paragraph" style:parent-style-name="Standard">
      <style:text-properties fo:font-size="24pt" officeooo:rsid="003f7047" officeooo:paragraph-rsid="003f7047" fo:background-color="#ffffff" style:font-size-asian="24pt" style:font-name-complex="Khmer Mondulkiri" style:font-size-complex="24pt"/>
    </style:style>
    <style:style style:name="P64" style:family="paragraph" style:parent-style-name="Standard">
      <style:text-properties fo:font-size="24pt" officeooo:rsid="00412e25" officeooo:paragraph-rsid="00412e25" fo:background-color="#ffffff" style:font-size-asian="24pt" style:font-name-complex="Khmer Mondulkiri" style:font-size-complex="24pt"/>
    </style:style>
    <style:style style:name="P65" style:family="paragraph" style:parent-style-name="Standard">
      <style:text-properties fo:font-size="24pt" officeooo:rsid="0042bfd8" officeooo:paragraph-rsid="0042bfd8" fo:background-color="#ffffff" style:font-size-asian="24pt" style:font-name-complex="Khmer Mondulkiri" style:font-size-complex="24pt"/>
    </style:style>
    <style:style style:name="P66" style:family="paragraph" style:parent-style-name="Standard">
      <style:text-properties fo:font-size="24pt" officeooo:rsid="00442dc8" officeooo:paragraph-rsid="00442dc8" fo:background-color="#ffffff" style:font-size-asian="24pt" style:font-name-complex="Khmer Mondulkiri" style:font-size-complex="24pt"/>
    </style:style>
    <style:style style:name="P67" style:family="paragraph" style:parent-style-name="Standard">
      <style:text-properties fo:font-size="24pt" officeooo:rsid="0044eca4" officeooo:paragraph-rsid="0044eca4" fo:background-color="#ffffff" style:font-size-asian="24pt" style:font-name-complex="Khmer Mondulkiri" style:font-size-complex="24pt"/>
    </style:style>
    <style:style style:name="P68" style:family="paragraph" style:parent-style-name="Standard">
      <style:text-properties fo:font-size="24pt" officeooo:rsid="004647b8" officeooo:paragraph-rsid="004647b8" fo:background-color="#ffffff" style:font-size-asian="24pt" style:font-name-complex="Khmer Mondulkiri" style:font-size-complex="24pt"/>
    </style:style>
    <style:style style:name="P69" style:family="paragraph" style:parent-style-name="Standard">
      <style:text-properties fo:font-size="24pt" officeooo:rsid="0047a92d" officeooo:paragraph-rsid="0047a92d" fo:background-color="#ffffff" style:font-size-asian="24pt" style:font-name-complex="Khmer Mondulkiri" style:font-size-complex="24pt"/>
    </style:style>
    <style:style style:name="P70" style:family="paragraph" style:parent-style-name="Standard">
      <style:text-properties fo:font-size="24pt" officeooo:rsid="004af5f7" officeooo:paragraph-rsid="004af5f7" fo:background-color="#ffffff" style:font-size-asian="24pt" style:font-name-complex="Khmer Mondulkiri" style:font-size-complex="24pt"/>
    </style:style>
    <style:style style:name="P71" style:family="paragraph" style:parent-style-name="Standard">
      <style:text-properties fo:font-size="24pt" officeooo:rsid="004c3978" officeooo:paragraph-rsid="004c3978" fo:background-color="#ffffff" style:font-size-asian="24pt" style:font-name-complex="Khmer Mondulkiri" style:font-size-complex="24pt"/>
    </style:style>
    <style:style style:name="P72" style:family="paragraph" style:parent-style-name="Standard">
      <style:text-properties fo:font-size="24pt" officeooo:rsid="004c3978" officeooo:paragraph-rsid="009c06a6" fo:background-color="#ffffff" style:font-size-asian="24pt" style:font-name-complex="Khmer Mondulkiri" style:font-size-complex="24pt"/>
    </style:style>
    <style:style style:name="P73" style:family="paragraph" style:parent-style-name="Standard">
      <style:text-properties fo:font-size="24pt" officeooo:rsid="004d3b22" officeooo:paragraph-rsid="004d3b22" fo:background-color="#ffffff" style:font-size-asian="24pt" style:font-name-complex="Khmer Mondulkiri" style:font-size-complex="24pt"/>
    </style:style>
    <style:style style:name="P74" style:family="paragraph" style:parent-style-name="Standard">
      <style:text-properties fo:font-size="24pt" officeooo:rsid="004ed1a7" officeooo:paragraph-rsid="004ed1a7" fo:background-color="#ffffff" style:font-size-asian="24pt" style:font-name-complex="Khmer Mondulkiri" style:font-size-complex="24pt"/>
    </style:style>
    <style:style style:name="P75" style:family="paragraph" style:parent-style-name="Standard">
      <style:text-properties fo:font-size="24pt" officeooo:rsid="004f55e1" officeooo:paragraph-rsid="004f55e1" fo:background-color="#ffffff" style:font-size-asian="24pt" style:font-name-complex="Khmer Mondulkiri" style:font-size-complex="24pt"/>
    </style:style>
    <style:style style:name="P76" style:family="paragraph" style:parent-style-name="Standard">
      <style:text-properties fo:font-size="24pt" officeooo:rsid="0051334a" officeooo:paragraph-rsid="0051334a" fo:background-color="#ffffff" style:font-size-asian="24pt" style:font-name-complex="Khmer Mondulkiri" style:font-size-complex="24pt"/>
    </style:style>
    <style:style style:name="P77" style:family="paragraph" style:parent-style-name="Standard">
      <style:text-properties fo:font-size="24pt" officeooo:rsid="0051334a" officeooo:paragraph-rsid="00532a96" fo:background-color="#ffffff" style:font-size-asian="24pt" style:font-name-complex="Khmer Mondulkiri" style:font-size-complex="24pt"/>
    </style:style>
    <style:style style:name="P78" style:family="paragraph" style:parent-style-name="Standard">
      <style:text-properties fo:font-size="24pt" officeooo:rsid="0051334a" officeooo:paragraph-rsid="009ceb1b" fo:background-color="#ffffff" style:font-size-asian="24pt" style:font-name-complex="Khmer Mondulkiri" style:font-size-complex="24pt"/>
    </style:style>
    <style:style style:name="P79" style:family="paragraph" style:parent-style-name="Standard">
      <style:text-properties fo:font-size="24pt" officeooo:rsid="00532a96" officeooo:paragraph-rsid="00532a96" fo:background-color="#ffffff" style:font-size-asian="24pt" style:font-name-complex="Khmer Mondulkiri" style:font-size-complex="24pt"/>
    </style:style>
    <style:style style:name="P80" style:family="paragraph" style:parent-style-name="Standard">
      <style:text-properties fo:font-size="24pt" officeooo:rsid="00532a96" officeooo:paragraph-rsid="009ceb1b" fo:background-color="#ffffff" style:font-size-asian="24pt" style:font-name-complex="Khmer Mondulkiri" style:font-size-complex="24pt"/>
    </style:style>
    <style:style style:name="P81" style:family="paragraph" style:parent-style-name="Standard">
      <style:text-properties fo:font-size="24pt" officeooo:rsid="0053c8a1" officeooo:paragraph-rsid="0053c8a1" fo:background-color="#ffffff" style:font-size-asian="24pt" style:font-name-complex="Khmer Mondulkiri" style:font-size-complex="24pt"/>
    </style:style>
    <style:style style:name="P82" style:family="paragraph" style:parent-style-name="Standard">
      <style:text-properties fo:font-size="24pt" officeooo:rsid="0055a38c" officeooo:paragraph-rsid="0055a38c" fo:background-color="#ffffff" style:font-size-asian="24pt" style:font-name-complex="Khmer Mondulkiri" style:font-size-complex="24pt"/>
    </style:style>
    <style:style style:name="P83" style:family="paragraph" style:parent-style-name="Standard">
      <style:text-properties fo:font-size="24pt" officeooo:rsid="00574daa" officeooo:paragraph-rsid="00574daa" fo:background-color="#ffffff" style:font-size-asian="24pt" style:font-name-complex="Khmer Mondulkiri" style:font-size-complex="24pt"/>
    </style:style>
    <style:style style:name="P84" style:family="paragraph" style:parent-style-name="Standard">
      <style:text-properties fo:font-size="24pt" officeooo:rsid="0059150d" officeooo:paragraph-rsid="0059150d" fo:background-color="#ffffff" style:font-size-asian="24pt" style:font-name-complex="Khmer Mondulkiri" style:font-size-complex="24pt"/>
    </style:style>
    <style:style style:name="P85" style:family="paragraph" style:parent-style-name="Standard">
      <style:text-properties fo:font-size="24pt" officeooo:rsid="005ab8ea" officeooo:paragraph-rsid="005ab8ea" fo:background-color="#ffffff" style:font-size-asian="24pt" style:font-name-complex="Khmer Mondulkiri" style:font-size-complex="24pt"/>
    </style:style>
    <style:style style:name="P86" style:family="paragraph" style:parent-style-name="Standard">
      <style:text-properties fo:font-size="24pt" officeooo:rsid="005af6e5" officeooo:paragraph-rsid="005af6e5" fo:background-color="#ffffff" style:font-size-asian="24pt" style:font-name-complex="Khmer Mondulkiri" style:font-size-complex="24pt"/>
    </style:style>
    <style:style style:name="P87" style:family="paragraph" style:parent-style-name="Standard">
      <style:text-properties fo:font-size="24pt" officeooo:rsid="005c9031" officeooo:paragraph-rsid="005c9031" fo:background-color="#ffffff" style:font-size-asian="24pt" style:font-name-complex="Khmer Mondulkiri" style:font-size-complex="24pt"/>
    </style:style>
    <style:style style:name="P88" style:family="paragraph" style:parent-style-name="Standard">
      <style:text-properties fo:font-size="24pt" officeooo:rsid="005db1e7" officeooo:paragraph-rsid="005db1e7" fo:background-color="#ffffff" style:font-size-asian="24pt" style:font-name-complex="Khmer Mondulkiri" style:font-size-complex="24pt"/>
    </style:style>
    <style:style style:name="P89" style:family="paragraph" style:parent-style-name="Standard">
      <style:text-properties fo:font-size="24pt" officeooo:rsid="005f06a7" officeooo:paragraph-rsid="005f06a7" fo:background-color="#ffffff" style:font-size-asian="24pt" style:font-name-complex="Khmer Mondulkiri" style:font-size-complex="24pt"/>
    </style:style>
    <style:style style:name="P90" style:family="paragraph" style:parent-style-name="Standard">
      <style:text-properties fo:font-size="24pt" officeooo:rsid="006064b1" officeooo:paragraph-rsid="006064b1" fo:background-color="#ffffff" style:font-size-asian="24pt" style:font-name-complex="Khmer Mondulkiri" style:font-size-complex="24pt"/>
    </style:style>
    <style:style style:name="P91" style:family="paragraph" style:parent-style-name="Standard">
      <style:text-properties fo:font-size="24pt" officeooo:rsid="00614f8f" officeooo:paragraph-rsid="00614f8f" fo:background-color="#ffffff" style:font-size-asian="24pt" style:font-name-complex="Khmer Mondulkiri" style:font-size-complex="24pt"/>
    </style:style>
    <style:style style:name="P92" style:family="paragraph" style:parent-style-name="Standard">
      <style:text-properties fo:font-size="24pt" officeooo:rsid="00618c4a" officeooo:paragraph-rsid="00618c4a" fo:background-color="#ffffff" style:font-size-asian="24pt" style:font-name-complex="Khmer Mondulkiri" style:font-size-complex="24pt"/>
    </style:style>
    <style:style style:name="P93" style:family="paragraph" style:parent-style-name="Standard">
      <style:text-properties fo:font-size="24pt" officeooo:rsid="0063242e" officeooo:paragraph-rsid="0063242e" fo:background-color="#ffffff" style:font-size-asian="24pt" style:font-name-complex="Khmer Mondulkiri" style:font-size-complex="24pt"/>
    </style:style>
    <style:style style:name="P94" style:family="paragraph" style:parent-style-name="Standard">
      <style:text-properties fo:font-size="24pt" officeooo:rsid="0063242e" officeooo:paragraph-rsid="00650f81" fo:background-color="#ffffff" style:font-size-asian="24pt" style:font-name-complex="Khmer Mondulkiri" style:font-size-complex="24pt"/>
    </style:style>
    <style:style style:name="P95" style:family="paragraph" style:parent-style-name="Standard">
      <style:text-properties fo:font-size="24pt" officeooo:rsid="00650f81" officeooo:paragraph-rsid="00650f81" fo:background-color="#ffffff" style:font-size-asian="24pt" style:font-name-complex="Khmer Mondulkiri" style:font-size-complex="24pt"/>
    </style:style>
    <style:style style:name="P96" style:family="paragraph" style:parent-style-name="Standard">
      <style:text-properties fo:font-size="24pt" officeooo:rsid="006699ba" officeooo:paragraph-rsid="006699ba" fo:background-color="#ffffff" style:font-size-asian="24pt" style:font-name-complex="Khmer Mondulkiri" style:font-size-complex="24pt"/>
    </style:style>
    <style:style style:name="P97" style:family="paragraph" style:parent-style-name="Standard">
      <style:text-properties fo:font-size="24pt" officeooo:rsid="0066c4b5" officeooo:paragraph-rsid="0066c4b5" fo:background-color="#ffffff" style:font-size-asian="24pt" style:font-name-complex="Khmer Mondulkiri" style:font-size-complex="24pt"/>
    </style:style>
    <style:style style:name="P98" style:family="paragraph" style:parent-style-name="Standard">
      <style:text-properties fo:font-size="24pt" officeooo:rsid="0068c38b" officeooo:paragraph-rsid="0068c38b" fo:background-color="#ffffff" style:font-size-asian="24pt" style:font-name-complex="Khmer Mondulkiri" style:font-size-complex="24pt"/>
    </style:style>
    <style:style style:name="P99" style:family="paragraph" style:parent-style-name="Standard">
      <style:text-properties fo:font-size="24pt" officeooo:rsid="00699b7f" officeooo:paragraph-rsid="00699b7f" fo:background-color="#ffffff" style:font-size-asian="24pt" style:font-name-complex="Khmer Mondulkiri" style:font-size-complex="24pt"/>
    </style:style>
    <style:style style:name="P100" style:family="paragraph" style:parent-style-name="Standard">
      <style:text-properties fo:font-size="24pt" officeooo:rsid="006a445b" officeooo:paragraph-rsid="006a445b" fo:background-color="#ffffff" style:font-size-asian="24pt" style:font-name-complex="Khmer Mondulkiri" style:font-size-complex="24pt"/>
    </style:style>
    <style:style style:name="P101" style:family="paragraph" style:parent-style-name="Standard">
      <style:text-properties fo:font-size="24pt" officeooo:rsid="006bd23c" officeooo:paragraph-rsid="006bd23c" fo:background-color="#ffffff" style:font-size-asian="24pt" style:font-name-complex="Khmer Mondulkiri" style:font-size-complex="24pt"/>
    </style:style>
    <style:style style:name="P102" style:family="paragraph" style:parent-style-name="Standard">
      <style:text-properties fo:font-size="24pt" officeooo:rsid="006dcde8" officeooo:paragraph-rsid="006dcde8" fo:background-color="#ffffff" style:font-size-asian="24pt" style:font-name-complex="Khmer Mondulkiri" style:font-size-complex="24pt"/>
    </style:style>
    <style:style style:name="P103" style:family="paragraph" style:parent-style-name="Standard">
      <style:text-properties fo:font-size="24pt" officeooo:rsid="006fc5ee" officeooo:paragraph-rsid="006fc5ee" fo:background-color="#ffffff" style:font-size-asian="24pt" style:font-name-complex="Khmer Mondulkiri" style:font-size-complex="24pt"/>
    </style:style>
    <style:style style:name="P104" style:family="paragraph" style:parent-style-name="Standard">
      <style:text-properties fo:font-size="24pt" officeooo:rsid="00714a2e" officeooo:paragraph-rsid="00714a2e" fo:background-color="#ffffff" style:font-size-asian="24pt" style:font-name-complex="Khmer Mondulkiri" style:font-size-complex="24pt"/>
    </style:style>
    <style:style style:name="P105" style:family="paragraph" style:parent-style-name="Standard">
      <style:text-properties fo:font-size="24pt" officeooo:rsid="007157a0" officeooo:paragraph-rsid="007157a0" fo:background-color="#ffffff" style:font-size-asian="24pt" style:font-name-complex="Khmer Mondulkiri" style:font-size-complex="24pt"/>
    </style:style>
    <style:style style:name="P106" style:family="paragraph" style:parent-style-name="Standard">
      <style:text-properties fo:font-size="24pt" officeooo:rsid="007157a0" officeooo:paragraph-rsid="00727145" fo:background-color="#ffffff" style:font-size-asian="24pt" style:font-name-complex="Khmer Mondulkiri" style:font-size-complex="24pt"/>
    </style:style>
    <style:style style:name="P107" style:family="paragraph" style:parent-style-name="Standard">
      <style:text-properties fo:font-size="24pt" officeooo:rsid="007157a0" officeooo:paragraph-rsid="0073792c" fo:background-color="#ffffff" style:font-size-asian="24pt" style:font-name-complex="Khmer Mondulkiri" style:font-size-complex="24pt"/>
    </style:style>
    <style:style style:name="P108" style:family="paragraph" style:parent-style-name="Standard">
      <style:text-properties fo:font-size="24pt" officeooo:rsid="00727145" officeooo:paragraph-rsid="0073792c" fo:background-color="#ffffff" style:font-size-asian="24pt" style:font-name-complex="Khmer Mondulkiri" style:font-size-complex="24pt"/>
    </style:style>
    <style:style style:name="P109" style:family="paragraph" style:parent-style-name="Standard">
      <style:text-properties fo:font-size="24pt" officeooo:rsid="0073792c" officeooo:paragraph-rsid="0073792c" fo:background-color="#ffffff" style:font-size-asian="24pt" style:font-name-complex="Khmer Mondulkiri" style:font-size-complex="24pt"/>
    </style:style>
    <style:style style:name="P110" style:family="paragraph" style:parent-style-name="Standard">
      <style:text-properties fo:font-size="24pt" officeooo:rsid="0075e653" officeooo:paragraph-rsid="0075e653" fo:background-color="#ffffff" style:font-size-asian="24pt" style:font-name-complex="Khmer Mondulkiri" style:font-size-complex="24pt"/>
    </style:style>
    <style:style style:name="P111" style:family="paragraph" style:parent-style-name="Standard">
      <style:text-properties fo:font-size="24pt" officeooo:rsid="00777eaa" officeooo:paragraph-rsid="00777eaa" fo:background-color="#ffffff" style:font-size-asian="24pt" style:font-name-complex="Khmer Mondulkiri" style:font-size-complex="24pt"/>
    </style:style>
    <style:style style:name="P112" style:family="paragraph" style:parent-style-name="Standard">
      <style:text-properties fo:font-size="24pt" officeooo:rsid="00777eaa" officeooo:paragraph-rsid="0093a28a" fo:background-color="#ffffff" style:font-size-asian="24pt" style:font-name-complex="Khmer Mondulkiri" style:font-size-complex="24pt"/>
    </style:style>
    <style:style style:name="P113" style:family="paragraph" style:parent-style-name="Standard">
      <style:text-properties fo:font-size="24pt" officeooo:rsid="00252f1e" officeooo:paragraph-rsid="00252f1e" fo:background-color="#ffffff" style:font-size-asian="24pt" style:font-name-complex="Khmer Mondulkiri" style:font-size-complex="24pt"/>
    </style:style>
    <style:style style:name="P114" style:family="paragraph" style:parent-style-name="Standard">
      <style:text-properties fo:font-size="24pt" officeooo:rsid="00252f1e" officeooo:paragraph-rsid="0027084a" fo:background-color="#ffffff" style:font-size-asian="24pt" style:font-name-complex="Khmer Mondulkiri" style:font-size-complex="24pt"/>
    </style:style>
    <style:style style:name="P115" style:family="paragraph" style:parent-style-name="Standard">
      <style:text-properties fo:font-size="24pt" officeooo:rsid="00794d2a" officeooo:paragraph-rsid="00794d2a" fo:background-color="#ffffff" style:font-size-asian="24pt" style:font-name-complex="Khmer Mondulkiri" style:font-size-complex="24pt"/>
    </style:style>
    <style:style style:name="P116" style:family="paragraph" style:parent-style-name="Standard">
      <style:text-properties fo:font-size="24pt" officeooo:rsid="0029db4d" officeooo:paragraph-rsid="0029db4d" fo:background-color="#ffffff" style:font-size-asian="24pt" style:font-name-complex="Khmer Mondulkiri" style:font-size-complex="24pt"/>
    </style:style>
    <style:style style:name="P117" style:family="paragraph" style:parent-style-name="Standard">
      <style:text-properties fo:font-size="24pt" officeooo:rsid="007c589b" officeooo:paragraph-rsid="007c589b" fo:background-color="#ffffff" style:font-size-asian="24pt" style:font-name-complex="Khmer Mondulkiri" style:font-size-complex="24pt"/>
    </style:style>
    <style:style style:name="P118" style:family="paragraph" style:parent-style-name="Standard">
      <style:text-properties fo:font-size="24pt" officeooo:rsid="007dda59" officeooo:paragraph-rsid="007dda59" fo:background-color="#ffffff" style:font-size-asian="24pt" style:font-name-complex="Khmer Mondulkiri" style:font-size-complex="24pt"/>
    </style:style>
    <style:style style:name="P119" style:family="paragraph" style:parent-style-name="Standard">
      <style:text-properties fo:font-size="24pt" officeooo:rsid="002324ef" officeooo:paragraph-rsid="002324ef" fo:background-color="#ffffff" style:font-size-asian="24pt" style:font-name-complex="Khmer Mondulkiri" style:font-size-complex="24pt"/>
    </style:style>
    <style:style style:name="P120" style:family="paragraph" style:parent-style-name="Standard">
      <style:text-properties fo:font-size="24pt" officeooo:rsid="0027a410" officeooo:paragraph-rsid="0084cc39" fo:background-color="#ffffff" style:font-size-asian="24pt" style:font-name-complex="Khmer Mondulkiri" style:font-size-complex="24pt"/>
    </style:style>
    <style:style style:name="P121" style:family="paragraph" style:parent-style-name="Standard">
      <style:text-properties fo:font-size="24pt" officeooo:rsid="002804f7" officeooo:paragraph-rsid="002804f7" fo:background-color="#ffffff" style:font-size-asian="24pt" style:font-name-complex="Khmer Mondulkiri" style:font-size-complex="24pt"/>
    </style:style>
    <style:style style:name="P122" style:family="paragraph" style:parent-style-name="Standard">
      <style:text-properties fo:font-size="24pt" officeooo:rsid="002804f7" officeooo:paragraph-rsid="0084cc39" fo:background-color="#ffffff" style:font-size-asian="24pt" style:font-name-complex="Khmer Mondulkiri" style:font-size-complex="24pt"/>
    </style:style>
    <style:style style:name="P123" style:family="paragraph" style:parent-style-name="Standard">
      <style:text-properties fo:font-size="24pt" officeooo:rsid="00218875" officeooo:paragraph-rsid="0027084a" fo:background-color="#ffffff" style:font-size-asian="24pt" style:font-name-complex="Khmer Mondulkiri" style:font-size-complex="24pt"/>
    </style:style>
    <style:style style:name="P124" style:family="paragraph" style:parent-style-name="Standard">
      <style:text-properties fo:font-size="24pt" officeooo:rsid="008b9a37" officeooo:paragraph-rsid="008b9a37" fo:background-color="#ffffff" style:font-size-asian="24pt" style:font-name-complex="Khmer Mondulkiri" style:font-size-complex="24pt"/>
    </style:style>
    <style:style style:name="P125" style:family="paragraph" style:parent-style-name="Standard">
      <style:text-properties fo:font-size="24pt" officeooo:rsid="008e032b" officeooo:paragraph-rsid="008e032b" fo:background-color="#ffffff" style:font-size-asian="24pt" style:font-name-complex="Khmer Mondulkiri" style:font-size-complex="24pt"/>
    </style:style>
    <style:style style:name="P126" style:family="paragraph" style:parent-style-name="Standard">
      <style:text-properties fo:font-size="24pt" officeooo:rsid="002ed208" officeooo:paragraph-rsid="002ed208" fo:background-color="#ffffff" style:font-size-asian="24pt" style:font-name-complex="Khmer Mondulkiri" style:font-size-complex="24pt"/>
    </style:style>
    <style:style style:name="P127" style:family="paragraph" style:parent-style-name="Standard">
      <style:text-properties fo:font-size="24pt" officeooo:rsid="002f2efb" officeooo:paragraph-rsid="009be099" fo:background-color="#ffffff" style:font-size-asian="24pt" style:font-name-complex="Khmer Mondulkiri" style:font-size-complex="24pt"/>
    </style:style>
    <style:style style:name="P128" style:family="paragraph" style:parent-style-name="Standard">
      <style:text-properties fo:font-size="24pt" officeooo:rsid="0030e2d8" officeooo:paragraph-rsid="0030e2d8" fo:background-color="#ffffff" style:font-size-asian="24pt" style:font-name-complex="Khmer Mondulkiri" style:font-size-complex="24pt"/>
    </style:style>
    <style:style style:name="P129" style:family="paragraph" style:parent-style-name="Standard">
      <style:text-properties fo:font-size="24pt" officeooo:rsid="00318d11" officeooo:paragraph-rsid="009be099" fo:background-color="#ffffff" style:font-size-asian="24pt" style:font-name-complex="Khmer Mondulkiri" style:font-size-complex="24pt"/>
    </style:style>
    <style:style style:name="P130" style:family="paragraph" style:parent-style-name="Standard">
      <style:text-properties fo:font-size="24pt" officeooo:rsid="00328e82" officeooo:paragraph-rsid="009be099" fo:background-color="#ffffff" style:font-size-asian="24pt" style:font-name-complex="Khmer Mondulkiri" style:font-size-complex="24pt"/>
    </style:style>
    <style:style style:name="P131" style:family="paragraph" style:parent-style-name="Standard">
      <style:text-properties fo:font-size="24pt" officeooo:rsid="001ccd2c" officeooo:paragraph-rsid="00777eaa" fo:background-color="#ffffff" style:font-size-asian="24pt" style:font-name-complex="Khmer Mondulkiri" style:font-size-complex="24pt"/>
    </style:style>
    <style:style style:name="P132" style:family="paragraph" style:parent-style-name="Standard">
      <style:text-properties fo:font-size="24pt" officeooo:rsid="0014f2b6" officeooo:paragraph-rsid="0014f2b6" style:font-size-asian="24pt" style:font-name-complex="Khmer Mondulkiri" style:font-size-complex="24pt"/>
    </style:style>
    <style:style style:name="P133" style:family="paragraph" style:parent-style-name="Standard">
      <style:text-properties fo:font-size="24pt" officeooo:rsid="0014f2b6" officeooo:paragraph-rsid="009b9adf" style:font-size-asian="24pt" style:font-name-complex="Khmer Mondulkiri" style:font-size-complex="24pt"/>
    </style:style>
    <style:style style:name="P134" style:family="paragraph" style:parent-style-name="Standard">
      <style:text-properties fo:font-size="24pt" officeooo:rsid="00794d2a" officeooo:paragraph-rsid="00794d2a" style:font-size-asian="24pt" style:font-name-complex="Khmer Mondulkiri" style:font-size-complex="24pt"/>
    </style:style>
    <style:style style:name="P135" style:family="paragraph" style:parent-style-name="Standard">
      <style:text-properties style:font-name="Khmer Mondulkiri" fo:font-size="24pt" style:font-size-asian="24pt" style:font-name-complex="Khmer Mondulkiri" style:font-size-complex="24pt"/>
    </style:style>
    <style:style style:name="P136" style:family="paragraph" style:parent-style-name="Standard">
      <style:text-properties style:font-name="Khmer Mondulkiri" fo:font-size="24pt" officeooo:rsid="0078f968" officeooo:paragraph-rsid="0078f968" style:font-size-asian="24pt" style:font-name-complex="Khmer Mondulkiri" style:font-size-complex="24pt"/>
    </style:style>
    <style:style style:name="P137" style:family="paragraph" style:parent-style-name="Standard">
      <style:text-properties style:font-name="Khmer Mondulkiri" fo:font-size="24pt" officeooo:paragraph-rsid="0079049e" style:font-size-asian="24pt" style:font-name-complex="Khmer Mondulkiri" style:font-size-complex="24pt"/>
    </style:style>
    <style:style style:name="P138" style:family="paragraph" style:parent-style-name="Standard">
      <style:text-properties style:font-name="Khmer Mondulkiri" fo:font-size="24pt" officeooo:rsid="00944545" officeooo:paragraph-rsid="00944545" style:font-size-asian="24pt" style:font-name-complex="Khmer Mondulkiri" style:font-size-complex="24pt"/>
    </style:style>
    <style:style style:name="P139" style:family="paragraph" style:parent-style-name="Standard">
      <style:text-properties style:font-name="Khmer Mondulkiri" fo:font-size="24pt" officeooo:paragraph-rsid="009887a3" style:font-size-asian="24pt" style:font-name-complex="Khmer Mondulkiri" style:font-size-complex="24pt"/>
    </style:style>
    <style:style style:name="P140" style:family="paragraph" style:parent-style-name="Standard">
      <style:text-properties style:font-name="Khmer Mondulkiri" fo:font-size="24pt" officeooo:paragraph-rsid="009a74f8" style:font-size-asian="24pt" style:font-name-complex="Khmer Mondulkiri" style:font-size-complex="24pt"/>
    </style:style>
    <style:style style:name="P141" style:family="paragraph" style:parent-style-name="Standard">
      <style:text-properties style:font-name="Khmer Mondulkiri" fo:font-size="24pt" fo:background-color="#fff200" style:font-size-asian="24pt" style:font-name-complex="Khmer Mondulkiri" style:font-size-complex="24pt"/>
    </style:style>
    <style:style style:name="P142" style:family="paragraph" style:parent-style-name="Standard">
      <style:text-properties style:font-name="Khmer Mondulkiri" fo:font-size="24pt" officeooo:paragraph-rsid="009887a3" fo:background-color="#ffff00" style:font-size-asian="24pt" style:font-name-complex="Khmer Mondulkiri" style:font-size-complex="24pt"/>
    </style:style>
    <style:style style:name="P143" style:family="paragraph" style:parent-style-name="Standard">
      <style:text-properties style:font-name="Khmer Mondulkiri" fo:font-size="24pt" officeooo:rsid="002ed208" officeooo:paragraph-rsid="009977c0" fo:background-color="#ffffff" style:font-size-asian="24pt" style:font-name-complex="Khmer Mondulkiri" style:font-size-complex="24pt"/>
    </style:style>
    <style:style style:name="P144" style:family="paragraph" style:parent-style-name="Standard">
      <style:text-properties officeooo:paragraph-rsid="00777eaa"/>
    </style:style>
    <style:style style:name="P145" style:family="paragraph" style:parent-style-name="Standard">
      <style:text-properties style:font-name="Comic Sans MS" fo:font-size="16pt" officeooo:rsid="0078f968" officeooo:paragraph-rsid="0078f968" style:font-size-asian="16pt" style:font-name-complex="Khmer Mondulkiri" style:font-size-complex="16pt"/>
    </style:style>
    <style:style style:name="P146" style:family="paragraph" style:parent-style-name="Standard">
      <style:text-properties style:font-name="Comic Sans MS" fo:font-size="16pt" officeooo:rsid="00a096c9" officeooo:paragraph-rsid="00a096c9" style:font-size-asian="16pt" style:font-name-complex="Khmer Mondulkiri" style:font-size-complex="16pt"/>
    </style:style>
    <style:style style:name="P147" style:family="paragraph" style:parent-style-name="Standard">
      <style:text-properties style:font-name="Comic Sans MS" fo:font-size="16pt" officeooo:rsid="00a096c9" officeooo:paragraph-rsid="00a1e6a9" style:font-size-asian="16pt" style:font-name-complex="Khmer Mondulkiri" style:font-size-complex="16pt"/>
    </style:style>
    <style:style style:name="P148" style:family="paragraph" style:parent-style-name="Standard">
      <style:text-properties style:font-name="Comic Sans MS" fo:font-size="16pt" officeooo:rsid="00a3cdd8" officeooo:paragraph-rsid="00a3cdd8" style:font-size-asian="16pt" style:font-name-complex="Khmer Mondulkiri" style:font-size-complex="16pt"/>
    </style:style>
    <style:style style:name="P149" style:family="paragraph" style:parent-style-name="Standard">
      <style:text-properties style:font-name="Comic Sans MS" fo:font-size="16pt" fo:font-weight="bold" officeooo:rsid="00a1e6a9" officeooo:paragraph-rsid="00a1e6a9" style:font-size-asian="16pt" style:font-weight-asian="bold" style:font-size-complex="16pt" style:font-weight-complex="bold"/>
    </style:style>
    <style:style style:name="P150" style:family="paragraph" style:parent-style-name="Standard">
      <style:text-properties style:text-line-through-style="none" style:text-line-through-type="none" fo:font-size="24pt" officeooo:rsid="004c3978" officeooo:paragraph-rsid="009c06a6" fo:background-color="#ffffff" style:font-size-asian="24pt" style:font-name-complex="Khmer Mondulkiri" style:font-size-complex="24pt"/>
    </style:style>
    <style:style style:name="T1" style:family="text">
      <style:text-properties fo:background-color="#fff200" loext:char-shading-value="0"/>
    </style:style>
    <style:style style:name="T2" style:family="text">
      <style:text-properties officeooo:rsid="0017155c" fo:background-color="#fff200" loext:char-shading-value="0"/>
    </style:style>
    <style:style style:name="T3" style:family="text">
      <style:text-properties officeooo:rsid="00392e17" fo:background-color="#fff200" loext:char-shading-value="0"/>
    </style:style>
    <style:style style:name="T4" style:family="text">
      <style:text-properties officeooo:rsid="004f55e1" fo:background-color="#fff200" loext:char-shading-value="0"/>
    </style:style>
    <style:style style:name="T5" style:family="text">
      <style:text-properties officeooo:rsid="00532a96" fo:background-color="#fff200" loext:char-shading-value="0"/>
    </style:style>
    <style:style style:name="T6" style:family="text">
      <style:text-properties officeooo:rsid="005e640a" fo:background-color="#fff200" loext:char-shading-value="0"/>
    </style:style>
    <style:style style:name="T7" style:family="text">
      <style:text-properties officeooo:rsid="00618c4a" fo:background-color="#fff200" loext:char-shading-value="0"/>
    </style:style>
    <style:style style:name="T8" style:family="text">
      <style:text-properties officeooo:rsid="00650f81" fo:background-color="#fff200" loext:char-shading-value="0"/>
    </style:style>
    <style:style style:name="T9" style:family="text">
      <style:text-properties officeooo:rsid="00699b7f" fo:background-color="#fff200" loext:char-shading-value="0"/>
    </style:style>
    <style:style style:name="T10" style:family="text">
      <style:text-properties officeooo:rsid="006b4745" fo:background-color="#fff200" loext:char-shading-value="0"/>
    </style:style>
    <style:style style:name="T11" style:family="text">
      <style:text-properties fo:background-color="#fff200" loext:char-shading-value="0"/>
    </style:style>
    <style:style style:name="T12" style:family="text">
      <style:text-properties officeooo:rsid="00839771" fo:background-color="#fff200" loext:char-shading-value="0"/>
    </style:style>
    <style:style style:name="T13" style:family="text">
      <style:text-properties officeooo:rsid="008a9fe6" fo:background-color="#fff200" loext:char-shading-value="0"/>
    </style:style>
    <style:style style:name="T14" style:family="text">
      <style:text-properties officeooo:rsid="0079049e" fo:background-color="#fff200" loext:char-shading-value="0"/>
    </style:style>
    <style:style style:name="T15" style:family="text">
      <style:text-properties style:text-line-through-style="solid" style:text-line-through-type="single"/>
    </style:style>
    <style:style style:name="T16" style:family="text">
      <style:text-properties style:text-line-through-style="solid" style:text-line-through-type="single" fo:background-color="#fff200" loext:char-shading-value="0"/>
    </style:style>
    <style:style style:name="T17" style:family="text">
      <style:text-properties style:text-line-through-style="solid" style:text-line-through-type="single" officeooo:rsid="00252f1e" fo:background-color="#fff200" loext:char-shading-value="0"/>
    </style:style>
    <style:style style:name="T18" style:family="text">
      <style:text-properties style:text-line-through-style="solid" style:text-line-through-type="single" officeooo:rsid="0027084a" fo:background-color="#fff200" loext:char-shading-value="0"/>
    </style:style>
    <style:style style:name="T19" style:family="text">
      <style:text-properties style:text-line-through-style="solid" style:text-line-through-type="single" officeooo:rsid="003bedd8" fo:background-color="#fff200" loext:char-shading-value="0"/>
    </style:style>
    <style:style style:name="T20" style:family="text">
      <style:text-properties style:text-line-through-style="solid" style:text-line-through-type="single" fo:background-color="#fff200" loext:char-shading-value="0"/>
    </style:style>
    <style:style style:name="T21" style:family="text">
      <style:text-properties style:text-line-through-style="solid" style:text-line-through-type="single" officeooo:rsid="0086e600" fo:background-color="#fff200" loext:char-shading-value="0"/>
    </style:style>
    <style:style style:name="T22" style:family="text">
      <style:text-properties style:text-line-through-style="solid" style:text-line-through-type="single" style:text-underline-style="none"/>
    </style:style>
    <style:style style:name="T23" style:family="text">
      <style:text-properties style:text-line-through-style="solid" style:text-line-through-type="single" style:text-underline-style="none" fo:background-color="#fff200" loext:char-shading-value="0"/>
    </style:style>
    <style:style style:name="T24" style:family="text">
      <style:text-properties style:text-line-through-style="solid" style:text-line-through-type="single" style:text-underline-style="none" officeooo:rsid="00252f1e" fo:background-color="#fff200" loext:char-shading-value="0"/>
    </style:style>
    <style:style style:name="T25" style:family="text">
      <style:text-properties style:text-line-through-style="solid" style:text-line-through-type="single" officeooo:rsid="0027084a" fo:background-color="transparent" loext:char-shading-value="0"/>
    </style:style>
    <style:style style:name="T26" style:family="text">
      <style:text-properties style:text-line-through-style="solid" style:text-line-through-type="single" fo:language="en" fo:country="US" fo:background-color="#fff200" loext:char-shading-value="0"/>
    </style:style>
    <style:style style:name="T27" style:family="text">
      <style:text-properties style:text-line-through-style="solid" style:text-line-through-type="single" fo:language="en" fo:country="US" officeooo:rsid="005e640a" fo:background-color="#fff200" loext:char-shading-value="0"/>
    </style:style>
    <style:style style:name="T28" style:family="text">
      <style:text-properties style:text-line-through-style="none" style:text-line-through-type="none" fo:background-color="#fff200" loext:char-shading-value="0"/>
    </style:style>
    <style:style style:name="T29" style:family="text">
      <style:text-properties style:text-line-through-style="none" style:text-line-through-type="none" officeooo:rsid="0027084a" fo:background-color="#fff200" loext:char-shading-value="0"/>
    </style:style>
    <style:style style:name="T30" style:family="text">
      <style:text-properties style:text-line-through-style="none" style:text-line-through-type="none" fo:background-color="transparent" loext:char-shading-value="0"/>
    </style:style>
    <style:style style:name="T31" style:family="text">
      <style:text-properties officeooo:rsid="0017155c"/>
    </style:style>
    <style:style style:name="T32" style:family="text">
      <style:text-properties officeooo:rsid="001871be"/>
    </style:style>
    <style:style style:name="T33" style:family="text">
      <style:text-properties fo:background-color="transparent" loext:char-shading-value="0"/>
    </style:style>
    <style:style style:name="T34" style:family="text">
      <style:text-properties officeooo:rsid="0019ef46" fo:background-color="transparent" loext:char-shading-value="0"/>
    </style:style>
    <style:style style:name="T35" style:family="text">
      <style:text-properties fo:background-color="transparent" loext:char-shading-value="0"/>
    </style:style>
    <style:style style:name="T36" style:family="text">
      <style:text-properties officeooo:rsid="004f55e1" fo:background-color="transparent" loext:char-shading-value="0"/>
    </style:style>
    <style:style style:name="T37" style:family="text">
      <style:text-properties officeooo:rsid="008a9fe6" fo:background-color="transparent" loext:char-shading-value="0"/>
    </style:style>
    <style:style style:name="T38" style:family="text">
      <style:text-properties fo:background-color="#ffffff" loext:char-shading-value="0"/>
    </style:style>
    <style:style style:name="T39" style:family="text">
      <style:text-properties officeooo:rsid="00252f1e"/>
    </style:style>
    <style:style style:name="T40" style:family="text">
      <style:text-properties officeooo:rsid="0027084a"/>
    </style:style>
    <style:style style:name="T41" style:family="text">
      <style:text-properties officeooo:rsid="002804f7"/>
    </style:style>
    <style:style style:name="T42" style:family="text">
      <style:text-properties officeooo:rsid="002af571"/>
    </style:style>
    <style:style style:name="T43" style:family="text">
      <style:text-properties officeooo:rsid="002d3626"/>
    </style:style>
    <style:style style:name="T44" style:family="text">
      <style:text-properties officeooo:rsid="0030e2d8"/>
    </style:style>
    <style:style style:name="T45" style:family="text">
      <style:text-properties officeooo:rsid="00392e17"/>
    </style:style>
    <style:style style:name="T46" style:family="text">
      <style:text-properties officeooo:rsid="003bedd8"/>
    </style:style>
    <style:style style:name="T47" style:family="text">
      <style:text-properties officeooo:rsid="003c527c"/>
    </style:style>
    <style:style style:name="T48" style:family="text">
      <style:text-properties officeooo:rsid="003db8bf"/>
    </style:style>
    <style:style style:name="T49" style:family="text">
      <style:text-properties officeooo:rsid="003f5d38"/>
    </style:style>
    <style:style style:name="T50" style:family="text">
      <style:text-properties officeooo:rsid="004647b8"/>
    </style:style>
    <style:style style:name="T51" style:family="text">
      <style:text-properties officeooo:rsid="0048f793"/>
    </style:style>
    <style:style style:name="T52" style:family="text">
      <style:text-properties officeooo:rsid="004c3978"/>
    </style:style>
    <style:style style:name="T53" style:family="text">
      <style:text-properties officeooo:rsid="004d3b22"/>
    </style:style>
    <style:style style:name="T54" style:family="text">
      <style:text-properties style:text-underline-style="solid" style:text-underline-width="auto" style:text-underline-color="font-color"/>
    </style:style>
    <style:style style:name="T55" style:family="text">
      <style:text-properties officeooo:rsid="004f55e1"/>
    </style:style>
    <style:style style:name="T56" style:family="text">
      <style:text-properties officeooo:rsid="00532a96"/>
    </style:style>
    <style:style style:name="T57" style:family="text">
      <style:text-properties officeooo:rsid="0053c8a1"/>
    </style:style>
    <style:style style:name="T58" style:family="text">
      <style:text-properties officeooo:rsid="0055a38c"/>
    </style:style>
    <style:style style:name="T59" style:family="text">
      <style:text-properties officeooo:rsid="00574daa"/>
    </style:style>
    <style:style style:name="T60" style:family="text">
      <style:text-properties officeooo:rsid="005c93b7"/>
    </style:style>
    <style:style style:name="T61" style:family="text">
      <style:text-properties officeooo:rsid="005e640a"/>
    </style:style>
    <style:style style:name="T62" style:family="text">
      <style:text-properties fo:language="en" fo:country="US"/>
    </style:style>
    <style:style style:name="T63" style:family="text">
      <style:text-properties fo:language="en" fo:country="US" officeooo:rsid="005e640a"/>
    </style:style>
    <style:style style:name="T64" style:family="text">
      <style:text-properties fo:language="en" fo:country="US" fo:background-color="#fff200" loext:char-shading-value="0"/>
    </style:style>
    <style:style style:name="T65" style:family="text">
      <style:text-properties fo:language="en" fo:country="US" officeooo:rsid="007c589b"/>
    </style:style>
    <style:style style:name="T66" style:family="text">
      <style:text-properties fo:language="en" fo:country="US" officeooo:rsid="009d4372"/>
    </style:style>
    <style:style style:name="T67" style:family="text">
      <style:text-properties officeooo:rsid="00614f8f"/>
    </style:style>
    <style:style style:name="T68" style:family="text">
      <style:text-properties officeooo:rsid="00618c4a"/>
    </style:style>
    <style:style style:name="T69" style:family="text">
      <style:text-properties officeooo:rsid="0063242e"/>
    </style:style>
    <style:style style:name="T70" style:family="text">
      <style:text-properties officeooo:rsid="0068c38b"/>
    </style:style>
    <style:style style:name="T71" style:family="text">
      <style:text-properties officeooo:rsid="00699b7f"/>
    </style:style>
    <style:style style:name="T72" style:family="text">
      <style:text-properties officeooo:rsid="006b4745"/>
    </style:style>
    <style:style style:name="T73" style:family="text">
      <style:text-properties officeooo:rsid="006f9674"/>
    </style:style>
    <style:style style:name="T74" style:family="text">
      <style:text-properties officeooo:rsid="00714a2e"/>
    </style:style>
    <style:style style:name="T75" style:family="text">
      <style:text-properties officeooo:rsid="007157a0"/>
    </style:style>
    <style:style style:name="T76" style:family="text">
      <style:text-properties officeooo:rsid="0078f968"/>
    </style:style>
    <style:style style:name="T77" style:family="text">
      <style:text-properties officeooo:rsid="0079049e"/>
    </style:style>
    <style:style style:name="T78" style:family="text">
      <style:text-properties officeooo:rsid="00794d2a"/>
    </style:style>
    <style:style style:name="T79" style:family="text">
      <style:text-properties officeooo:rsid="007b0e3e"/>
    </style:style>
    <style:style style:name="T80" style:family="text">
      <style:text-properties officeooo:rsid="007c589b"/>
    </style:style>
    <style:style style:name="T81" style:family="text">
      <style:text-properties officeooo:rsid="007dda59"/>
    </style:style>
    <style:style style:name="T82" style:family="text">
      <style:text-properties officeooo:rsid="007f14f7"/>
    </style:style>
    <style:style style:name="T83" style:family="text">
      <style:text-properties officeooo:rsid="00804e04"/>
    </style:style>
    <style:style style:name="T84" style:family="text">
      <style:text-properties officeooo:rsid="0082bc02"/>
    </style:style>
    <style:style style:name="T85" style:family="text">
      <style:text-properties officeooo:rsid="00839771"/>
    </style:style>
    <style:style style:name="T86" style:family="text">
      <style:text-properties officeooo:rsid="0084cc39"/>
    </style:style>
    <style:style style:name="T87" style:family="text">
      <style:text-properties fo:background-color="#ffff00" loext:char-shading-value="0"/>
    </style:style>
    <style:style style:name="T88" style:family="text">
      <style:text-properties fo:background-color="#ffff00" loext:char-shading-value="0"/>
    </style:style>
    <style:style style:name="T89" style:family="text">
      <style:text-properties officeooo:rsid="0085fc75"/>
    </style:style>
    <style:style style:name="T90" style:family="text">
      <style:text-properties officeooo:rsid="008a9fe6"/>
    </style:style>
    <style:style style:name="T91" style:family="text">
      <style:text-properties officeooo:rsid="008b9a37"/>
    </style:style>
    <style:style style:name="T92" style:family="text">
      <style:text-properties officeooo:rsid="008c14ad"/>
    </style:style>
    <style:style style:name="T93" style:family="text">
      <style:text-properties officeooo:rsid="00900610"/>
    </style:style>
    <style:style style:name="T94" style:family="text">
      <style:text-properties officeooo:rsid="0091ed1b"/>
    </style:style>
    <style:style style:name="T95" style:family="text">
      <style:text-properties officeooo:rsid="00944545"/>
    </style:style>
    <style:style style:name="T96" style:family="text">
      <style:text-properties officeooo:rsid="0095c5ac"/>
    </style:style>
    <style:style style:name="T97" style:family="text">
      <style:text-properties officeooo:rsid="009887a3"/>
    </style:style>
    <style:style style:name="T98" style:family="text">
      <style:text-properties officeooo:rsid="009d4372"/>
    </style:style>
    <style:style style:name="T99" style:family="text">
      <style:text-properties officeooo:rsid="009df025"/>
    </style:style>
    <style:style style:name="T100" style:family="text">
      <style:text-properties officeooo:rsid="009ee7cc"/>
    </style:style>
    <style:style style:name="T101" style:family="text">
      <style:text-properties officeooo:rsid="00a1e6a9"/>
    </style:style>
    <style:style style:name="T102" style:family="text">
      <style:text-properties officeooo:rsid="00a488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49">Note to the Keyman specialists:</text:p>
      <text:p text:style-name="P145">I <text:span text:style-name="T101">have been</text:span> trying out Keyman by typing through the <text:span text:style-name="T81">8</text:span> lessons of "Krung Typing Lessons for Barangs." These lessons are all using real Krung words, and gradually add <text:span text:style-name="T102">all the</text:span> letters and symbols which are needed for writing any Krung word.<text:span text:style-name="T82"> Words where Keyman had problems I have highlighted in yellow, and/or marked with question marks. I have often inserted the correct spelling (using Clever Rabbit). Many of my comments are in all CAPS, but that is only because I did not find another way to quickly switch between Krung and English keyboards.</text:span></text:p>
      <text:p text:style-name="P145"/>
      <text:p text:style-name="P146">I am sending you, as a separate file, the "Typing Lessons for Barangs." I put page numbers in this file here so you an easily <text:span text:style-name="T102">find the place in the</text:span> "Lessons" to see what the proper spelling is for whatever words we have marked in yellow. Please disregard the "NIDA key" column. This column was for people (including me) to find the right keys to use in the Khmer NIDA keyboard.<text:span text:style-name="T101"> </text:span></text:p>
      <text:p text:style-name="P146"/>
      <text:p text:style-name="P147">Originally these lessons were made up for teaching <text:span text:style-name="T101">local </text:span>staff at World Concern and/or ICC to type. At that long-ago date we used what is now called a legacy font/keyboard, which is why we now send it to you in a form which cannot be edited. Sorry about that. <text:span text:style-name="T101">A few years back I adapted these lessons for us non-Krungs to use, by adding the romanized column so folks can know how each word is pronounced, and also the "meaning" column.</text:span></text:p>
      <text:p text:style-name="P147"/>
      <text:p text:style-name="P148">Thank you for all the work you are doing!</text:p>
      <text:p text:style-name="P147"/>
      <text:p text:style-name="P147">SK in RTK May 1, 2019.</text:p>
      <text:p text:style-name="P136"><text:soft-page-break/></text:p>
      <text:p text:style-name="P1"><text:span text:style-name="T76">p</text:span>1<text:span text:style-name="T76"> (The page number in the original lessons)</text:span> <text:span text:style-name="T76"><text:s text:c="2"/>Lesson#1</text:span></text:p>
      <text:p text:style-name="P1">ត ត ត ត ត ត ត</text:p>
      <text:p text:style-name="P1">តា តា តា តា តា</text:p>
      <text:p text:style-name="P1"/>
      <text:p text:style-name="P1">ច ច ច ច ច ច ច</text:p>
      <text:p text:style-name="P1">ចា ចា ចា ចា ចា ចា</text:p>
      <text:p text:style-name="P1"/>
      <text:p text:style-name="P1">សា សា សា សា សា </text:p>
      <text:p text:style-name="P1">សាត សាត សាត សាត</text:p>
      <text:p text:style-name="P1"/>
      <text:p text:style-name="P1">កា កា កា កា កា </text:p>
      <text:p text:style-name="P1">សាក សាក សាក សាក</text:p>
      <text:p text:style-name="P1"/>
      <text:p text:style-name="P1"><text:soft-page-break/>ដាក ដាក ដាក ដាក</text:p>
      <text:p text:style-name="P1"><text:span text:style-name="T11">សាដ់អា សាដ់អា សាដ់អា</text:span> ? ? ? ? </text:p>
      <text:p text:style-name="P1">សដា សដា សដា សដា</text:p>
      <text:p text:style-name="P1"><text:span text:style-name="T11">កាដ់អាក កាដ់អាក កាដ់អាក</text:span> ? ? ? ?</text:p>
      <text:p text:style-name="P1">កដាក កដាក កដាក កដាក ? ? ? ? <text:s text:c="4"/></text:p>
      <text:p text:style-name="P1"/>
      <text:p text:style-name="P1"><text:span text:style-name="T76">p</text:span>2 </text:p>
      <text:p text:style-name="P1"><text:span text:style-name="T11">កាដ់អាង កាដ់អាង កាដ់អាង</text:span> ? ? ? ? </text:p>
      <text:p text:style-name="P1">កដាង កដាង កដាង កដាង</text:p>
      <text:p text:style-name="P1">សាង សាង សាង សាង សាង</text:p>
      <text:p text:style-name="P1">កង កង កង កង កង កង</text:p>
      <text:p text:style-name="P1"/>
      <text:p text:style-name="P1">ចារ ចារ ចារ ចារ ចារ</text:p>
      <text:p text:style-name="P1">សារ សារ សារ សារ សារ</text:p>
      <text:p text:style-name="P1">ការ ការ ការ ការ ការ ការ</text:p>
      <text:p text:style-name="P1"><text:soft-page-break/></text:p>
      <text:p text:style-name="P1">ហ ហ ហ ហ ហ ហ ហ</text:p>
      <text:p text:style-name="P1">ហក ហក ហក ហក ហក</text:p>
      <text:p text:style-name="P1"><text:span text:style-name="T11">ហ្ង ហ្ង ហ្ង ហ្ង ហ្ង ហ្ង ហ្ង</text:span> ? ? ? ? <text:span text:style-name="T95">(SHOULD BE ហង)</text:span></text:p>
      <text:p text:style-name="P1"/>
      <text:p text:style-name="P1">ហាវ ហាវ ហាវ ហាវ ហាវ</text:p>
      <text:p text:style-name="P1">តាវ តាវ តាវ តាវ តាវ</text:p>
      <text:p text:style-name="P1">ដាវ ដាវ ដាវ ដាវ ដាវ</text:p>
      <text:p text:style-name="P1"/>
      <text:p text:style-name="P1">ឡា ឡា ឡា ឡា ឡា ឡា</text:p>
      <text:p text:style-name="P1"/>
      <text:p text:style-name="P1"><text:span text:style-name="T76">p</text:span>3</text:p>
      <text:p text:style-name="P1">ឡាវ ឡាវ ឡាវ ឡាវ ឡាវ ឡាវ</text:p>
      <text:p text:style-name="P1">ឡាក ឡាក ឡាក ឡាក ឡាក</text:p>
      <text:p text:style-name="P1"><text:soft-page-break/></text:p>
      <text:p text:style-name="P1"><text:span text:style-name="T11">តាល់ល្លត តាល់អាត តាល់អាត</text:span> <text:s/>? ? ? ? </text:p>
      <text:p text:style-name="P1"><text:span text:style-name="T11">ត្លាត ត្លាត ត្លាត ត្លាត ត្លាត</text:span> <text:s/>? ? ? ? </text:p>
      <text:p text:style-name="P1"><text:span text:style-name="T11">សាល់អា អាល់អា សាល់អា</text:span> <text:s/>? ? ? ? ?</text:p>
      <text:p text:style-name="P1"><text:span text:style-name="T11">ស្លា ស្លា ស្លា ស្លា ស្លា ស្លា</text:span> <text:s/>? ? ? ? </text:p>
      <text:p text:style-name="P1"><text:span text:style-name="T11">សាឡា សាឡា សាឡា សាឡា</text:span> ? ? ? ? </text:p>
      <text:p text:style-name="P1"><text:span text:style-name="T11">កាល់អ កាល់អ ?</text:span> ? ? ? ? </text:p>
      <text:p text:style-name="P1"><text:span text:style-name="T11">ក្ល ក្ល ក្ល ក្ល</text:span> <text:s/>? ? ? ? ?</text:p>
      <text:p text:style-name="P138">(SEE TYPING LESSONS PAGE 3)</text:p>
      <text:p text:style-name="P1"><text:span text:style-name="T76">p</text:span>4 <text:span text:style-name="T89"><text:s/>Lesson #2</text:span></text:p>
      <text:p text:style-name="P141">កាដ់អាក កាដ់អាក ដាក់អាក</text:p>
      <text:p text:style-name="P1">កដក កដក កដក កដក កដក កដក</text:p>
      <text:p text:style-name="P1">ឡក ឡក ឡក ឡក ឡក ឡក ឡក ឡក</text:p>
      <text:p text:style-name="P1">ចក ចក ចក ចក ចក ចក ចក</text:p>
      <text:p text:style-name="P1"/>
      <text:p text:style-name="P1"><text:soft-page-break/>សាង សាង សាង សាង សាង សាង</text:p>
      <text:p text:style-name="P1">ហាវ ហាវ ហាវ ហាវ ហាវ ហាវ ហាវ</text:p>
      <text:p text:style-name="P1">សារ សារ សារ សារ សារ សារ សារ</text:p>
      <text:p text:style-name="P1"/>
      <text:p text:style-name="P1">ប ប ប ប ប ប ប ប ប ប ប</text:p>
      <text:p text:style-name="P1">បក បក បក បក បក បក បក</text:p>
      <text:p text:style-name="P1">ចប ចប ចប ចប ចប ចប ចប</text:p>
      <text:p text:style-name="P1"/>
      <text:p text:style-name="P1">ចក់ ចក់ ចក់ ចក់ ចក់ ចក់ ចក់</text:p>
      <text:p text:style-name="P1">ដក់ ដក់ ដក់ ដក់ ដក់ ដក់ ដក់</text:p>
      <text:p text:style-name="P1">បក់ បក់ បក់ បក់ បក់ បក់ បក់</text:p>
      <text:p text:style-name="P1">ឡក់ ឡក់ ឡក់ ឡក់ ឡក់ ឡក់ ឡក់</text:p>
      <text:p text:style-name="P1"/>
      <text:p text:style-name="P1"><text:span text:style-name="T76">p</text:span>5</text:p>
      <text:p text:style-name="P1">កាប់ កាប់ កាប់ កាប់ កាប់ កាប់</text:p>
      <text:p text:style-name="P1"><text:soft-page-break/>ហាប់ ហាប់ ហាប់ ហាប់ ហាប់ ហាប់ </text:p>
      <text:p text:style-name="P1">ឡាប់ ឡាប់ ឡាប់ ឡាប់ ឡាប់ ឡាប់</text:p>
      <text:p text:style-name="P1"/>
      <text:p text:style-name="P1">សាក់ សាក់ សាក់ សាក់ សាក់ សាក់</text:p>
      <text:p text:style-name="P1">ហាក់ ហាក់ ហាក់ ហាក់ ហាក់ ហាក់</text:p>
      <text:p text:style-name="P1">តាក់ តាក់ តាក់ តាក់ តាក់ តាក់ តាក់</text:p>
      <text:p text:style-name="P1"/>
      <text:p text:style-name="P1">ឡាក់ ឡាក់ ឡាក់ ឡាក់ ឡាក់ ឡាក់ ឡាក់</text:p>
      <text:p text:style-name="P1">ចាក់ ចាក់ ចាក់ ចាក់ ចាក់ ចាក់ ចាក់ ចាក់</text:p>
      <text:p text:style-name="P1">ឡាច់ ឡាច់ ឡាច់ ឡាច់ ឡាច់ ឡាច់ ឡាច់</text:p>
      <text:p text:style-name="P1">កដាច់ <text:s/>កដាច់ កដាច់ កដាច់ កដាច់ កដាច់</text:p>
      <text:p text:style-name="P1"/>
      <text:p text:style-name="P1">ខាក់ ខាក់ ខាក់ ខាក់ ខាក់ ខាក់ ខាក់ ខាក់</text:p>
      <text:p text:style-name="P1">ខា ខា ខា ខា ខា ខា ខា ខា ខា ខា ខា</text:p>
      <text:p text:style-name="P1">ខង ខង ខង ខង ខង ខង ខង ខាង ខាង</text:p>
      <text:p text:style-name="P1"><text:soft-page-break/></text:p>
      <text:p text:style-name="P1"><text:span text:style-name="T76">p</text:span>6</text:p>
      <text:p text:style-name="P1"><text:span text:style-name="T11">ហ្ម ហ្ម ហ្ម ហ្ម ហ្ម ហ្ម ហ្ម</text:span> ??<text:span text:style-name="T96">SHOULD BE ហម</text:span> </text:p>
      <text:p text:style-name="P1">តាម តាម តាម តាម តាម តាម តាម</text:p>
      <text:p text:style-name="P1">ដម ដម ដម ដម ដម ដម ដម ដម</text:p>
      <text:p text:style-name="P1"/>
      <text:p text:style-name="P1">ផាម ផាម ផាម ផាម ផាម ផាម ផាម</text:p>
      <text:p text:style-name="P1">ផងផង ផង ផង ផង ផង ផង ផង ផង</text:p>
      <text:p text:style-name="P1">ផម ផម ផម ផម ផម ផម ផម ផម ផម</text:p>
      <text:p text:style-name="P1"/>
      <text:p text:style-name="P1">ផវ ផវ ផវ ផវ ផវ ផវ ផវ ផវ ផវ ផវ </text:p>
      <text:p text:style-name="P1">ផាច ផាច ផាច ផាច ផាច ផាច ផាច </text:p>
      <text:p text:style-name="P1">ផាត់ ផាត់ ផាត់ ផាត់ ផាត់ ផាត់ ផាត់</text:p>
      <text:p text:style-name="P1">ផាប់ ផាប់ ផាប់ ផាប់ ផាប់ ផាប់ ផាប់</text:p>
      <text:p text:style-name="P1"/>
      <text:p text:style-name="P1"><text:soft-page-break/><text:span text:style-name="T11">កាន់អ កាន់អ កាន់អ</text:span> ? ? ? ? ? ? ?</text:p>
      <text:p text:style-name="P1">កណ កណ កណ កណ កណ កណ កណ</text:p>
      <text:p text:style-name="P1">ណាង ណាង ណាង ណាង ណាង ណាង ណាង</text:p>
      <text:p text:style-name="P1">ចណា ចណា ចណា ចណា ចណា ចណា ចណា</text:p>
      <text:p text:style-name="P1"/>
      <text:p text:style-name="P1"><text:span text:style-name="T76">p</text:span>7</text:p>
      <text:p text:style-name="P1">ណាក់ ណាក់ ណាក់ ណាក់ ណាក់ ណាក់ ណាក់</text:p>
      <text:p text:style-name="P1"/>
      <text:p text:style-name="P1">ថាម ថាម ថាម ថាម ថាម ថាម ថាម ថាម ថាម</text:p>
      <text:p text:style-name="P1">ថង់ ថង់ ថង់ ថង់ ថង់ ថង់ ថង់ ថង់ ថង់</text:p>
      <text:p text:style-name="P1">ថណា ថណា ថណា ថណា ថណា ថណា ថណា</text:p>
      <text:p text:style-name="P1">ថត ថត ថត ថត ថត ថត ថត ថត ថត</text:p>
      <text:p text:style-name="P1"/>
      <text:p text:style-name="P1">អាត អាត អាត អាត អាត អាត អាត</text:p>
      <text:p text:style-name="P1">អក អក អក អក អក អក អក អក</text:p>
      <text:p text:style-name="P1"><text:soft-page-break/>កអាក កអាក កអាក កអាក កអាក</text:p>
      <text:p text:style-name="P1"/>
      <text:p text:style-name="P1">អាវ អាវ អាវ អាវ អាវ អាវ អាវ អាវ</text:p>
      <text:p text:style-name="P1">ចអាវ ចអាវ ចអាវ ចអាវ ចអាវ ចអាវ</text:p>
      <text:p text:style-name="P1">កអាវ កអាវ កអាវ កាវ កអវ កអាវ</text:p>
      <text:p text:style-name="P1"><text:s/></text:p>
      <text:p text:style-name="P1"><text:span text:style-name="T11">ខម់ ខម់ ខម់ ខម់ ខម់ ខម់ ខម់ ខម់</text:span> ? ? ? ? ? ? ? ? </text:p>
      <text:p text:style-name="P1"><text:span text:style-name="T11">ដម់ ដម់ ដម់ ដម់ ដម់ ដម់ ដម់ ដម់</text:span> <text:s/>? ? ? ? ? ? ? </text:p>
      <text:p text:style-name="P1"><text:span text:style-name="T11">ចម់ ចម់ ចម់ ចម់ ចម់ ចម់ ចម់ ចម់</text:span> ? ? ? ? ? ? ??</text:p>
      <text:p text:style-name="P1"/>
      <text:p text:style-name="P1"><text:span text:style-name="T11">ចម់ឡម់ ចម់ឡម់ ចម់ឡម់ ចម់ឡម់ ចម់ឡម់</text:span> ? ? ? ? ? ?</text:p>
      <text:p text:style-name="P1"><text:soft-page-break/></text:p>
      <text:p text:style-name="P142"><text:span text:style-name="T77">p8</text:span></text:p>
      <text:p text:style-name="P139"><text:span text:style-name="T11">អាម់ណាច</text:span> ???????????</text:p>
      <text:p text:style-name="P139"><text:span text:style-name="T11">អ្មណាច</text:span> ?????????</text:p>
      <text:p text:style-name="P1"><text:span text:style-name="T11">តាម់បង់</text:span> ???????</text:p>
      <text:p text:style-name="P1"><text:span text:style-name="T11">សាម់ណាក់</text:span> ??????</text:p>
      <text:p text:style-name="P1"><text:span text:style-name="T11">សាម់បម សាម់បម</text:span> ???????</text:p>
      <text:p text:style-name="P1"/>
      <text:p text:style-name="P1"><text:span text:style-name="T11">អាម អាម់ អាម់ អាម់</text:span> ? ? ? ? ? ?</text:p>
      <text:p text:style-name="P1"><text:span text:style-name="T11">កាម់ កាម់ កាម់ កាម់</text:span> ? ? ? ? ? ?</text:p>
      <text:p text:style-name="P1"><text:span text:style-name="T11">ចាម់ ចាម់ ចាម់ ចាម់</text:span> <text:s/>? ? ? ? ? ? ?</text:p>
      <text:p text:style-name="P1"/>
      <text:p text:style-name="P1">សាម់ សាម់ សាម់ សាម់ ? ? ? ? ? ? ? ?</text:p>
      <text:p text:style-name="P1">ដាម់ ដាម់ ដាម់ ដាម់ ? ? ? ? ? ? ? ?</text:p>
      <text:p text:style-name="P1"><text:soft-page-break/><text:span text:style-name="T11">កាល់អាម់ កាល់អាម់ កាល់អាម់</text:span> ????????</text:p>
      <text:p text:style-name="P1"><text:span text:style-name="T11">ក្លាម់ ក្លាម់ ក្លាម់ ក្លាម់ ក្លាម់ ក្លាម់</text:span> ? ? ? ? ?</text:p>
      <text:p text:style-name="P1"/>
      <text:p text:style-name="P1">ដាំង ដាំង ដាំង ដាំង ដាំង </text:p>
      <text:p text:style-name="P1">តាំង តាំង តាំង តាំង តាំង តាំង</text:p>
      <text:p text:style-name="P1">ថាំង ថាំង ថាំង ថាំង ថាំង ថាំង</text:p>
      <text:p text:style-name="P1"><text:span text:style-name="T11">ថាន់អាំង ថាន់អាំង </text:span>? ? ? ? ? ? ?</text:p>
      <text:p text:style-name="P1">ថណាំង ថណាំង ថណាំង ថណាំង <text:s/>ថណាំង</text:p>
      <text:p text:style-name="P1"/>
      <text:p text:style-name="P137"><text:span text:style-name="T76">p9</text:span> <text:span text:style-name="T77"><text:s/>Lesson #3</text:span></text:p>
      <text:p text:style-name="P137"/>
      <text:p text:style-name="P137">ថាម ថាម ថាម ថាម ថាម ថាម</text:p>
      <text:p text:style-name="P1">ផាម ផាម ផាម ផាម ផាម ផាម</text:p>
      <text:p text:style-name="P1">ផាប់ ផាប់ ផាប់ ផាប់ ផាប់ ផាប់ ផាប់</text:p>
      <text:p text:style-name="P1">ខង ខង ខង ខង ខង ខង ខង</text:p>
      <text:p text:style-name="P1"><text:soft-page-break/></text:p>
      <text:p text:style-name="P1">ណាង ណាង ណាង ណាង ណាង</text:p>
      <text:p text:style-name="P1"><text:span text:style-name="T11">តាម់បង តាម់បង់ </text:span>? ? ? ? ? ? ? ? </text:p>
      <text:p text:style-name="P1"><text:span text:style-name="T11">តមបង់ តមបង់</text:span> ? ? ? ? ? <text:s/>? ? ?</text:p>
      <text:p text:style-name="P1"><text:span text:style-name="T11">អាម់ អាម់ អាម់ អាម់ អាម់ អាម់</text:span> ? ? ? ? </text:p>
      <text:p text:style-name="P1">ដាំង ដាំង ដាំង ដាំង កាំង ដាំង ដាំង ដាំង ដាំង ដាំង ដាំង</text:p>
      <text:p text:style-name="P1"/>
      <text:p text:style-name="P1">តុក តុក តុក តុក តុក តុក តុក តុក តុក តុក</text:p>
      <text:p text:style-name="P1">មុត មុត មុត មុត មុត មុត មុត មុត មុត មុត</text:p>
      <text:p text:style-name="P1">មុង មុង មុង មុង មុង មុង មុង មុង មុង មុង</text:p>
      <text:p text:style-name="P1"><text:span text:style-name="T11">តាម់អ៊ុគ <text:s/>តាម់អ៊ុត </text:span>? ? ? ? ? ? ? ? ? </text:p>
      <text:p text:style-name="P1">តមុត តមុត តមុត តមុត តមុត តមុត តមុត តមុត</text:p>
      <text:p text:style-name="P1"/>
      <text:p text:style-name="P1"><text:soft-page-break/><text:span text:style-name="T76">p</text:span>10</text:p>
      <text:p text:style-name="P1">កុរ កុរ កុរ កុរ កុរ កុរ កុរ កុរ កុរ កុរកុរ កុរ</text:p>
      <text:p text:style-name="P1"><text:span text:style-name="T11">ដុគ ដុគ ដុគ ដុគ ដុគ ដុគ ដុគ ដុគ ដុគ</text:span> ? ? ? ? ? ? ?</text:p>
      <text:p text:style-name="P1">ដុ ដុ ដុ ដុ ដុ ដុ ដុ ដុ ដុ ដុ ដុ ដុ ដុ ដុ ដុ </text:p>
      <text:p text:style-name="P1">ចណុង ចណុង ចណុង ចណុង ចណុង ចណុង</text:p>
      <text:p text:style-name="P1"/>
      <text:p text:style-name="P1">ចុ ចុ ចុ ចុ ចុ ចុ ចុ ចុ ចុ ចុ ចុ ចុ ចុ </text:p>
      <text:p text:style-name="P1">ដុង ដុង ដុង ដុង ដុង ដុង ដុង ដុង ដុង</text:p>
      <text:p text:style-name="P1">សុ សុ សុ សុ សុ សុ សុ សុ សុ សុ សុ </text:p>
      <text:p text:style-name="P1"/>
      <text:p text:style-name="P1">មុក មុក មុក មុក មុក មុក មុក មុក មុក</text:p>
      <text:p text:style-name="P1">រុង រុង រុង រុង រុង រុង រុង រុង រុង រុង រុង </text:p>
      <text:p text:style-name="P1">សុងឡុង សុងឡុង សុងឡុង សុងឡុង សុងឡុង</text:p>
      <text:p text:style-name="P1"/>
      <text:p text:style-name="P1"><text:soft-page-break/>បួង បួង បួង បួង បួង បួង បួង បួង បួង</text:p>
      <text:p text:style-name="P1">តួង តួង តួង តួង តួង តួង តួង តួង តួង</text:p>
      <text:p text:style-name="P1">រួស រួស រួស ‍អួស រួស រួស រួស រួស រួស </text:p>
      <text:p text:style-name="P1">ម៉ឹគុស ម៉ឹគុស មួស មួស មួស មួស មួស</text:p>
      <text:p text:style-name="P1"/>
      <text:p text:style-name="P1"><text:span text:style-name="T77">p</text:span>11</text:p>
      <text:p text:style-name="P1">រួត រួត រួត រួត រួត រួត រួត រួត រួត រួត រួត រួត</text:p>
      <text:p text:style-name="P1">ចួត ចួត ចួត ចួត ចួត ចួត អួត ចួត ចួត ចួត</text:p>
      <text:p text:style-name="P1">សួត សួត សួត សួត សួត សួត សួត សួត សួត</text:p>
      <text:p text:style-name="P1">អួត អួត អួត អួត អួត អួត អួត អួត អួត អួត</text:p>
      <text:p text:style-name="P1"/>
      <text:p text:style-name="P1">កវួត កវួត កវួត កវួត កវួត កវួត កវួត កវួត កវួត</text:p>
      <text:p text:style-name="P1">បួរ បួរ បួរ បួរ បួរ បួរ បួរ បួរ បួរ បួរ បួរ បួរ បួរ</text:p>
      <text:p text:style-name="P1">ចួរ ចួរ ចួរ ចួរ ចួរ ចួរ ចួរ ចួរ ចួរ ចួរ ចួរ ចួរ ចួរ</text:p>
      <text:p text:style-name="P1"/>
      <text:p text:style-name="P1"><text:soft-page-break/>រួយ រួយ រួយ រួយ រួយ រួយ រួយ រួយ រួយ រួយ រួយ</text:p>
      <text:p text:style-name="P1">ចួយ ចួយ ចួយ ចួយ ចួយ ចួយ ចួយ ចួយ ចួយ </text:p>
      <text:p text:style-name="P1">កួយ កួយ កួយ កួយ កួយ កួយ កួយ កួយ កួយ</text:p>
      <text:p text:style-name="P1"/>
      <text:p text:style-name="P1">តមួយ តមួយ តមួយ តមួយ តមួយ តមួយ តមួយ តមួយ </text:p>
      <text:p text:style-name="P1">ហាយ ហាយ ហាយ ហាយ ហាយ ហាយ ហាយ ហាយ</text:p>
      <text:p text:style-name="P1">សយ សយ សយ សយ សយ សយ សយ សយ សយ សយ</text:p>
      <text:p text:style-name="P1"/>
      <text:p text:style-name="P1"><text:span text:style-name="T11">ឡាន់ហ ឡាន់ហ ឡាន់ហ ឡាន់ហ ឡាន់ហ</text:span> ? ? ? ? ? ?</text:p>
      <text:p text:style-name="P1"><text:span text:style-name="T77">p</text:span>12 </text:p>
      <text:p text:style-name="P1">ឡាញ ឡាញ ឡាញ ឡាញ ឡាញ ឡាញ ឡាញ</text:p>
      <text:p text:style-name="P1"><text:soft-page-break/>តាញ តាញ តាញ តាញ តាញ តាញ តាញ</text:p>
      <text:p text:style-name="P1"/>
      <text:p text:style-name="P1"><text:span text:style-name="T97">តតាញ តតាញ តតាញ តតាញ តតាញ</text:span></text:p>
      <text:p text:style-name="P1">ងុញ ងុញ ងុញ ងុញ ងុញ ងុញ ងុញ ងុញ</text:p>
      <text:p text:style-name="P1">ហួញ ហួញ ហួញ ហួញ ហួញ ហួញ ហួញ</text:p>
      <text:p text:style-name="P1"/>
      <text:p text:style-name="P1">រឺ រឺ រឺ រឺ រឺ រឺ រឺ រឺ រឺ រឺ រឺ រឺ រឺ រឺ</text:p>
      <text:p text:style-name="P1">យឺ យឺ យឺ យឺ យឺ យឺ យឺ យឺ យឺ យឺ</text:p>
      <text:p text:style-name="P1">មឺរ មឺរ មឺរ មឺរ មឺរ មឺរ មឺរ មឺរ មឺរ មឺរ</text:p>
      <text:p text:style-name="P1"/>
      <text:p text:style-name="P1">ងឺរ ងឺរ ងឺរ ងឺរ ងឺរ ងឺរ ងឺរ ងឺរ ងឺរ ងឺរ</text:p>
      <text:p text:style-name="P1">ញឺម ញឺម ញឺម ញឺម ញឺម ញឺម ញឺម</text:p>
      <text:p text:style-name="P1">ញឺស ញឺស ញឺស ញឺស ញឺស ញឺស ញឺស</text:p>
      <text:p text:style-name="P1">តយឺម តយឺម តយឺម តយឺម តយឺម តយឺម</text:p>
      <text:p text:style-name="P1"/>
      <text:p text:style-name="P1"><text:soft-page-break/>អូ អូ អូ អូ អូ អូ អូ អូ អូ អូ អូ អូ អូ </text:p>
      <text:p text:style-name="P1">តូង តូង តូង តូង តូង តូង តូង តូង តូង</text:p>
      <text:p text:style-name="P1"/>
      <text:p text:style-name="P1"><text:span text:style-name="T77">p</text:span>13</text:p>
      <text:p text:style-name="P1">ហូម ហូម ហូម ហូម ហូម ហូម ហូម ហូម</text:p>
      <text:p text:style-name="P1"/>
      <text:p text:style-name="P1">ដូម ដូម ដូម ដូម ដូម ដូម ដូម ដូម ដូម</text:p>
      <text:p text:style-name="P1">ខូ ខូ ខូ ខូ ខូ ខូ ខូ ខូ ខូ ខូ ខូ ខូ ខូ ខូ ខូ</text:p>
      <text:p text:style-name="P1">ខូម ខូម ខូម ខូក ខូម ខូម ខូម ខូម ខូម ខូម</text:p>
      <text:p text:style-name="P1"/>
      <text:p text:style-name="P1">មូយ មូយ មូយ មូយ មូយ មូយ មូយ មូយ </text:p>
      <text:p text:style-name="P1">យូក យូក យូក យូក យូក យូក យូក យូក</text:p>
      <text:p text:style-name="P1">យូច យូច យូច យូច យូច យូច យូច យូច</text:p>
      <text:p text:style-name="P1"/>
      <text:p text:style-name="P1"><text:span text:style-name="T88">ជុគ ជុគ ជុគ ជុគ ជុគ ជុគ ជុគ </text:span><text:s/>? ? ? ? </text:p>
      <text:p text:style-name="P1"><text:soft-page-break/>ជុ ជុ ជុ ជុ ជុ ជុ ជុ ជុ ជុ ជុ ជុ ជុ ជុ <text:span text:style-name="T83">(I </text:span>DELETED KOO<text:span text:style-name="T83">)</text:span></text:p>
      <text:p text:style-name="P1">ជុរ ជុរ ជុរ ជុរ ជុរ ជុរ ជុរ ជុរ ជុរ ជុរ ជុរ ជុរ </text:p>
      <text:p text:style-name="P1">ជូង ជូង ជូង ជូង ជូង ជូង ជូង ជូង ជូង ជូង</text:p>
      <text:p text:style-name="P1"/>
      <text:p text:style-name="P1">ជឺរ ជឺរ ជឺរ ជឺរ ជឺរ ជឺរ ជឺរ ជឺរ ជឺរ ជឺរ</text:p>
      <text:p text:style-name="P1"><text:span text:style-name="T11">ជុម ជុម ជុម ជុម ជុម ជុម</text:span> ? ? ? ? ? ? ? ? ?</text:p>
      <text:p text:style-name="P1"/>
      <text:p text:style-name="P1"/>
      <text:p text:style-name="P1">អ៊ូ អ៊ូ អ៊ូ អ៊ូ អ៊ូ អ៊ូ អ៊ូ អ៊ូ អ៊ូ អ៊ូ អ៊ូ អ៊ូ អ៊ូ អ៊ូ</text:p>
      <text:p text:style-name="P1">ហ៊ូប ហ៊ូប ហ៊ូប ហ៊ូប ហ៊ូប ហ៊ូប ហ៊ូប ហ៊ូប ហ៊ូប</text:p>
      <text:p text:style-name="P1"/>
      <text:p text:style-name="P140"><text:span text:style-name="T77">p</text:span>14</text:p>
      <text:p text:style-name="P140">អអ៊ូរ អអ៊ូរ អអ៊ូរ អអ៊ូរ អអ៊ូរ អអ៊ូរ អអ៊ូរ អអ៊ូរ អអ៊ូរ</text:p>
      <text:p text:style-name="P1"><text:soft-page-break/></text:p>
      <text:p text:style-name="P1">ហ៊ូត ហ៊ូត ហ៊ូត ហ៊ូត ហ៊ូត ហ៊ូត ហ៊ូត ហ៊ូត ហ៊ូត </text:p>
      <text:p text:style-name="P1">អ៊ុញ អ៊ុញ អ៊ុញ អ៊ុញ អ៊ុញ អ៊ុញ អ៊ុញ អ៊ុញ </text:p>
      <text:p text:style-name="P1">ស៊ុត ស៊ុត ស៊ុត ស៊ុត ស៊ុត ស៊ុត ស៊ុត ស៊ុត</text:p>
      <text:p text:style-name="P1"/>
      <text:p text:style-name="P1">អ៊ឺ អ៊ឺ អ៊ឺ អ៊ឺ អ៊ឺ អ៊ឺ អ៊ឺ អ៊ឺ អ៊ឺ អ៊ឺ អ៊ឺ អ៊ឺ អ៊ឺ អ៊ឺ </text:p>
      <text:p text:style-name="P1">អ៊ឺម អ៊ឺម អ៊ឺម អ៊ឺម អ៊ឺម អ៊ឺម អ៊ឺម អ៊ឺម អ៊ឺម </text:p>
      <text:p text:style-name="P1">ស៊ឺរ ស៊ឺរ ស៊ឺរ ស៊ឺរ ស៊ឺរ ស៊ឺរ ស៊ឺរ ស៊ឺ‍រ ស៊ឺរ ស៊ឺរ</text:p>
      <text:p text:style-name="P1"/>
      <text:p text:style-name="P1">ឆក ឆក ឆក ឆក ឆក ឆក ឆក ឆក ឆក</text:p>
      <text:p text:style-name="P1">ឆុង ឆុង ឆុង ឆុង ឆុង ឆុង ឆុង ឆុង ឆុង</text:p>
      <text:p text:style-name="P1">ឆមឺ ឆមឺ ឆមឺ ឆមឺ ឆមឺ ឆមឺ ឆមឺ ឆមឺ ឆមឺ</text:p>
      <text:p text:style-name="P1"/>
      <text:p text:style-name="P1">ឆួយ ឆួយ ឆួយ ឆួយ ឆួយ ឆួយ ឆួយ ឆួយ</text:p>
      <text:p text:style-name="P1">ឆារ់ ឆារ់ ឆារ់ ឆារ់ ឆារ់ ឆារ់ ឆារ់ ឆារ់ ឆារ់</text:p>
      <text:p text:style-name="P1"><text:soft-page-break/>ឆឆុក កកុក ឆឆុក ឆឆុក ឆឆុក ឆឆុក ឆឆុក </text:p>
      <text:p text:style-name="P1">ឆណុក ឆណុក ឆណុក ឆណុក ឆនក ឆណុក </text:p>
      <text:p text:style-name="P1"/>
      <text:p text:style-name="P140"><text:span text:style-name="T78">p</text:span>15</text:p>
      <text:p text:style-name="P140">ឆមូ ឆមូ ឆមូ ឆមូ ឆមូ ឆមូ ឆមូ ឆមូ ឆមូ</text:p>
      <text:p text:style-name="P1">ឆាវ ឆាវ ឆាវ ឆាវ ឆាវ ឆាវ ឆាវ ឆាវ ឆាវ ឆាវ</text:p>
      <text:p text:style-name="P2"/>
      <text:p text:style-name="P2"/>
      <text:p text:style-name="P2"/>
      <text:p text:style-name="P3">ឡាន ឡាន ឡាន ឡាន ឡាន ឡាន</text:p>
      <text:p text:style-name="P3">កាន កាន កាន កាន កាន កាន កាន</text:p>
      <text:p text:style-name="P3">អាន អាន អាន អាន អាន អាន អាន អាន</text:p>
      <text:p text:style-name="P3"/>
      <text:p text:style-name="P3">តាន តាន តាន តាន តាន តាន តាន តាន</text:p>
      <text:p text:style-name="P3">កួន កួន កួន កួន កួន កួន កួន អួន កួន</text:p>
      <text:p text:style-name="P3">ដាន់ ដាន់ ដាន់ ដាន់ ដាន់ ដាន់ ដាន់ ដាន់</text:p>
      <text:p text:style-name="P3"/>
      <text:p text:style-name="P3"><text:soft-page-break/>ឡាន់ ឡាន់ ឡាន់ ឡាន់ ឡាន់ ឡាន់ ឡាន់ </text:p>
      <text:p text:style-name="P3">កនូយ កនូយ កនូយ កនូយ កនូយ កនូយ</text:p>
      <text:p text:style-name="P3">តដាន់ តដាន់ តដាន់ តដាន់ តដាន់ តដាន់ </text:p>
      <text:p text:style-name="P3"/>
      <text:p text:style-name="P4">ហ អាន ផាប់. ហ អាន ផាប់. ? ? ? ? <text:s/>(NEEDS KHAN)</text:p>
      <text:p text:style-name="P4"/>
      <text:p text:style-name="P134"/>
      <text:p text:style-name="P4">កួន ហ តា អាន ផាប់ អ៊ឺម.</text:p>
      <text:p text:style-name="P4">កួន ហ តា អាន ផាប់ អ៊ឺម.</text:p>
      <text:p text:style-name="P4">កួន ហ តា អាន ផាប់ អ៊ឺម.</text:p>
      <text:p text:style-name="P4"/>
      <text:p text:style-name="P133"><text:span text:style-name="T78">p16</text:span></text:p>
      <text:p text:style-name="P133">ហ ហក អាវ កួន <text:span text:style-name="T20">កាល់អា</text:span> <text:span text:style-name="T16">ក្ល</text:span> ? ? ? ? ? <text:s/>ហ ឡា រួត.????? </text:p>
      <text:p text:style-name="P4">ហ ហក អាវ កួន _______ ហ ឡា រួត. <text:span text:style-name="T1">Can’t do kalzz.</text:span></text:p>
      <text:p text:style-name="P39"/>
      <text:p text:style-name="P40"><text:soft-page-break/></text:p>
      <text:p text:style-name="P39"/>
      <text:p text:style-name="P7">កួន <text:span text:style-name="T16">កាល់អ</text:span><text:span text:style-name="T1"> </text:span><text:span text:style-name="T16">ក្</text:span><text:span text:style-name="T15">ល</text:span> ហ តា រួត កដាង អ៊ឺម.</text:p>
      <text:p text:style-name="P7">កួន <text:span text:style-name="T2">ក្</text:span><text:span text:style-name="T31">ល</text:span> ហ តា រួត កដាង អ៊ឺម.</text:p>
      <text:p text:style-name="P7"/>
      <text:p text:style-name="P8"><text:span text:style-name="T78">p</text:span>17<text:span text:style-name="T78"> <text:s text:c="3"/>Lesson #4</text:span></text:p>
      <text:p text:style-name="P8">អាន អាន អាន អាន អាន អាន អាន</text:p>
      <text:p text:style-name="P8">មឺរ មឺរ មឺរ មឺរ មឺរ មឺរ មឺរ មឺរ មឺរ មឺរ</text:p>
      <text:p text:style-name="P8">ញឺស ញឺស ញឺស ញឺស ញឺស ញឺស ញឺស</text:p>
      <text:p text:style-name="P8"/>
      <text:p text:style-name="P8">កួន កួន កួន កួន កួន កួន កួន កួន កួន</text:p>
      <text:p text:style-name="P8">ហ៊ូប ហ៊ូប ហ៊ូប ហ៊ូប ហ៊ូប ហ៊ូប ហ៊ូប ហ៊ូប</text:p>
      <text:p text:style-name="P8">មុត មុត មុត មុត មុត មុត មុត មុត មុត</text:p>
      <text:p text:style-name="P8"/>
      <text:p text:style-name="P8"/>
      <text:p text:style-name="P8">អ៊ឺម អ៊ឺម អ៊ឺម អ៊ឺម អ៊ឺម អ៊ឺម អ៊ឺម អ៊ឺម អ៊ឺម</text:p>
      <text:p text:style-name="P8">ខូម ខូម ខូម ខូម ខូម ខូម ខូម ខូម ខូម</text:p>
      <text:p text:style-name="P8">ឆុង ណុង ណុង ឆុង ឆុង ឆុង ឆុង ឆុង</text:p>
      <text:p text:style-name="P8"><text:soft-page-break/>យូក យូក យូក យូក យូក យូក យូក យូក</text:p>
      <text:p text:style-name="P8"/>
      <text:p text:style-name="P8">ដូវ ដូវ ដូវ ដវ ដូវ ដូវ ដូវ ដូវ ដូវ ដូវ ដូវ</text:p>
      <text:p text:style-name="P8">បូវ បូវ បូវ បូវ បូវ បូវ បូវ បូវ បូវ</text:p>
      <text:p text:style-name="P8"/>
      <text:p text:style-name="P8"><text:span text:style-name="T78">p</text:span>18</text:p>
      <text:p text:style-name="P9">ចូវ ចូវ ចូវ ចូវ ចូវ ចូវ ចូវ ចូវ ចូវ ចូវ ចូវ</text:p>
      <text:p text:style-name="P9"/>
      <text:p text:style-name="P9">កូវ កូវ កូវ កូវ កូវ កូវ កូវ កូវ កូវ កូវ កូវ </text:p>
      <text:p text:style-name="P9">តូវ តូវ តូវ តូវ តូវ តូវ តូវ តូវ តូវ តូវ តូវ</text:p>
      <text:p text:style-name="P9"/>
      <text:p text:style-name="P9"><text:span text:style-name="T1">យ៉អ</text:span> ? ? ? ? ? <text:s/>? ? ? ? ? ? ? ? ? ? ? ? ? ? ? ? ? </text:p>
      <text:p text:style-name="P10">កគ់ កគ់ កគ់ កគ់ កគ់ កគ់ កគ់ កគ់ កគ់</text:p>
      <text:p text:style-name="P10">សគ់ សគ់ សគ់ សគ់ សគ់ សគ់ សគ់ សគ់ សគ់</text:p>
      <text:p text:style-name="P10">គូ គូ គូ គូ គូ គូ គូ គូ គូ គូ គូ គូ គូ គូ គូ</text:p>
      <text:p text:style-name="P10"/>
      <text:p text:style-name="P10">តគ់ តគ់ តគ់ តគ់ តគ់ តគ់ តគ់ តគ់ តគ់ តគ់</text:p>
      <text:p text:style-name="P10"><text:soft-page-break/>ហគ់ ហគ់ ហគ់ ហគ់ ហគ់ ហគ់ ហគ់ ហគ់ <text:span text:style-name="T32">ហគ់</text:span></text:p>
      <text:p text:style-name="P10">អ៊ូគ អ៊ូគ អ៊ូគ អ៊ូគ អ៊ូគ អ៊ូគ អ៊ូគ អ៊ូគ អ៊ូគ អ៊ូគ</text:p>
      <text:p text:style-name="P10"/>
      <text:p text:style-name="P11">សាគ់ សាគ់ សាគ់ សាគ់ សាគ់ សាគ់ សាគ់ សាគ់</text:p>
      <text:p text:style-name="P11">ណាគ់ ណាគ់ ណាគ់ ណាគ់ ណាគ់ ណាគ់ ណាគ់</text:p>
      <text:p text:style-name="P11">ដាគ់ ដាគ់ ដាគ់ ដាគ់ ដាគ់ ដាគ់ ដាគ់ ដាគ់ ដាគ់</text:p>
      <text:p text:style-name="P11">គុរ គុរ គុរ គុរ គុរ គុរ គុរ គុរ គុរ គុរ គុរ គុរ</text:p>
      <text:p text:style-name="P11"/>
      <text:p text:style-name="P11"><text:span text:style-name="T78">p</text:span>19 </text:p>
      <text:p text:style-name="P11">ត្រ ត្រ ត្រ ត្រ ត្រ ត្រ ត្រ ត្រ ត្រ ត្រ ត្រ ត្រ</text:p>
      <text:p text:style-name="P11">ស្រា ស្រា ស្រា ស្រា ស្រា ស្រា ស្រា ស្រា ស្រា</text:p>
      <text:p text:style-name="P11">ស្រាវ ស្រាវ ស្រាវ ស្រាវ ស្រាវ ស្រាវ ស្រាវ ស្រាវ</text:p>
      <text:p text:style-name="P11"/>
      <text:p text:style-name="P11">ប្រូវ ប្រូវ ប្រូវ ប្រូវ ប្រូវ បូវ ប្រូវ ប្រូវ ប្រូវ ប្រូវ</text:p>
      <text:p text:style-name="P5"><text:span text:style-name="T33">ស្រូវ ស្រូវ ស្រូវ ស្រូវ </text:span><text:span text:style-name="T34">ស្រូវ ស្រូវ ស្រូវ ស្រូវ ស្រូវ</text:span></text:p>
      <text:p text:style-name="P44">ត្រូវ ត្រូវ ត្រូវ ត្រូវ ត្រូវ ត្រូវ ត្រូវ ត្រូវ ត្រូវ ត្រូវ</text:p>
      <text:p text:style-name="P44">ឆ្រាវ ឆ្រាវ ឆ្រាវ ឆ្រាវ ឆ្រាវ ឆ្រាវ ឆ្រាវ ឆ្រាវ ឆ្រាវ</text:p>
      <text:p text:style-name="P44"><text:soft-page-break/></text:p>
      <text:p text:style-name="P44">ក្រាគ់ ក្រាគ់ ក្រាគ់ ក្រាគ់ ក្រាគ់ ក្រាគ់ ក្រាគ់ ក្រាគ់</text:p>
      <text:p text:style-name="P44">ស្រុក ស្រុក ស្រុក ស្រុក ស្រុក ស្រុក ស្រុក ស្រុក</text:p>
      <text:p text:style-name="P45">ដ្រាំង ដ្រាំង ដ្រាំង ដ្រាំង ដ្រាំង ដ្រាំង ដ្រាំង ដ្រាំង</text:p>
      <text:p text:style-name="P45"/>
      <text:p text:style-name="P6"><text:span text:style-name="T11">ត្រម់ ត្រម់ ត្រម់ ត្រម់ ត្រម់ ត្រម់ </text:span><text:span text:style-name="T1">ត្រម់</text:span><text:span text:style-name="T33"> ? ? ? ? ? ? </text:span></text:p>
      <text:p text:style-name="P45">ស្រ៊ុក ស្រ៊ុក ស្រ៊ុក ស្រ៊ុក ស្រ៊ុក ស្រ៊ុក ស្រ៊ុក ស្រ៊ុក</text:p>
      <text:p text:style-name="P45">ស្រ៊ូ ស្រ៊ូ ស្រ៊ូ ស្រ៊ូ ស្រ៊ូ ស្រ៊ូ ស្រ៊ូ ស្រ៊ូ ស្រ៊ូ ស្រ៊ូ ស្រ៊ូ</text:p>
      <text:p text:style-name="P45"/>
      <text:p text:style-name="P6"><text:span text:style-name="T33">កាន់ដ្រាគ់ កន់ដ្រាគ់ កន់ដ្រាគ់ </text:span><text:span text:style-name="T35">កន់ដ្រាគ់ </text:span></text:p>
      <text:p text:style-name="P6"><text:span text:style-name="T38">កន់ដ្រូម កន់ដ្រូម កន់ដ្រូម កន់ដ្រូម</text:span><text:span text:style-name="T35"> កន់ដ្រូម </text:span></text:p>
      <text:p text:style-name="P41"/>
      <text:p text:style-name="P12"><text:span text:style-name="T78">p</text:span>20 </text:p>
      <text:p text:style-name="P13">ឆ្រាំង ឆ្រាំង ឆ្រាំង ឆ្រាំង ឆ្រាំង ឆ្រាំង ឆ្រាំង </text:p>
      <text:p text:style-name="P13"/>
      <text:p text:style-name="P13">ឋ ឋ ឋ ឋ ឋ ឋ ឋ ឋ ឋ </text:p>
      <text:p text:style-name="P13">ឋួរ ឋួរ ឋួរ ឋួរ ឋួរ ឋួរ ឋួរ ឋួរ ឋួរ</text:p>
      <text:p text:style-name="P13"><text:soft-page-break/>ឋាល់ ឋាល់ ឋាល់ ឋាល់ ឋាល់ ឋាល់ </text:p>
      <text:p text:style-name="P13"/>
      <text:p text:style-name="P13">ឍូង ឍូង ឍូង ឍូង ឍូង ឍូង ឍូង ឍូង</text:p>
      <text:p text:style-name="P13">ឍឺ ឍឺ ឍឺ ឍឺ ឍឺ ឍឺ ឍឺ ឍឺ ឍឺ ឍឺ ឍឺ</text:p>
      <text:p text:style-name="P13">ឍិល ឍិល ឍិល ឍិល ឍិល ឍិល ឍិល</text:p>
      <text:p text:style-name="P13"/>
      <text:p text:style-name="P13">ឈូន ឈូន ឈូន ឈូន ឈូន ឈូន ឈូន</text:p>
      <text:p text:style-name="P13">ឈ្រូគ ឈ្រូគ ឈ្រូគ ឈ្រូគ ឈ្រូគ ឈ្រូគ</text:p>
      <text:p text:style-name="P13">ឈ្រូក ឈ្រូក ឈ្រូក ឈ្រូក ឈ្រូក ឈ្រូក</text:p>
      <text:p text:style-name="P13"/>
      <text:p text:style-name="P13">ឈ្រូង ឈ្រូង ឈ្រូង ឈ្រូង ឈ្រូង ឈ្រូង</text:p>
      <text:p text:style-name="P13">ឈូគ ឈូគ ឈូគ ឈូគ ឈូគ ឈូគ ឈូគ</text:p>
      <text:p text:style-name="P13"/>
      <text:p text:style-name="P13"><text:span text:style-name="T78">p</text:span>21</text:p>
      <text:p text:style-name="P13">អៃ អៃ អៃ អៃ អៃ អៃ អៃ អៃ អៃ អៃ</text:p>
      <text:p text:style-name="P13">តៃ តៃ តៃ តៃ តៃ តៃ តៃ តៃ តៃ តៃ</text:p>
      <text:p text:style-name="P13">សៃ សៃ សៃ សៃ សៃ សៃ សៃ សៃ សៃ</text:p>
      <text:p text:style-name="P13"><text:soft-page-break/></text:p>
      <text:p text:style-name="P14">ចៃ ចៃ ចៃ ចៃ ចៃ ចៃ ចៃ ចៃ ចៃ ចៃ ចៃ</text:p>
      <text:p text:style-name="P14">តតៃ តតៃ តតៃ តតៃ តតៃ តតៃ តតៃ តតៃ</text:p>
      <text:p text:style-name="P14">ច្រៃ ច្រៃ ច្រៃ ច្រៃ ច្រៃ ច្រៃ ច្រៃ ច្រៃ ច្រៃ</text:p>
      <text:p text:style-name="P14"/>
      <text:p text:style-name="P14">បា បា បា បា បា បា បា បា បា បា បា</text:p>
      <text:p text:style-name="P14">បារ បារ បារ បារ បារ បារ បារ បារ បារ </text:p>
      <text:p text:style-name="P14">បាក បាក បាក បាក បាក បាក បាក បាក</text:p>
      <text:p text:style-name="P14"/>
      <text:p text:style-name="P14">បាត់ បាត់ បាត់ បាត់ បាត់ បាត់ បាត់ បាត់</text:p>
      <text:p text:style-name="P14">ប្រាយ ប្រាយ ប្រាយ ប្រាយ ប្រាយ ប្រាយ ប្រាយ</text:p>
      <text:p text:style-name="P14">សប្រា សប្រា សប្រា សប្រា សប្រា សប្រា សប្រា</text:p>
      <text:p text:style-name="P14"/>
      <text:p text:style-name="P16">Four and twenty blackbirds ចែម អយូង បារ ជិត ពួន<text:span text:style-name="T84"> (CK having fun!)</text:span></text:p>
      <text:p text:style-name="P16"/>
      <text:p text:style-name="P17">ប៉ ប៉ ប៉ ប៉ ប៉ ប៉ ប៉ ប៉ ប៉ ប៉ ប៉ ប៉ ប៉ ប៉ ប៉</text:p>
      <text:p text:style-name="P17"><text:soft-page-break/>ប៉ារ់ ប៉ារ់ ប៉ារ់ ប៉ារ់ ប៉ារ់ ប៉ារ់ ប៉ារ់ ប៉ារ់ ប៉ារ់ ប៉ារ់ </text:p>
      <text:p text:style-name="P17"/>
      <text:p text:style-name="P17"><text:span text:style-name="T78">p</text:span>22</text:p>
      <text:p text:style-name="P17">ប៉ាគ់ ប៉ាគ់ ប៉ាគ់ ប៉ាគ់ ប៉ាគ់ ប៉ាគ់ ប៉ាគ់ ប៉ាគ់</text:p>
      <text:p text:style-name="P17"><text:span text:style-name="T1">ប៉ាត់អ៊ឺ ប៉ាត់អ៊ឺ</text:span> ? ? ? ? ? ? ? ?? ? </text:p>
      <text:p text:style-name="P18"><text:span text:style-name="T1">ម៉ុគ ម៉ុគ ម៉ុគ ម៉ុគ ម៉ុគ ម៉ុគ</text:span> ? ? ? ? ? <text:s/>? ? </text:p>
      <text:p text:style-name="P18"/>
      <text:p text:style-name="P18"><text:s/><text:span text:style-name="T12">ម៉ុគ ម៉ុគ ម៉ុគ</text:span><text:span text:style-name="T85"> </text:span>ម៉ុ ម៉ុ ម៉ុ <text:span text:style-name="T35">ម៉ុ ម៉ុ</text:span> (DO I HAVE TO TYPE M O<text:span text:style-name="T85"> <text:s/></text:span>DELETE? ? ? ? ? ? ? ? ? ? )</text:p>
      <text:p text:style-name="P18">ម៉ន ម៉ន ម៉ន ម៉ន ម៉ន ម៉ន ម៉ន ម៉ន ម៉ន</text:p>
      <text:p text:style-name="P18">ម៉ៃ ម៉ៃ ម៉ៃ ម៉ៃ ម៉ៃ ម៉ៃ ម៉ៃ ម៉ៃ ម៉ៃ ម៉ៃ ម៉ៃ </text:p>
      <text:p text:style-name="P18"><text:span text:style-name="T11">យ៉អ យ៉អ យ៉អ </text:span><text:span text:style-name="T1">យ៉អ យ៉អ</text:span> ? ? ? ? ? ? ? ?<text:span text:style-name="T85"> (CR យ៉គ)</text:span></text:p>
      <text:p text:style-name="P18"/>
      <text:p text:style-name="P18">រ៉ រ៉ រ៉ រ៉ រ៉ រ៉ រ៉ រ៉ រ៉ រ៉ រ៉ រ៉ រ៉ រ៉ រ៉ រ៉ រ៉ រ៉</text:p>
      <text:p text:style-name="P18">វ៉ា វ៉ា វ៉ា វ៉ា វ៉ា វ៉ា វ៉ា វ៉ា វ៉ា វ៉ា វ៉ា វ៉ា វ៉ា</text:p>
      <text:p text:style-name="P18">រ៉ាង រ៉ាង រ៉ាង រ៉ាង រ៉ាង រ៉ាង រ៉ាង រ៉ាង រ៉ាង</text:p>
      <text:p text:style-name="P18"/>
      <text:p text:style-name="P19"><text:soft-page-break/>ង៉ាយ ង៉ាយ ង៉ាយ ង៉ាយ ង៉ាយ ង៉ាយ</text:p>
      <text:p text:style-name="P19">យ៉ាវ យ៉ាវ យ៉ាវ យ៉ាវ យ៉ាវ យ៉ាវ យ៉ាវ</text:p>
      <text:p text:style-name="P19">ម៉ាត ម៉ាត ម៉ាត ម៉ាត ម៉ាត ម៉ាត ម៉ាត</text:p>
      <text:p text:style-name="P19"/>
      <text:p text:style-name="P19">វ៉ា វ៉ា វ៉ា វ៉ា វ៉ា វ៉ា វ៉ា វ៉ា វ៉ា វ៉ា វ៉ា វ៉ា</text:p>
      <text:p text:style-name="P19">វ៉ាន់ វ៉ាន់ វ៉ាន់ វ៉ាន់ វ៉ាន់ វ៉ាន់ វ៉ាន់ វ៉ាន់ </text:p>
      <text:p text:style-name="P19"/>
      <text:p text:style-name="P19"><text:span text:style-name="T78">p</text:span>23</text:p>
      <text:p text:style-name="P20">វ៉ាវ វ៉ាវ វ៉ាវ វ៉ាវ វ៉ាវ វ៉ាវ វ៉ាវ វ៉ាវ វ៉ា វ៉ាវ</text:p>
      <text:p text:style-name="P20">_________________________________</text:p>
      <text:p text:style-name="P20">ម៉ន អៃ ហ គូ បក ម៉ុ ហ បារ ម៉ាំង.</text:p>
      <text:p text:style-name="P20"/>
      <text:p text:style-name="P20">ង៉ាយ រ៉ាង <text:span text:style-name="T23">កាល់អ</text:span><text:span text:style-name="T22"> </text:span><text:span text:style-name="T24">ក្លា</text:span><text:span text:style-name="T39"> </text:span>បារ រ៉ា ដក់ រ៉ ដណៃ.<text:span text:style-name="T85"> <text:s/>(CR កឡ)</text:span></text:p>
      <text:p text:style-name="P20"/>
      <text:p text:style-name="P20">មឺគ អៃ វ៉ា មីក អៃ វ៉ាវ ដាក ជុ កនុង វ៉ាន់.</text:p>
      <text:p text:style-name="P20"><text:soft-page-break/>ង៉ាយ រ៉ាង <text:span text:style-name="T1">ម៉ាំង/2</text:span> វ៉ា ម៉ន មុយ អៃ ហ រ៉ាង តង៉ៃ ង៉ៃ.</text:p>
      <text:p text:style-name="P21">ហ <text:span text:style-name="T17">តារ់អ៊ូគ</text:span><text:span text:style-name="T39"> </text:span><text:span text:style-name="T17">ទ្រូគ</text:span><text:span text:style-name="T39"> </text:span><text:span text:style-name="T35">តរូគ</text:span> ចា ម៉ាត ច អ៊ឺម.<text:span text:style-name="T39"> HAD TO PUT IN BACKSLASH AND THEN DELETE</text:span></text:p>
      <text:p text:style-name="P22">កួន អៃ ហ រូគ តាញ កដាង.</text:p>
      <text:p text:style-name="P21"><text:span text:style-name="T39">ច</text:span> <text:span text:style-name="T39">សៃ</text:span> ហ គូ កនុង បក អៃ.</text:p>
      <text:p text:style-name="P22"/>
      <text:p text:style-name="P115">p24</text:p>
      <text:p text:style-name="P22">ច អៃ ហ មុត កនុង បក អៃ.</text:p>
      <text:p text:style-name="P22"/>
      <text:p text:style-name="P22">អៃ តតៃ ស្រាវ អៃ យ៉ាវ.</text:p>
      <text:p text:style-name="P22"/>
      <text:p text:style-name="P114">កួន<text:span text:style-name="T25"> </text:span><text:span text:style-name="T29">ក្ល</text:span><text:span text:style-name="T40"> </text:span><text:span text:style-name="T18">កាល់អា</text:span><text:span text:style-name="T40"> កឡ អៃ ហ តៃ ច សៃ មុត មឺរ អៃ. HOW DID I DO THE CORRECT KALZZ???</text:span></text:p>
      <text:p text:style-name="P123"/>
      <text:p text:style-name="P23">កឡ <text:s/>កឡ</text:p>
      <text:p text:style-name="P23"><text:soft-page-break/>ក K BACKSLASH LZ<text:span text:style-name="T86">Z</text:span> DELETE DELETE<text:span text:style-name="T41"> DELETE THE BACKSLASH</text:span>.<text:span text:style-name="T41"> (6 STEPS, SEE BELOW)</text:span></text:p>
      <text:p text:style-name="P23">1.ក</text:p>
      <text:p text:style-name="P23">2.ក\</text:p>
      <text:p text:style-name="P23">3. ក\ឡគ់</text:p>
      <text:p text:style-name="P23">4. ក\ឡគ</text:p>
      <text:p text:style-name="P24">5. ក\ឡ</text:p>
      <text:p text:style-name="P24"/>
      <text:p text:style-name="P24">6. កឡ</text:p>
      <text:p text:style-name="P24"/>
      <text:p text:style-name="P120">កួន <text:span text:style-name="T1">អ\ដា</text:span> ត្រូវ, ហ មុត កនុង ដាក ដណៃ.</text:p>
      <text:p text:style-name="P122"/>
      <text:p text:style-name="P25">អៃ តៃ ណាង មរ៉ា ដក់ ដាំង ដាក.</text:p>
      <text:p text:style-name="P25"/>
      <text:p text:style-name="P25">ចៃ ច កួន អៃ ហ កាប់ អៃ ហាក់ អៃ តតៃ ហ អ៊ឺម.</text:p>
      <text:p text:style-name="P25"><text:soft-page-break/>ប្របូវ មឺរ អៃ តា ហួន យ៉ាវ.</text:p>
      <text:p text:style-name="P25"/>
      <text:p text:style-name="P115">p25</text:p>
      <text:p text:style-name="P25">រួ<text:span text:style-name="T42">ស</text:span> ហ ចា ស\ឡា ឡង.</text:p>
      <text:p text:style-name="P25"/>
      <text:p text:style-name="P25">ហ កគ់ តត្រ ចា <text:span text:style-name="T16">ត្រព</text:span> <text:span text:style-name="T1">ត្រប</text:span> កនុង មឺរ អៃ អ៊ឺម.</text:p>
      <text:p text:style-name="P25"/>
      <text:p text:style-name="P25">កួន អៃ ហ ហូម ដាក ដណៃ.</text:p>
      <text:p text:style-name="P25"/>
      <text:p text:style-name="P25">កួន ហ កនូយ តាញ កដាង, ហ តា តាញ យូច អ៊ឺម.</text:p>
      <text:p text:style-name="P25"/>
      <text:p text:style-name="P26"><text:span text:style-name="T78">p</text:span>26<text:span text:style-name="T78"> <text:s text:c="2"/>Lesson #5</text:span></text:p>
      <text:p text:style-name="P26">ស្រូវ ស្រូវ ស្រូវ ស្រូវ ស្រូវ ស្រូវ ស្រូវ ស្រូវ ស្រូវ</text:p>
      <text:p text:style-name="P27">កន់ដ្រាគ់ កន់ដ្រាគ់ កន់ដ្រាគ់ កន់ដ្រាគ់ (KZNDRA)</text:p>
      <text:p text:style-name="P27">អៃ អៃ អៃ អៃ អៃ អៃ អៃ អៃ អៃ អៃ</text:p>
      <text:p text:style-name="P27"/>
      <text:p text:style-name="P27"><text:soft-page-break/>ឍឺ ឍឺ ឍឺ ឍឺ ឍឺ ឍឺ ឍឺ ឍឺ ឍឺ ឍឺ</text:p>
      <text:p text:style-name="P27">ឋួរ ឋួរ ឋួរ ឋួរ ឋួរ ឋួរ ឋួរ ឋួរ ឋួរ ឋួរ</text:p>
      <text:p text:style-name="P27">ឈ្រូក ឈ្រូក ឈ្រូក ឈ្រូក ឈ្រូក ឈ្រូក</text:p>
      <text:p text:style-name="P27"/>
      <text:p text:style-name="P27">សប្រា សប្រា សប្រា សប្រា សប្រា សប្រា</text:p>
      <text:p text:style-name="P27">ប៉ារ់ ប៉ារ់ ប៉ារ់ ប៉ារ់ ប៉ារ់ ប៉ារ់ ប៉ារ់ ប៉ារ់ ប៉ារ់</text:p>
      <text:p text:style-name="P27">ង៉ាយ ង៉ាយ ង៉ាយ ង៉ាយ ង៉ាយ ង៉ាយ ង៉ាយ</text:p>
      <text:p text:style-name="P27"/>
      <text:p text:style-name="P27">មែ មែ មែ មែ មែ មែ មែ មែ មែ មែ</text:p>
      <text:p text:style-name="P27">វែ វែ វែ វែ វែ វែ វែ វែ វែ វែ វែ វែ វែ</text:p>
      <text:p text:style-name="P27"><text:span text:style-name="T1">ណែ ណែ ណែ</text:span> <text:s/>WRONG, NEEDS "NOO"</text:p>
      <text:p text:style-name="P27"/>
      <text:p text:style-name="P27"><text:span text:style-name="T78">p</text:span>27</text:p>
      <text:p text:style-name="P27">មែវ មែវ មែវ មែវ មែវ មែវ មែវ មែវ មែវ</text:p>
      <text:p text:style-name="P27">រែវ រែវ រែវ រែវ រែវ រែវ រែវ រែវ រែវ រែវ រែវ</text:p>
      <text:p text:style-name="P28"><text:span text:style-name="T1">កែវ កែវ កែវ</text:span> <text:s/>WRONG, NEEDS "KOO"</text:p>
      <text:p text:style-name="P28"><text:span text:style-name="T1">ណែវ ណែវ ណែវ</text:span> WRONG, NEEDS "NOO"</text:p>
      <text:p text:style-name="P28"><text:soft-page-break/></text:p>
      <text:p text:style-name="P28">គ្រែ គ្រែ គ្រែ គ្រែ គ្រែ គ្រែ គ្រែ គ្រែ គ្រែ</text:p>
      <text:p text:style-name="P28">មញែ មញែ មញែ មញែ មញែ មញែ មញែ</text:p>
      <text:p text:style-name="P29"><text:span text:style-name="T1">អ\រែក អ\រែក អ\រែក</text:span> (THEN REMOVE SLASH)</text:p>
      <text:p text:style-name="P29"/>
      <text:p text:style-name="P29"><text:span text:style-name="T1">កែត កែត កែត</text:span> <text:span text:style-name="T43"><text:s/>WRONG, NEEDS "KOO"</text:span></text:p>
      <text:p text:style-name="P29">ញែត ញែត ញែត ញែត ញែត ញែត ញែត</text:p>
      <text:p text:style-name="P29">ញញែត ញញែត ញញែត ញញែត ញញែត</text:p>
      <text:p text:style-name="P29">កវែត កវែត កវែត កវែត កវែត កវែត កវែត</text:p>
      <text:p text:style-name="P29"/>
      <text:p text:style-name="P29"><text:span text:style-name="T1">បែ បែ បែ បែ បែ</text:span> <text:s/><text:span text:style-name="T43">WRONG, NEEDS "</text:span>P<text:span text:style-name="T43">OO"</text:span></text:p>
      <text:p text:style-name="P30">ពួន ពួន ពួន ពួន ពួន ពួន ពួន ពួន ពួន ពួន</text:p>
      <text:p text:style-name="P30">ពួរ ពួរ ពួរ ពួរ ពួរ ពួរ ពួរ ពួរ ពួរ ពួរ ពួរ ពួរ</text:p>
      <text:p text:style-name="P30"/>
      <text:p text:style-name="P30"><text:span text:style-name="T79">p</text:span>28</text:p>
      <text:p text:style-name="P30">ពុត ពុត ពុត ពុត ពុត ពុត ពុត ពុត ពុត ពុត</text:p>
      <text:p text:style-name="P30">ព្រឈូគ ព្រឈូគ ព្រឈូគ ព្រឈូគ ព្រឈូគ</text:p>
      <text:p text:style-name="P30"><text:soft-page-break/>ពឺរ ពឺរ ពឺរ ពឺរ ពឺរ ពឺរ ពឺរ ពឺរ ពឺរ ពឺរ ពឺរ ពឺរ</text:p>
      <text:p text:style-name="P30"/>
      <text:p text:style-name="P30">ពដាយ ពដាយ ពដាយ ពដាយ ពដាយ ពដាយ </text:p>
      <text:p text:style-name="P30">ពងួត ពងួត ពងួត ពងួត ពងួត ពងួត ពងួត</text:p>
      <text:p text:style-name="P30">ពតួរ ពតួរ ពតួរ ពតួរ ពតួរ ពតួរ ពតួរ ពតួរ</text:p>
      <text:p text:style-name="P143">ព្រជូ ព្រជូ ព្រជូ ព្រជូ ព្រជូ ព្រជូ ព្រជូ ព្រជូ</text:p>
      <text:p text:style-name="P30"/>
      <text:p text:style-name="P30">ក្រពឺ ក្រពឺ ក្រពឺ ក្រពឺ ក្រពឺ ក្រពឺ ក្រពឺ ក្រពឺ</text:p>
      <text:p text:style-name="P30">ព្រតូវ ព្រតូវ ព្រតូវ ព្រតូវ ព្រតូវ ព្រតូវ ព្រតូវ</text:p>
      <text:p text:style-name="P30"><text:span text:style-name="T1">សបែក សបែក សបែក</text:span> <text:span text:style-name="T43">WRONG, NEEDS "POO"</text:span></text:p>
      <text:p text:style-name="P30"/>
      <text:p text:style-name="P30"><text:span text:style-name="T1">ព្រកែក ព្រកែក ព្រកែក</text:span> <text:span text:style-name="T43">WRONG, NEEDS "</text:span>K<text:span text:style-name="T43">OO" (ព្រគែក)</text:span></text:p>
      <text:p text:style-name="P31"><text:span text:style-name="T1">ពស៊ុម ពស៊ុម ពស៊ុម</text:span> <text:span text:style-name="T43">WRONG, NEEDS "</text:span>SRAQ QZM<text:span text:style-name="T43">"</text:span> (ពស៊ុំ)</text:p>
      <text:p text:style-name="P31">ព្រឺត ព្រឺត ព្រឺត ព្រឹគ អ៊ឹត ព្រឺត ព្រឺត ព្រឺត</text:p>
      <text:p text:style-name="P31"/>
      <text:p text:style-name="P127"><text:soft-page-break/><text:span text:style-name="T79">p</text:span>29</text:p>
      <text:p text:style-name="P127">ឌូក ឌូក ឌូក ឌូក ឌូក ឌូក ឌូក ឌូក ឌូក</text:p>
      <text:p text:style-name="P31">ឌូង ឌូង ឌូង ឌូង ឌូង ឌូង ឌូង ឌូង ឌូង</text:p>
      <text:p text:style-name="P31">ពឌូ ពឌូ ពឌូ ពឌូ ពឌូ ពឌូ ពឌូ ពឌូ ពឌូ</text:p>
      <text:p text:style-name="P31"/>
      <text:p text:style-name="P31">ចន់ឌូ ចន់ឌូ ចន់ឌូ ចន់ឌូ ចន់ឌូ ចន់ឌូ ចន់ឌូ</text:p>
      <text:p text:style-name="P31"><text:span text:style-name="T88">ឌុម ឌុម ឌុម ឌុម</text:span> <text:span text:style-name="T43">WRONG, NEEDS "</text:span>SRAQ QZM<text:span text:style-name="T43">"</text:span> (ឌុំ<text:span text:style-name="T44">)</text:span></text:p>
      <text:p text:style-name="P32">កឌឺង កឌឺង កឌឺង កឌឺង កឌឺង កឌឺង កឌឺង</text:p>
      <text:p text:style-name="P32">ក្រឌុង ក្រឌុង ក្រឌុង ក្រឌុង ក្រឌុង ក្រឌុង</text:p>
      <text:p text:style-name="P32"/>
      <text:p text:style-name="P32"><text:span text:style-name="T1">ដដែ ដដែ ដដែ ដដែ</text:span> <text:span text:style-name="T43">WRONG, NEEDS "</text:span>DOO<text:span text:style-name="T43">" (ដឌែ</text:span>)</text:p>
      <text:p text:style-name="P32">ឌឺស ឌឺស ឌឺស ឌឺស ឌឺស ឌឺស ឌឹស ឌឺស ឌឹស</text:p>
      <text:p text:style-name="P32">ឌុញ ឌុញ ឌុញ ឌុញ ឌុញ ឌុញ ឌុញ ឌុញ ឌុញ</text:p>
      <text:p text:style-name="P32">ឌូច ឌូច ឌូច ឌូច ឌូច ឌូច ឌូច ឌូច ឌូច ឌូច</text:p>
      <text:p text:style-name="P32"/>
      <text:p text:style-name="P32"><text:soft-page-break/>មីក មីក មីក មីក មីក មីក មីក មីក មីក </text:p>
      <text:p text:style-name="P32">ឌី ឌី ឌី ឌី ឌី ឌី ឌី ឌី ឌី ឌី ឌី ឌី ឌី ឌី ឌី</text:p>
      <text:p text:style-name="P32">ឈ្រី ឈ្រី ឈ្រី ឈ្រី ឈ្រី ឈ្រី ឈ្រី ឈ្រី ឈ្រី</text:p>
      <text:p text:style-name="P32"/>
      <text:p text:style-name="P129"><text:span text:style-name="T79">p</text:span>30</text:p>
      <text:p text:style-name="P129">ប្រ៊ី ប្រ៊ី ប្រ៊ី ប្រ៊ី ប្រ៊ី ប្រ៊ី ប្រ៊ី ប្រ៊ី ប្រ៊ី ប្រ៊ី ប្រ៊ី ប្រ៊ី</text:p>
      <text:p text:style-name="P33">គីត គីត គីត គីត គីត គីត គីត គីត គីត គីត</text:p>
      <text:p text:style-name="P33">ពីត ពីត ពីត ពីត ពីត ពីត ពីត ពីត ពីតិ ពីត</text:p>
      <text:p text:style-name="P33">បក់ឌី បក់ឌី បក់ឌី បក់ឌី បក់ឌី បក់ឌី បក់ឌី </text:p>
      <text:p text:style-name="P33">កឌីឌូ កឌីឌូ កឌីឌូ កឌីឌូ កឌីឌូ កឌីឌូ កឌីឌូ</text:p>
      <text:p text:style-name="P33"/>
      <text:p text:style-name="P33">គីង គីង គីង គីង គីង គីង គីង គីង គីង គីង</text:p>
      <text:p text:style-name="P33">ចអ៊ីវ ចអ៊ីវ ចអ៊ីវ ចអ៊ីវ ចអ៊ីវ ចអ៊ីវ ចអ៊ីវ ចអ៊ីវ</text:p>
      <text:p text:style-name="P33">ឈ្រីប ឈ្រីប ឈ្រីប ឈ្រីប ឈ្រីប ឈ្រីប ឈ្រីប</text:p>
      <text:p text:style-name="P33"/>
      <text:p text:style-name="P33">ទី ទី ទី ទី ទី ទី ទី ទី ទី ទី ទី</text:p>
      <text:p text:style-name="P33">ទឺ ទឺ ទឺ ទឺ ទឺ ទឺ ទឺ ទឺ ទឺ ទឺ ទឺ</text:p>
      <text:p text:style-name="P33"><text:soft-page-break/>ទ្រី ទ្រី ទ្រី ទ្រី ទ្រី ទ្រី ទ្រី ទ្រី ទ្រី</text:p>
      <text:p text:style-name="P33"/>
      <text:p text:style-name="P33">កទ្រី កទ្រី កទ្រី កទ្រី កទ្រី កទ្រី</text:p>
      <text:p text:style-name="P33">ទ្រឺ ទ្រឺ ទ្រឺ ទ្រឺ ទ្រឺ ទ្រឺ ទ្រឺ ទ្រឺ ទ្រឺ</text:p>
      <text:p text:style-name="P34">ព្រទី ព្រទី ព្រទី ព្រទី ព្រទី ព្រទី </text:p>
      <text:p text:style-name="P34"/>
      <text:p text:style-name="P130"><text:span text:style-name="T79">p</text:span>31</text:p>
      <text:p text:style-name="P130">ដាល់ ដាល់ ដាល់ ដាល់ ដាល់ ដាល់</text:p>
      <text:p text:style-name="P34">លុង លុង លុង លុង លុង លុង លុង</text:p>
      <text:p text:style-name="P34">គូលី គូលី គូលី គូលី គូលី គូលី គូលី</text:p>
      <text:p text:style-name="P34"/>
      <text:p text:style-name="P34"><text:span text:style-name="T1">គ្លី កាល់អ៊ី ក\លី ក\លី</text:span> កលី (WRONG UNTIL DELETE SLASH)</text:p>
      <text:p text:style-name="P34"><text:span text:style-name="T1">ឡែក ឡែក ឡែក</text:span> (WRONG, NEEDS LOOលែក)</text:p>
      <text:p text:style-name="P34">លីក លីក លីក លីក លីក លីក លីក លីក លីក</text:p>
      <text:p text:style-name="P34"/>
      <text:p text:style-name="P34"><text:span text:style-name="T1">ក\លី</text:span> ចា <text:span text:style-name="T1">ស\ឡា</text:span> ឡង <text:span text:style-name="T1">ឡែក</text:span> <text:span text:style-name="T1">ណែ</text:span>.</text:p>
      <text:p text:style-name="P35"><text:soft-page-break/>អៃ តៃ រួស <text:span text:style-name="T1">ណែ</text:span>, អៃ ឌូង ឌី ហ.</text:p>
      <text:p text:style-name="P35"/>
      <text:p text:style-name="P35">កួន <text:span text:style-name="T1">ក/ទ្រី</text:span> សៃ, ហ ឌូង ឌី ច អៃ, ហាក់ឌី ច <text:span text:style-name="T1">ណែ</text:span> ហ តកាប់ កួន មែ អ៊ឺម.</text:p>
      <text:p text:style-name="P35"/>
      <text:p text:style-name="P54"><text:span text:style-name="T79">p32</text:span></text:p>
      <text:p text:style-name="P54">មីក អៃ ហ គូ <text:span text:style-name="T88">ហ៊ឹគ</text:span> មឺរ ហ, ហ តា ចាក់ មុង, <text:span text:style-name="T16">ប៉ាគ់អ៊ែ</text:span><text:span text:style-name="T15"> </text:span><text:s/>ពអ៊ែ មួស កាប់ ទី ហ, មួស កាប់ ទូស ហ.</text:p>
      <text:p text:style-name="P36">អៃ ចា ទ្រឺ ឌីខង កួន <text:span text:style-name="T88">ក\ឡ</text:span> អៃ ហ ដាំង ទ្រឺ ពួន សួយ.</text:p>
      <text:p text:style-name="P36"/>
      <text:p text:style-name="P36">កួន មែវ <text:span text:style-name="T1">បែ</text:span> ហ មុត កនុង រែវ ហ <text:span text:style-name="T1">ណែ.</text:span></text:p>
      <text:p text:style-name="P36"><text:span text:style-name="T1"/></text:p>
      <text:p text:style-name="P46">កទ្រី ណែ ហ <text:span text:style-name="T16">តារ់អ៊ូគ ទ្រូគ</text:span> ត\រូគ<text:span text:style-name="T45"> (NEEDED BACKSLASH) ចង់ ចា អ៊ឺម ឌីខង កួន </text:span><text:span text:style-name="T3">ក\ឡា</text:span><text:span text:style-name="T45"> ហ </text:span><text:soft-page-break/><text:span text:style-name="T3">កែត</text:span><text:span text:style-name="T45">. ហ </text:span><text:span text:style-name="T3">កែត</text:span><text:span text:style-name="T45"> (NEEDS KOO) ឌី ពងួត, ក្រាន ហ តា ដូវ ភែ អ៊ឺម.</text:span></text:p>
      <text:p text:style-name="P46"/>
      <text:p text:style-name="P47">កួន មែ <text:span text:style-name="T87">ណែ</text:span> ហ ពងួត ចង់ ចា.</text:p>
      <text:p text:style-name="P47"/>
      <text:p text:style-name="P48"><text:span text:style-name="T79">p</text:span>33<text:span text:style-name="T79"> <text:s text:c="2"/>Lesson #6</text:span></text:p>
      <text:p text:style-name="P48">មែវ មែវ មែវ មែវ មែវ មែវ មែវ មែវ មែវ មែវ</text:p>
      <text:p text:style-name="P48">ពងួត ពងួត ពងួត ពងួត ពងួត ពងួត</text:p>
      <text:p text:style-name="P48">កទ្រី កទ្រី កទ្រី កទ្រី កទ្រី កទ្រី កទ្រី</text:p>
      <text:p text:style-name="P48"/>
      <text:p text:style-name="P48">បក់ឌី បក់ឌី បក់ឌី បក់ឌី បក់ឌី បក់ឌី បក់ឌី</text:p>
      <text:p text:style-name="P48">ដាក លុង <text:s/>ដាក លុង <text:s/>ដាក លុង <text:s/>ដាក លុង</text:p>
      <text:p text:style-name="P43"><text:span text:style-name="T15">ឡែក ឡែក</text:span><text:span text:style-name="T35"> <text:s/>(NEEDS LOO)</text:span></text:p>
      <text:p text:style-name="P43"><text:span text:style-name="T35">ឌូក ឌូក ឌូក ឌូក ឌូក ឌូក ឌូក ឌូក ឌូក</text:span></text:p>
      <text:p text:style-name="P43"><text:span text:style-name="T35"/></text:p>
      <text:p text:style-name="P43"><text:span text:style-name="T35">ចះ ចះ ចះ ចះ ចះ ចះ ចះ ចះ ចះ ចះ</text:span></text:p>
      <text:p text:style-name="P43"><text:span text:style-name="T35">តះ តះ តះ តះ តះ តះ តះ តះ តះ តះ</text:span></text:p>
      <text:p text:style-name="P43"><text:soft-page-break/><text:span text:style-name="T35">ប្រះ ប្រះ ប្រះ ប្រះ ប្រះ ប្រះ ប្រះ ប្រះ ប្រះ</text:span></text:p>
      <text:p text:style-name="P43"><text:span text:style-name="T35"/></text:p>
      <text:p text:style-name="P43"><text:span text:style-name="T35">កះ កះ កះ កះ កះ កះ កះ កះ កះ កះ</text:span></text:p>
      <text:p text:style-name="P56">ដះ ដះ ដះ ដះ ដះ ដះ ដះ ដះ ដះ ដះ ដះ</text:p>
      <text:p text:style-name="P56"/>
      <text:p text:style-name="P56"><text:span text:style-name="T79">p</text:span>34</text:p>
      <text:p text:style-name="P56">ប៉ះ ប៉ះ ប៉ះ ប៉ះ ប៉ះ ប៉ះ ប៉ះ ប៉ះ ប៉ះ ប៉ះ ប៉ះ</text:p>
      <text:p text:style-name="P56"/>
      <text:p text:style-name="P56">សបះ សបះ សបះ សបះ សបះ សបះ សបះ</text:p>
      <text:p text:style-name="P56">ម៉ះ ម៉ះ ម៉ះ ម៉ះ ម៉ះ ម៉ះ ម៉ះ ម៉ះ ម៉ះ ម៉ះ ម៉ះ</text:p>
      <text:p text:style-name="P56">តអះ តអះ តអះ តអះ តអះ តអះ តអះ តអះ</text:p>
      <text:p text:style-name="P56"/>
      <text:p text:style-name="P56">មីក ហ សបះ ឌីខង ហ ដក់ ឌុញ.</text:p>
      <text:p text:style-name="P56"/>
      <text:p text:style-name="P57">ណោះ ណោះ ណោះ ណោះ ណោះ ណោះ ណោះ</text:p>
      <text:p text:style-name="P57">អោះ អោះ អោះ អោះ អោះ អោះ អោះ អោះ អោះ</text:p>
      <text:p text:style-name="P57">តោះ តោះ តោះ តោះ តោះ តោះ តោះ តោះ តោះ</text:p>
      <text:p text:style-name="P57"/>
      <text:p text:style-name="P57"><text:soft-page-break/>កោះ កោះ កោះ កោះ កោះ កោះ កោះ កោះ កោះ</text:p>
      <text:p text:style-name="P57">បោះ បោះ បោះ បោះ បោះ បោះ បោះ បោះ បោះ</text:p>
      <text:p text:style-name="P57">ចណោះ ចណោះ ចណោះ ចណោះ ចណោះ </text:p>
      <text:p text:style-name="P57"/>
      <text:p text:style-name="P57">ទ្រី អោះ អៃ ហ ហូម ដាក ចណោះ.</text:p>
      <text:p text:style-name="P57"/>
      <text:p text:style-name="P58"><text:span text:style-name="T79">p</text:span>35 </text:p>
      <text:p text:style-name="P58">សិះ សិះ សិះ សិះ សិះ សិះ សិះ សិះ សិះ</text:p>
      <text:p text:style-name="P57">ចិះ ចិះ ចិះ ចិះ ចិះ ចិះ ចិះ ចិះ ចិះ ចិះ</text:p>
      <text:p text:style-name="P57">ណិះ ណិះ ណិះ ណិះ ណិះ ណិះ ណិះ ណិះ</text:p>
      <text:p text:style-name="P57"/>
      <text:p text:style-name="P57">ពដិះ ពដិះ ពដិះ ពដិះ ពដិះ ពដិះ ពដិះ ពដិះ</text:p>
      <text:p text:style-name="P57">ជិត ជិត ជិត ជិត ជិត ជិត ជិត ជិត ជិត</text:p>
      <text:p text:style-name="P57"><text:span text:style-name="T16">កិគ កិគ កិគ </text:span>(SHOULD NOT HAVE FINAL KOO. SHOULD BE <text:s text:c="2"/>កិ .)</text:p>
      <text:p text:style-name="P57"><text:s/><text:span text:style-name="T19">ដិគ ដិគ ដិគ</text:span><text:span text:style-name="T46"> </text:span>(SAME PROBLEM, THO I CAN TYPE "D X <text:s/>DELETE")<text:span text:style-name="T46"> </text:span>ដិ ដិ ដិ</text:p>
      <text:p text:style-name="P57"><text:soft-page-break/></text:p>
      <text:p text:style-name="P59">ទិះ ទិះ ទិះ ទិះ ទិះ ទិះ ទិះ ទិះ ទិះ ទិះ</text:p>
      <text:p text:style-name="P59">ឈិះ ឈិះ ឈិះ ឈិះ ឈិះ ឈិះ ឈិះ ឈិះ </text:p>
      <text:p text:style-name="P59">និះ និះ និះ និះ និះ និះ និះ និះ និះ និះ</text:p>
      <text:p text:style-name="P59"/>
      <text:p text:style-name="P59">បនិះ បនិះ បនិះ បនិះ បនិះ បនិះ បនិះ</text:p>
      <text:p text:style-name="P59">ចនិះ ចនិះ ចនិះ ចនិះ ចនិះ ចនិះ ចនិះ</text:p>
      <text:p text:style-name="P59">ពនិះ ពនិះ ពនិះ ពនិះ ពនិះ ពនិះ ពនិះ</text:p>
      <text:p text:style-name="P59"/>
      <text:p text:style-name="P59">ប៊ិច ប៊ិច ប៊ិច ប៊ិច ប៊ិច ប៊ិច ប៊ិច ប៊ិច</text:p>
      <text:p text:style-name="P59">ប៊ិះ ប៊ិះ ប៊ិះ ប៊ិះ ប៊ិះ ប៊ិះ ប៊ិះ ប៊ិះ ប៊ិះ ប៊ិះ</text:p>
      <text:p text:style-name="P59"/>
      <text:p text:style-name="P59"><text:span text:style-name="T79">p</text:span>36</text:p>
      <text:p text:style-name="P59">ប៊ិង ប៊ិង ប៊ិង ប៊ិង ប៊ិង ប៊ិង ប៊ិង ប៊ិង</text:p>
      <text:p text:style-name="P59"/>
      <text:p text:style-name="P59">ង៉ិះ ង៉ិះ ង៉ិះ ង៉ិះ ង៉ិះ ង៉ិះ ង៉ិះ ង៉ិះ ង៉ិះ ង៉ិះ</text:p>
      <text:p text:style-name="P59"/>
      <text:p text:style-name="P59"><text:soft-page-break/><text:span text:style-name="T16">រ៉ិគ រ៉ិគ រ៉ិគ</text:span> <text:s/>(SHOULD NOT HAVE KOO. SHOULD BE: <text:s text:c="2"/>រ៉ិ <text:s/>រ៉ិ <text:s/>រ៉ិ <text:s/>រ៉ិ <text:s/>រ៉ិ )</text:p>
      <text:p text:style-name="P60"/>
      <text:p text:style-name="P60">រ៉ិះ រ៉ិះ រ៉ិះ រ៉ិះ រ៉ិះ រ៉ិះ រ៉ិះ រ៉ិះ រ៉ិះ រ៉ិះ រ៉ិះ រ៉ិះ</text:p>
      <text:p text:style-name="P60"><text:span text:style-name="T16">ម៉ិគ</text:span> យ៉ាគ់ <text:s/><text:span text:style-name="T16">ម៉ិគ</text:span> យ៉ាគ់ (SAME PROBLEM. SHOULD BE <text:s/>"ម៉ិ យ៉ាគ់")</text:p>
      <text:p text:style-name="P60"/>
      <text:p text:style-name="P60">សិះ ហ <text:span text:style-name="T16">រ៉ិគ</text:span> ពដិះ អៃ ចា ចិះ <text:span text:style-name="T16">ឡែក</text:span>. SHOULD BE:</text:p>
      <text:p text:style-name="P60">សិះ ហ រ៉ិ ពដិះ អៃ ចា ចិះ លែក.</text:p>
      <text:p text:style-name="P60"/>
      <text:p text:style-name="P60"><text:span text:style-name="T1">ម៉ើត ម៉ើត</text:span> <text:s/>WRONG! SHOULD <text:span text:style-name="T48">have kbieh kraom, should not have rat's teeth!</text:span></text:p>
      <text:p text:style-name="P60"/>
      <text:p text:style-name="P61">បើម បើម បើម បើម បើម បើម បើម បើម</text:p>
      <text:p text:style-name="P61">បើគ បើគ បើគ បើគ បើគ បើគ បើគ</text:p>
      <text:p text:style-name="P61"/>
      <text:p text:style-name="P61">កើប កើប កើប កើប កើប កើប កើប</text:p>
      <text:p text:style-name="P61"><text:soft-page-break/>កើត កើត កើត កើត កើត កើត កើត</text:p>
      <text:p text:style-name="P61">កណើត កណើត កណើត កណើត កណើត</text:p>
      <text:p text:style-name="P61">ពឋើម ពឋើម ពឋើម ពឋើម ពឋើម ពឋើម</text:p>
      <text:p text:style-name="P61"/>
      <text:p text:style-name="P61"><text:span text:style-name="T79">p</text:span>37</text:p>
      <text:p text:style-name="P61"><text:span text:style-name="T16">កាល់អើ ក្លើ</text:span> ក\ឡើ ក\ឡើ ក\ឡើ កឡើ<text:span text:style-name="T49"> HAD TO TYPE SLASH THEN DELETE ! <text:s/>កឡើ</text:span></text:p>
      <text:p text:style-name="P62">កើយ កើយ កើយ កើយ កើយ កើយ កើយ</text:p>
      <text:p text:style-name="P62">ឡើយ ឡើយ ឡើយ ឡើយ ឡើយ ឡើយ </text:p>
      <text:p text:style-name="P62">តតើប តតើប តតើប តតើប តតើប តតើប</text:p>
      <text:p text:style-name="P62"/>
      <text:p text:style-name="P62">ត្រណែវ ត្រណើវ ត្រណើវ ត្រណើវ ត្រណើវ</text:p>
      <text:p text:style-name="P62">ផើយ ផើយ ផើយ ផើយ ផើយ ផើយ ផើយ</text:p>
      <text:p text:style-name="P62">អើន អើន អើន អើន អើន អើន អើន អើន</text:p>
      <text:p text:style-name="P62"><text:span text:style-name="T16">ប៉ើក ប៉ើក</text:span> <text:span text:style-name="T47">WRONG! SHOULD have kbieh kraom, should not have rat's teeth!</text:span></text:p>
      <text:p text:style-name="P62"/>
      <text:p text:style-name="P62"><text:soft-page-break/>សើង សើង សើង សើង សើង សើង សើង សើង</text:p>
      <text:p text:style-name="P63"><text:span text:style-name="T16">វ៉ើ</text:span><text:span text:style-name="T21">ន</text:span><text:span text:style-name="T16"> វ៉ើ</text:span><text:span text:style-name="T21">ន</text:span> <text:span text:style-name="T47">WRONG! SHOULD have kbieh kraom, should not have rat's teeth! <text:s/></text:span></text:p>
      <text:p text:style-name="P63">សដើរ សដើរ សដើរ សដើរ សដើរ សដឹរ សដើរ</text:p>
      <text:p text:style-name="P63">ប្រណើម ប្រណើម ប្រណើម ប្រណើម ប្រណើម</text:p>
      <text:p text:style-name="P63"/>
      <text:p text:style-name="P63"/>
      <text:p text:style-name="P63">មឺគ បើគ អៃ អ្មប្រា <text:span text:style-name="T16">រ៉ិគ</text:span> រ៉ិ ចន់ឌូ បើម មឺរ ទិះ.</text:p>
      <text:p text:style-name="P63"/>
      <text:p text:style-name="P63"><text:span text:style-name="T79">p</text:span>38</text:p>
      <text:p text:style-name="P63"><text:span text:style-name="T16">បឹគ បឹគ</text:span> បឹ បឹ បឹ បឹ (HAD TO DELETE KOO)</text:p>
      <text:p text:style-name="P63">ឌឹក ឌឹក ឌឹក ឌឹក ឌឹក ឌឹក ឌឹក ឌឹក ឌឹក ឌឹក</text:p>
      <text:p text:style-name="P63"><text:span text:style-name="T16">ជឹគ ជឹគ</text:span> ជឹ ជឹ ជឹ ជឹ (HAD TO DELETE KOO)</text:p>
      <text:p text:style-name="P63">ពឹង ពឹង ពឹង ពឹង ពឹង ពឹង ពឹង ពឹង ពឹង ពឹង</text:p>
      <text:p text:style-name="P63"/>
      <text:p text:style-name="P64">នឹង នឹង នឹង នឹង នឹង នឹង នឹង នឹង នឹង នឹង</text:p>
      <text:p text:style-name="P64">កយឹក កយឹក កយឹក កយឹក កយឹក កយឹក</text:p>
      <text:p text:style-name="P64"><text:soft-page-break/><text:span text:style-name="T16">កាល់អឹគ ក្លឹគ</text:span> ក\ឡឹ<text:span text:style-name="T1">គ</text:span> ក\ឡឹ ក\ឡឹ កឡឹ កឡឹ</text:p>
      <text:p text:style-name="P64"/>
      <text:p text:style-name="P65"><text:span text:style-name="T16">ខាម់ឃឹត ខាម់ឃឹត</text:span> WRONG <text:span text:style-name="T16">ខម់ឃឹត</text:span> WRONG, SHOULD BE: <text:s text:c="2"/>ខំឃឹត ខំឃឹត ខំឃឹត (CR)</text:p>
      <text:p text:style-name="P65"/>
      <text:p text:style-name="P65">ឃឹត ឃឹត ឃឹត ឃឹត ឃឹត ឃឹត ឃឹត ឃឹត</text:p>
      <text:p text:style-name="P65">ឆនឹម ឆនឹម ឆនឹម ឆនឹម ឆនឹម ឆនឹម ឆនឹម</text:p>
      <text:p text:style-name="P65">ឈឹង ឈឹង ឈឹង ឈឹង ឈឹង ឈឹង ឈឹង</text:p>
      <text:p text:style-name="P65">អ៊ឹង អ៊ឹង អ៊ឹង អ៊ឹង អ៊ឹង អ៊ឹង អ៊ឹង អ៊ឹង អ៊ឹង</text:p>
      <text:p text:style-name="P65"/>
      <text:p text:style-name="P66"><text:span text:style-name="T16">ទឹគ ទឹគ</text:span> WRONG, ទឹ ទឹ ទឹ (TYPE TV DELETE)</text:p>
      <text:p text:style-name="P66">បយ៉ឹស បយ៉ឹស បយ៉ឹស បយ៉ឹស បយ៉ឹស បយ៉ឹស</text:p>
      <text:p text:style-name="P66"/>
      <text:p text:style-name="P66"><text:span text:style-name="T79">p</text:span>39</text:p>
      <text:p text:style-name="P66">ប៉ឹះ ប៉ឹះ ប៉ឹះ ប៉ឹះ ប៉ឹះ ប៉ឹះ ប៉ឹះ ប៉ឹះ ប៉ឹះ ប៉ឹះ ប៉ឹះ</text:p>
      <text:p text:style-name="P66">ប្រឹះ ប្រឹះ ប្រឹះ ប្រឹះ ប្រឹះ ប្រឹះ ប្រឹះ ប្រឹះ ប្រឹះ</text:p>
      <text:p text:style-name="P66"/>
      <text:p text:style-name="P66"><text:soft-page-break/>មិះ អៃ ហ <text:span text:style-name="T16">បឹគ</text:span> បឹ ចូវ ឌឹក នឹង ចន់ឌូ, <text:span text:style-name="T16">តជឹគ</text:span> <text:span text:style-name="T30">តជឹ</text:span> អ៊ឺម. <text:s/>(DELETED KOO X2)</text:p>
      <text:p text:style-name="P66"/>
      <text:p text:style-name="P66">យឹយ, ប៊ិច ប៊ិះ ទិះ មូយ ឡា គូ កន់ដ្រូម អ៊ូ អ៊ែ!</text:p>
      <text:p text:style-name="P66"/>
      <text:p text:style-name="P67">មីក អៃ ហ គូ ស្រ៊ុក ពឺង, អៃ <text:span text:style-name="T16">ណែ</text:span> នែ<text:span text:style-name="T50"> (CR) </text:span>អៃ គូ ស្រ៊ុក កន់ដ្រូម. ស្រ៊ុក អៃ ដាល់ ឌី ដាក ដណៃ.</text:p>
      <text:p text:style-name="P67"/>
      <text:p text:style-name="P67">បា <text:span text:style-name="T16">រ៉ិគ</text:span> រ៉ិ ចាក បាត់ <text:span text:style-name="T16">ហ៊ឹគ</text:span> ហ៊ឹ មឺរ បារ <text:span text:style-name="T16">រ៉ាន់ទុះ រនទុះ រ៉ន់ទុះ</text:span> រន់ទុះ. (CR)</text:p>
      <text:p text:style-name="P67"/>
      <text:p text:style-name="P68">ឝឹត ឝឹត ឝឹត ឝឹត ឝឹត ឝឹត ឝឹត ឝឹត ឝឹត</text:p>
      <text:p text:style-name="P68">ឝុន ឝុគន ឝុន ឝុន ឝុន ឝុន ឝុន ឝុន ឝុន</text:p>
      <text:p text:style-name="P68"/>
      <text:p text:style-name="P68">ឝ្រុន ឝ្រុន ឝ្រុន ឝ្រុន ឝ្រុន ឝ្រុន ឝ្រុន ឝ្រុន</text:p>
      <text:p text:style-name="P68"/>
      <text:p text:style-name="P68">ឝណូប ឝណូប ឝណូប ឝណូប ឝណូប ឝណូប</text:p>
      <text:p text:style-name="P68"/>
      <text:p text:style-name="P68"><text:soft-page-break/><text:span text:style-name="T79">p</text:span>40</text:p>
      <text:p text:style-name="P68">ឝនឹត ឝនឹត ឝនឹត ឝនឹត ឝនឹត ឝនឹត ឝនឹត</text:p>
      <text:p text:style-name="P68">ឝណូង ឝណូង ឝណូង ឝណូង ឝណូង ឝណូង</text:p>
      <text:p text:style-name="P68"/>
      <text:p text:style-name="P68">ឝ៉ ឝ៉ ឝ៉ ឝ៉ ឝ៉ ឝ៉ ឝ៉ ឝ៉ ឝ៉ ឝ៉ ឝ៉ ឝ៉ ឝ៉ ឝ៉</text:p>
      <text:p text:style-name="P68">ឝ៉ូ ឝ៉ូ ឝ៉ូ ឝ៉ូ ឝ៉ូ ឝ៉ូ ឝ៉ូ ឝ៉ូ ឝ៉ូ ឝ៉ូ ឝ៉ូ ឝ៉ូ ឝ៉ូ ឝ៉ូ </text:p>
      <text:p text:style-name="P68">ឝ៉ង ឝ៉ង ឝ៉ង ឝ៉ង ឝ៉ង ឝ៉ង ឝ៉ង ឝ៉ង ឝ៉ង</text:p>
      <text:p text:style-name="P68"/>
      <text:p text:style-name="P68">ឝ្រ៉ិះ ឝ្រ៉ិះ ឝ្រ៉ិះ ឝ្រ៉ិះ ឝ្រ៉ិះ ឝ្រ៉ិះ ឝ្រ៉ិះ ឝ្រ៉ិះ</text:p>
      <text:p text:style-name="P68">សឝ៉ាវ សឝ៉ាវ សឝ៉ាវ សឝ៉ាវ សឝ៉ាវ សឝ៉ាវ</text:p>
      <text:p text:style-name="P68">ចឝ៉ូវ ចឝ៉ូវ ចឝ៉ូវ ចឝ៉ូវ ចឝ៉ូវ ចឝ៉ូវ ចឝ៉ូវ </text:p>
      <text:p text:style-name="P68"/>
      <text:p text:style-name="P69">ឞន ឞន ឞន ឞន ឞន ឞន ឞន ឞន ឞន</text:p>
      <text:p text:style-name="P69">ឞ៊ឺ ឞ៊ឺ<text:span text:style-name="T51"> ឞ៊ឺ ឞ៊ឺ ឞ៊ឺ ឞ៊ឺ ឞ៊ឺ ឞ៊ឺ ឞ៊ឺ ឞ៊ឺ ឞ៊ឺ ឞ៊ឺ ឞ៊ឺ ឞ៊ឺ</text:span></text:p>
      <text:p text:style-name="P69"/>
      <text:p text:style-name="P70">ឞឹះ ឞឹះ ឞឹះ ឞឹះ ឞឹះ ឞឹះ ឞឹះ ឞឹះ ឞឹះ ឞឹះ ឞឹះ</text:p>
      <text:p text:style-name="P70">ចឞាប់ ចឞាប់ ចឞាប់ ចឞាប់ ចឞាប់ ចឞាប់</text:p>
      <text:p text:style-name="P70"><text:soft-page-break/></text:p>
      <text:p text:style-name="P71"><text:span text:style-name="T16">ចម់ឞន់ ចាម់ឞន់ ចមឞន់</text:span> NEED SRAQ QZM!</text:p>
      <text:p text:style-name="P71">SHOULD BE: <text:s/>ចំឞន់!</text:p>
      <text:p text:style-name="P71">តឞក តឞក តឞក តឞក តឞក តឞក</text:p>
      <text:p text:style-name="P71"/>
      <text:p text:style-name="P71"><text:span text:style-name="T16">តម់ឞាប តាម់ឞាប តមឞាប</text:span> NEED SRAQ QZM!</text:p>
      <text:p text:style-name="P71">SHOULD BE: តំឞាប</text:p>
      <text:p text:style-name="P71"/>
      <text:p text:style-name="P150"><text:span text:style-name="T79">p</text:span>41</text:p>
      <text:p text:style-name="P72"><text:span text:style-name="T16">ឌូង ឞរី <text:s/>ឌូង ឞរី </text:span><text:s/>WRONG --NEED ជឺង រ!</text:p>
      <text:p text:style-name="P71">SHOULD BE <text:span text:style-name="T53"><text:s/>ឌូង ឞ៊្រី</text:span></text:p>
      <text:p text:style-name="P71"/>
      <text:p text:style-name="P73"><text:span text:style-name="T16">សាម់ឞត់ សម់ឞត់ សមឞត់</text:span> WRONG! <text:s/><text:span text:style-name="T52">NEED SRAQ QZM!</text:span> SHOULD BE សំឞត់</text:p>
      <text:p text:style-name="P73"/>
      <text:p text:style-name="P73"><text:span text:style-name="T16">អយ៉ា</text:span> WRONG! NEED CVVNG YOO! SHOULD BE: <text:span text:style-name="T52">អ្យា </text:span></text:p>
      <text:p text:style-name="P73"/>
      <text:p text:style-name="P73"><text:soft-page-break/><text:span text:style-name="T16">អយ៉ាគ់ អយ៉ាគ់</text:span> WRONG! NEED CVVNG YOO! SHOULD BE: <text:s/>អ្យាគ់</text:p>
      <text:p text:style-name="P73"/>
      <text:p text:style-name="P74"><text:span text:style-name="T16">អយូយ</text:span> អ៊ុញ <text:span text:style-name="T53">WRONG! NEED CVVNG YOO</text:span> AND TREYSAAP<text:span text:style-name="T53">! SHOULD BE:</text:span> អ្យ៊ូយ អ៊ុញ</text:p>
      <text:p text:style-name="P74"/>
      <text:p text:style-name="P74"/>
      <text:p text:style-name="P74">មិះ អៃ ហ ប៊ិច ឝ៉ូ ឍឺ, ឝ៉ូ មូយ ហ ឈិ<text:span text:style-name="T16">គ</text:span> ឈឹង, តា <text:span text:style-name="T16">អយ៉ាគ់</text:span> អ៊ឺម.</text:p>
      <text:p text:style-name="P74"/>
      <text:p text:style-name="P74">អៃ ម៉ា <text:span text:style-name="T16">អម់ អាម់ អ្</text:span><text:span text:style-name="T1">ម</text:span><text:span text:style-name="T54"> <text:s text:c="2"/></text:span>ហ <text:span text:style-name="T1">ដាម់</text:span> ប៊ូត ហ៊ឹ<text:span text:style-name="T1">គ</text:span> មឺរ អៃ ហ៊ឹ<text:span text:style-name="T1">គ</text:span> អូ <text:span text:style-name="T1">ជុម.</text:span><text:span text:style-name="T4"> <text:s/></text:span><text:span text:style-name="T36">THESE WORDS SHOULD BE: </text:span></text:p>
      <text:p text:style-name="P71">អាំ<text:span text:style-name="T55"> <text:s/></text:span> ដាំ <text:span text:style-name="T55"> <text:s/></text:span>ហ៊ឹ <text:span text:style-name="T55"> <text:s/></text:span>ហ៊ឹ<text:span text:style-name="T55"> <text:s/></text:span> ជុំ</text:p>
      <text:p text:style-name="P71"/>
      <text:p text:style-name="P75">គ្លឺ គ្លឺ គ្លឺ គ្លឺ គ្លឺ គ្លឺ គ្លឺ គ្លឺ គ្លឺ គ្លឺ គ្លឺ គ្លឺ គ្លឺ គ្លឺ</text:p>
      <text:p text:style-name="P75">ឝ្លីម ឝ្លីម ឝ្លីម ឝ្លីម ឝ្លីម ឝ្លីម ឝ្លីម ឝ្លីម ឝ្លីម</text:p>
      <text:p text:style-name="P75">ប្លះ ប្លះ ប្លះ ប្លះ ប្លះ ប្លះ ប្លះ ប្លះ ប្លះ ប្លះ ប្លះ</text:p>
      <text:p text:style-name="P75"><text:soft-page-break/><text:span text:style-name="T1">មូយ ក្លាម់</text:span> WRONG! SHOULD BE មូយ ក្លាំ</text:p>
      <text:p text:style-name="P75"/>
      <text:p text:style-name="P78">គ្លឺ អ៊ែ ហ ចា <text:span text:style-name="T1">កាន់អ៊ែ កណែ</text:span> មូយ <text:span text:style-name="T1">ក្លាម់</text:span> .(SHOULD BE កនែ មូយ ក្លាំ)</text:p>
      <text:p text:style-name="P78"/>
      <text:p text:style-name="P78"><text:span text:style-name="T79">p42</text:span></text:p>
      <text:p text:style-name="P78">មែ អ៊ែ រូគ ញែត ដាក ឝ្លីម.</text:p>
      <text:p text:style-name="P76"/>
      <text:p text:style-name="P76">ក្ល ក្ល ក្ល ក្ល ក្ល ក្ល ក្ល ក្ល ក្ល ក្ល ក្ល</text:p>
      <text:p text:style-name="P76">ប្ល៊ុក ប្ល៊ុក ប្ល៊ុក ប្ល៊ុក ប្ល៊ុក ប្ល៊ុក ប្ល៊ុក ប្ល៊ុក</text:p>
      <text:p text:style-name="P76">ព្លូយ ព្លូយ ព្លូយ ព្លូយ ព្លូយ ព្លូយ ព្លូយ</text:p>
      <text:p text:style-name="P76"/>
      <text:p text:style-name="P76">ក្លាក ក្លាក ក្លាក ក្លាក ក្លាក ក្លាក ក្លាក</text:p>
      <text:p text:style-name="P76">គ្លីះ គ្លីះ គ្លីះ គ្លីះ គ្លីះ គ្លីះ គ្លីះ គ្លីះ គ្លីះ</text:p>
      <text:p text:style-name="P77">ប្ល៉ៃ ប្ល៉ៃប្លៃ ប្ល៉ៃ ប្ល៉ៃ ប្ល៉ៃ ប្ល៉ៃ ប្ល៉ៃ ប្ល៉ៃ ប្ល៉ៃ</text:p>
      <text:p text:style-name="P77">ឝ្ល៉ោះ ឝ្ល៉ោះ ឝ្ល៉ោះ ឝ្ល៉ោះ ឝ្ល៉ោះ ឝ្ល៉ោះ ឝ្ល៉ោះ</text:p>
      <text:p text:style-name="P77"/>
      <text:p text:style-name="P77"><text:soft-page-break/><text:span text:style-name="T56">រួស ទិះ អ៊ែ ហ ប៊ិច ប្ល៊ុក ឝ៉ុះ.</text:span></text:p>
      <text:p text:style-name="P77"/>
      <text:p text:style-name="P77"><text:span text:style-name="T56">មឺគ អៃ ហ ចក់ ព្លូយ រ៉ិ</text:span><text:span text:style-name="T5">គ</text:span><text:span text:style-name="T56"> ឈិត ដាក.</text:span> </text:p>
      <text:p text:style-name="P79"/>
      <text:p text:style-name="P79">ហៀន ហៀន ហៀន ហៀន ហៀន ហៀន</text:p>
      <text:p text:style-name="P79"/>
      <text:p text:style-name="P79">រៀន រៀន រៀន រៀន រៀន រៀន រៀន រៀន</text:p>
      <text:p text:style-name="P79">លៀន លៀន លៀន លៀន លៀន លៀន</text:p>
      <text:p text:style-name="P79">ដៀន ដៀន ដៀន ដៀន ដៀន ដៀន ដៀន</text:p>
      <text:p text:style-name="P79"/>
      <text:p text:style-name="P80"><text:span text:style-name="T79">p</text:span>43 </text:p>
      <text:p text:style-name="P80">តៀត តៀត តៀត តៀត តៀត តៀត តៀត</text:p>
      <text:p text:style-name="P79">រៀប រៀប រៀប រៀប រៀប រៀប រៀប រៀប</text:p>
      <text:p text:style-name="P79">ដៀក ដៀក ដៀក ដៀក ដៀក ដៀក ដៀក</text:p>
      <text:p text:style-name="P79"><text:span text:style-name="T16">អយៀរ អយៀរ</text:span> WRONG! SHOULD BE<text:span text:style-name="T57"> អ្យៀរ</text:span></text:p>
      <text:p text:style-name="P79"/>
      <text:p text:style-name="P81"><text:soft-page-break/>មីក អៃ ហ រៀន ហ រៀប លៀន រ៉ិ<text:span text:style-name="T1">គ</text:span> <text:span text:style-name="T28">ត្លាត តាល់អាត</text:span><text:span text:style-name="T30"> <text:s/>រួត </text:span><text:span text:style-name="T28">អយៀរ</text:span><text:span text:style-name="T30"> មូយ </text:span><text:span text:style-name="T28">អាម់</text:span><text:span text:style-name="T30"> ឌី អោះ ហ.</text:span></text:p>
      <text:p text:style-name="P81"><text:span text:style-name="T30"/></text:p>
      <text:p text:style-name="P81"><text:span text:style-name="T30">ប៊ិច ឞាល់ ឆិ</text:span><text:span text:style-name="T28">គ</text:span><text:span text:style-name="T30">? <text:s text:c="2"/>ប៊ិច បារ.</text:span></text:p>
      <text:p text:style-name="P81"><text:span text:style-name="T30"/></text:p>
      <text:p text:style-name="P81"><text:span text:style-name="T30">គ្លឺ ពឝ្រាគ់ ហ ក</text:span><text:span text:style-name="T28">ចែ</text:span><text:span text:style-name="T30">ត បនិះ ទឹង ឞន ឆិ</text:span><text:span text:style-name="T28">គ</text:span><text:span text:style-name="T30">? <text:s/>គ្លឺ ក</text:span><text:span text:style-name="T28">ចែ</text:span><text:span text:style-name="T30">ត មែ នឹង ចន់ឌូ តគ់.</text:span></text:p>
      <text:p text:style-name="P81"><text:span text:style-name="T30"/></text:p>
      <text:p text:style-name="P81">មែ <text:span text:style-name="T37">ឆិ</text:span><text:span text:style-name="T13">គ</text:span> ឡា ប៊ឹះ ឝឹត វៀត ណាម? យ៉ាគ់ ក្រាគ់ អ៊ែ ឡា ប៊ឹះ.</text:p>
      <text:p text:style-name="P81"/>
      <text:p text:style-name="P81">ប៊ិច ក្ល ឡើយ? <text:s/><text:span text:style-name="T90"><text:s text:c="4"/>អ៊ឺគ </text:span>ហ ប៊ិច ក្ល ឡើយ, ប៊ិច កួន បារ.<text:span text:style-name="T90"> </text:span></text:p>
      <text:p text:style-name="P81"/>
      <text:p text:style-name="P82"><text:span text:style-name="T79">p</text:span>4<text:span text:style-name="T98">4</text:span></text:p>
      <text:p text:style-name="P82">LESSON # 7</text:p>
      <text:p text:style-name="P82"/>
      <text:p text:style-name="P82">ប្រះ ប្រះ ប្រះ ប្រះ ប្រះ ប្រះ ប្រះ ប្រះ ប្រះ</text:p>
      <text:p text:style-name="P82"><text:soft-page-break/>អោះ អោះ អោះ អោះ អោះ អោះ អោះ អោះ</text:p>
      <text:p text:style-name="P82"><text:span text:style-name="T1">រ៉ិគ <text:s/>រ៉ិគ <text:s/>រ៉ិគ</text:span> WRONG! TAKE OFF KOO.</text:p>
      <text:p text:style-name="P82">បើម បើម បើម បើម បើម បើម បើម បើម</text:p>
      <text:p text:style-name="P82"/>
      <text:p text:style-name="P82"><text:span text:style-name="T1">ជឹគ ជឹគ ជឹគ</text:span> WRONG! TAKE OFF KOO.</text:p>
      <text:p text:style-name="P82">ឝ្លីម ឝ្លីម ឝ្លីម ឝ្លីម ឝ្លីម ឝ្លីម ឝ្លីម ឝ្លីម ឝ្លីម</text:p>
      <text:p text:style-name="P82">ឞ៊ឺ ឞ៊ឺ ឞ៊ឺ ឞ៊ឺ ឞ៊ឺ ឞ៊ឺ ឞ៊ឺ ឞ៊ឺ ឞ៊ឺ ឞ៊ឺ ឞ៊ឺ ឞ៊ឺ ឞ៊ឺ ឞ៊ឺ</text:p>
      <text:p text:style-name="P82"/>
      <text:p text:style-name="P82"><text:span text:style-name="T1">អយ៉ាគ់ អយ៉ាគ់</text:span> WRONG! <text:s/>NEEDS <text:span text:style-name="T59">TO BE</text:span>អ្យាគ់ </text:p>
      <text:p text:style-name="P83">លៀន លៀន លៀន លៀន លៀន លៀន លៀន</text:p>
      <text:p text:style-name="P83"><text:span text:style-name="T1">មែ ឆិគ? មែ ឆិគ?</text:span> <text:span text:style-name="T58">WRONG! TAKE OFF KOO.</text:span></text:p>
      <text:p text:style-name="P83"/>
      <text:p text:style-name="P83"><text:span text:style-name="T1">មិគ/2 <text:s text:c="2"/>មិគ\2 </text:span>WRONG! SHOULD BE <text:s/>មិៗ .</text:p>
      <text:p text:style-name="P83"><text:span text:style-name="T1">ខាគ់\2 <text:s text:c="2"/>ខាគ់/2</text:span> <text:s/>WRONG! SHOULD BE ខាគ់ៗ .</text:p>
      <text:p text:style-name="P83"><text:span text:style-name="T1">ទិះ/2 <text:s/>ទិះ/2 </text:span><text:s text:c="2"/>WRONG! SHOULD BE <text:s text:c="2"/>ទិះៗ .</text:p>
      <text:p text:style-name="P83"><text:span text:style-name="T1"/></text:p>
      <text:p text:style-name="P51">p4<text:span text:style-name="T98">5</text:span></text:p>
      <text:p text:style-name="P83"><text:soft-page-break/><text:span text:style-name="T1">ដ្រិះ/2 ដ្រិះ/2 </text:span><text:s text:c="2"/>WRONG! SHOULD BE ដ្រិះៗ .</text:p>
      <text:p text:style-name="P83"/>
      <text:p text:style-name="P84">ឡុត ទិះ<text:span text:style-name="T1">/2</text:span> អ៊ែ, ហ រ៉ិ<text:span text:style-name="T1">គ</text:span> ដ្រិះ<text:span text:style-name="T1">/2 </text:span>ខាក់<text:span text:style-name="T1">/2</text:span>. <text:s text:c="2"/><text:span text:style-name="T59">SHOULD BE</text:span> </text:p>
      <text:p text:style-name="P84">ឡុត ទិះៗ អ៊ែ ហ រ៉ិ ដ្រិះៗ ខាគ់ៗ។ </text:p>
      <text:p text:style-name="P84"/>
      <text:p text:style-name="P84">ភែ ភែ ភែ ភែ ភែ ភែ ភែ ភែ ភែ ភែ</text:p>
      <text:p text:style-name="P84">ភែត ភែត ភែត ភែត ភែត ភែត ភែត</text:p>
      <text:p text:style-name="P84">ភូងយូ ភូងយូ ភូងយូ ភូងយូ ភូងយូ</text:p>
      <text:p text:style-name="P124"><text:span text:style-name="T87">ផលីង ផលីង</text:span> SHOULD BE <text:s/>ភ្លីង</text:p>
      <text:p text:style-name="P84"/>
      <text:p text:style-name="P85">ក្លង ភុត <text:span text:style-name="T91"><text:s/></text:span><text:s/>ក្លង ភុត <text:s/><text:span text:style-name="T91"><text:s/></text:span>ក្លង ភុត</text:p>
      <text:p text:style-name="P86">ភូ<text:span text:style-name="T1">ហ/2</text:span> ភូ<text:span text:style-name="T1">ហ/2</text:span> SHOULD BE <text:s/>ភូះៗ</text:p>
      <text:p text:style-name="P86">ភែន កាន <text:span text:style-name="T91"><text:s/></text:span><text:s/>ភែន កាន <text:span text:style-name="T91"><text:s/></text:span><text:s/>ភែន កាន</text:p>
      <text:p text:style-name="P86">ប្រ៉ាត ភុង ម៉ាំង <text:span text:style-name="T91"><text:s text:c="2"/></text:span><text:s/>ប្រ៉ាត ភុង ម៉ាំង</text:p>
      <text:p text:style-name="P86"/>
      <text:p text:style-name="P87">ភូងយូ អៃ គូ មិគ<text:span text:style-name="T1">/2</text:span>, តប៊ិច ចិះ តប៊ិច ភែ អ៊ឺម.</text:p>
      <text:p text:style-name="P87"/>
      <text:p text:style-name="P87"><text:soft-page-break/>ហ្ងាន់ ហ្ងាន់ ហ្ងាន់ ហ្ងាន់ ហ្ងាន់ ហ្ងាន់ ហ្ងាន់</text:p>
      <text:p text:style-name="P125">អ្ងអាង អ្ងអាង អ្ងអាង អ្ងអាង អ្ងអាង អ្ងអាង</text:p>
      <text:p text:style-name="P87"/>
      <text:p text:style-name="P87"><text:span text:style-name="T80">p</text:span>4<text:span text:style-name="T98">6</text:span></text:p>
      <text:p text:style-name="P87">អ្ងគ្លែត អ្ងគ្លែត អ្ងគ្លែត <text:span text:style-name="T92">អ្ង</text:span>គ្លែត អ្ងគ្លែត</text:p>
      <text:p text:style-name="P87">អ្ងងឹស អ្ងងឹស អ្ងងឹស អ្ងងឹស អ្ងងឹស អ្ងងឹស</text:p>
      <text:p text:style-name="P87"/>
      <text:p text:style-name="P87">ហ្ងង៉ ហ្ងង៉ ហ្ងង៉ ហ្ងង៉ ហ្ងង៉ ហ្ងង៉ ហ្ងង៉ ហ្ងង៉</text:p>
      <text:p text:style-name="P87">ហ្ងគឹប<text:span text:style-name="T60"> ហ្ងគឹប ហ្ងគឹប ហ្ងគឹប ហ្ងគឹប ហ្ងគឹប</text:span></text:p>
      <text:p text:style-name="P88">អ្ងឝឹត អ្ងឝឹត អ្ងឝឹត អ្ងឝឹត អ្ងឝឹត អ្ងឝឹត អ្ងឝឹត</text:p>
      <text:p text:style-name="P88"><text:span text:style-name="T1">អ្ងគឹយ</text:span><text:span text:style-name="T6"> អ្ងគឹយ</text:span><text:span text:style-name="T61"> (</text:span><text:span text:style-name="T63">THIS HAS BEEN CHANGED BY OFFICIALS TO NOW BE SPELLED អ្ងកី )</text:span></text:p>
      <text:p text:style-name="P88"><text:span text:style-name="T63"/></text:p>
      <text:p text:style-name="P89"><text:span text:style-name="T27">អ</text:span><text:span text:style-name="T26">្ងឝ្ល៉គ់អង់ <text:s/>អ្ង/ឝ្ល៉គ់អង់</text:span><text:span text:style-name="T62"> <text:s/>THIS SHOULD BE អ្ងឝ៉្លង) </text:span></text:p>
      <text:p text:style-name="P89"><text:span text:style-name="T62"/></text:p>
      <text:p text:style-name="P89"><text:span text:style-name="T62">អ្ងគុះ អ្ងគុះ អ្ងគុះ អ្ងគុះ អ្ងគុះ អ្ងគុះ អ្ងគុះ អ្ងគុះ</text:span></text:p>
      <text:p text:style-name="P89"><text:span text:style-name="T62">អ្ងគុង អ្ងគុង អ្ងគុង អ្ងគុង អ្ងគុង អ្ងគុង អ្ងគុង</text:span></text:p>
      <text:p text:style-name="P89"><text:soft-page-break/><text:span text:style-name="T62">ហ្ងកើត ហ្ងកើត ហ្ងកើត ហ្ងកើត ហ្ងកើត ហ្ងកើត</text:span></text:p>
      <text:p text:style-name="P89"><text:span text:style-name="T62"/></text:p>
      <text:p text:style-name="P89"><text:span text:style-name="T62">អ្ងរ៉ិ</text:span><text:span text:style-name="T64">គ</text:span><text:span text:style-name="T62"> អ្ងរ៉ិ</text:span><text:span text:style-name="T64">គ</text:span><text:span text:style-name="T62"> (SHOULD NOT HAVE KOO)</text:span></text:p>
      <text:p text:style-name="P89"><text:span text:style-name="T62"/></text:p>
      <text:p text:style-name="P90"><text:span text:style-name="T64">អ្ងអាម់ អ្ងអាម់ អ្ងអាម់</text:span><text:span text:style-name="T62"> (SHOULD HAVE SRAQ QAM--- អ្ងអាំ <text:s/>អ្ងអាំ <text:s/>អ្ងអាំ <text:s/>អ្ងអាំ)</text:span></text:p>
      <text:p text:style-name="P90"><text:span text:style-name="T62"/></text:p>
      <text:p text:style-name="P90"><text:span text:style-name="T65">p</text:span><text:span text:style-name="T62">4</text:span><text:span text:style-name="T66">7</text:span></text:p>
      <text:p text:style-name="P90"><text:span text:style-name="T62">អ្ងអាង </text:span><text:span text:style-name="T64">ណែ</text:span><text:span text:style-name="T62"> ហ ហ្ងាន់ </text:span><text:span text:style-name="T64">អ/រែង</text:span><text:span text:style-name="T62"> វ៉ា មែ អ្ងគ្លែត.</text:span></text:p>
      <text:p text:style-name="P87"><text:s/></text:p>
      <text:p text:style-name="P90">អ្នតើក អ្នតើក អ្នតើក អ្នតើក អ្នតើក អ្នតើក</text:p>
      <text:p text:style-name="P90">ហ្នាម ហ្នាម ហ្នាម ហ្នាម ហ្នាម ហ្នាម ហ្នាម</text:p>
      <text:p text:style-name="P90">ហ្នដឹប ហ្នដឹប ហ្នដឹប ហ្នដឹប ហ្នដឹប ហ្នដឹប</text:p>
      <text:p text:style-name="P90">អ្នដៃ អ្នដៃ អ្នដៃ អ្នដៃ អ្នដៃ អ្នដៃ<text:span text:style-name="T67"> អ្នដៃ</text:span></text:p>
      <text:p text:style-name="P90"/>
      <text:p text:style-name="P91">ហ្នតាក ហ្នតាក ហ្នតាក ហ្នតាក ហ្នតាក ហ្នតាក</text:p>
      <text:p text:style-name="P91">ហ្ន ហ្ន ហ្ន ហ្ន ហ្ន ហ្ន ហ្ន ហ្ន ហ្ន ហ្ន ហ្ន ហ្ន</text:p>
      <text:p text:style-name="P91"><text:soft-page-break/>ហ្នដើម ហ្នដើម ហ្នដើម ហ្នដើម ហ្នដើម ហ្នដើម</text:p>
      <text:p text:style-name="P91">ហ៊ឹ<text:span text:style-name="T1">គ</text:span> អ្នទុន <text:s/>ហ៊ឹ<text:span text:style-name="T1">គ</text:span> អ្នទុន <text:span text:style-name="T68"><text:s/>ហ៊ឹ</text:span><text:span text:style-name="T7">គ</text:span><text:span text:style-name="T68"> អ្នទុន</text:span></text:p>
      <text:p text:style-name="P91"/>
      <text:p text:style-name="P92">អ្នតើក ចា ហ្នតាក ហ្ន អ៊ែ ហ៊ឹ<text:span text:style-name="T1">គ</text:span> កន់ដ្រូម ហ្នាម ហ្នដើម ហ្ន.</text:p>
      <text:p text:style-name="P92"/>
      <text:p text:style-name="P92">ហ្មពួត ហ្មពួត ហ្មពួត ហ្មពួត ហ្មពួត ហ្មពួត</text:p>
      <text:p text:style-name="P92">អ្មប៊ុ<text:span text:style-name="T1">គ</text:span> អ្មប៊ុ<text:span text:style-name="T1">គ</text:span> អ្មប៊ុ<text:span text:style-name="T1">គ</text:span> (SHOULD BE <text:s/>អ្មប៊ុ )</text:p>
      <text:p text:style-name="P92"/>
      <text:p text:style-name="P92"><text:span text:style-name="T80">p</text:span>4<text:span text:style-name="T98">8</text:span></text:p>
      <text:p text:style-name="P92">អ្មប្រា អ្មប្រា អ្មប្រា អ្មប្រា អ្មប្រា អ្មប្រា អ្មប្រា</text:p>
      <text:p text:style-name="P92">អ្មប៊ឹ<text:span text:style-name="T1">គ</text:span> អ្មប៊ឹ<text:span text:style-name="T1">គ</text:span> អ្មប៊ឹ<text:span text:style-name="T1">គ</text:span> (SHOULD BE <text:s/>អ្មប៊ឹ )</text:p>
      <text:p text:style-name="P92"/>
      <text:p text:style-name="P92">ហ្មបាន ហ្មបាន ហ្មបាន ហ្មបាន ហ្មបាន </text:p>
      <text:p text:style-name="P92">ហ្មបះ ហ្មបះ ហ្មបះ ហ្មបះ ហ្មបះ ហ្មបះ</text:p>
      <text:p text:style-name="P92">ហ្មបក ហ្មបក ហ្មបក ហ្មបក ហ្មបក ហ្មបក</text:p>
      <text:p text:style-name="P92">ហ្មម៉ោះ អោះ <text:s/>ហ្មម៉ោះ អោះ <text:s/>ហ្មម៉ោះ អោះ</text:p>
      <text:p text:style-name="P92"><text:soft-page-break/></text:p>
      <text:p text:style-name="P93">អ្មប្រា រ៉ិ<text:span text:style-name="T1">គ</text:span> ហ្មពួត ព្រឺត ហ៊ឹ<text:span text:style-name="T1">គ</text:span> <text:span text:style-name="T1">ត/ឡាត</text:span>, អ្មប៊ឹ<text:span text:style-name="T1">គ</text:span> ជឹ<text:span text:style-name="T1">គ</text:span> ហ៊ឹ<text:span text:style-name="T1">គ</text:span> ស្រ៊ុក.</text:p>
      <text:p text:style-name="P84"/>
      <text:p text:style-name="P93">ឋាវ្គ ឋាវ្គ ឋាវ្គ ឋាវ្គ ឋាវ្គ ឋាវ្គ ឋាវ្គ ឋាវ្គ ឋាវ្គ</text:p>
      <text:p text:style-name="P93">ក្រវ្គ ក្រវ្គ ក្រវ្គ ក្រវ្គ ក្រវ្គ ក្រវ្គ ក្រវ្គ ក្រវ្គ ក្រវ្គ</text:p>
      <text:p text:style-name="P93">ក្រាវ្គ ក្រាវ្គ ក្រាវ្គ ក្រាវ្គ ក្រាវ្គ ក្រាវ្គ ក្រាវ្គ ក្រាវ្គ</text:p>
      <text:p text:style-name="P93"/>
      <text:p text:style-name="P94">សាវ្គ<text:span text:style-name="T1">/2</text:span> <text:s text:c="2"/>សាវ្គ<text:span text:style-name="T1">/2</text:span> <text:s text:c="2"/>សាវ្គ<text:span text:style-name="T1">/2</text:span><text:span text:style-name="T8"> <text:s/></text:span>SHOULD BE: សាវ្គៗ </text:p>
      <text:p text:style-name="P93">ដយ<text:span text:style-name="T1">អ</text:span> <text:s/>(WRONG. SHOULD BE: ដយ្គ )</text:p>
      <text:p text:style-name="P95">ត្រយ<text:span text:style-name="T1">អ</text:span> <text:s/><text:span text:style-name="T69">(WRONG. SHOULD BE: ត្រយ្គ </text:span>)</text:p>
      <text:p text:style-name="P95"/>
      <text:p text:style-name="P117">p<text:span text:style-name="T98">49</text:span></text:p>
      <text:p text:style-name="P95">តើម ពឹង កណើត កួន ឡង់<text:span text:style-name="T1">/2</text:span> ហ អ៊ែ, ម៉ុ<text:span text:style-name="T1">គ</text:span> អៃ ប៊ិច កួន <text:span text:style-name="T1">ក/ឡា</text:span> កួន កទ្រី ឍឺ/<text:span text:style-name="T1">2</text:span> ឋាវ្គ.</text:p>
      <text:p text:style-name="P95"/>
      <text:p text:style-name="P95">ធុន ធុន ធុន ធុន ធុន ធុន ធុន ធុន ធុន ធុន</text:p>
      <text:p text:style-name="P95"><text:soft-page-break/>ធុកញ៉ាក ធុកញ៉ាក ធុកញ៉ាក ធុកញ៉ាក ធុកញ៉ាក</text:p>
      <text:p text:style-name="P95">ពធែត ពធែត ពធែត ពធែត ពធែត ពធែត</text:p>
      <text:p text:style-name="P95"/>
      <text:p text:style-name="P95">កធិប កធិប កធិប កធិប កធិប កធិប កធិប</text:p>
      <text:p text:style-name="P95">ធឺច ធឺច ធឺច ធឺច ធឺច ធឺច ធឺច ធឺច ធឺច ធឺច</text:p>
      <text:p text:style-name="P96">ធុប ធុប ធុប ធុប ធុប ធុប ធុប ធុប ធុប ធុប</text:p>
      <text:p text:style-name="P96"/>
      <text:p text:style-name="P97">កន់ធិន កន់ធិន កន់ធិន កន់ធិន កន់ធិន កន់ធិន</text:p>
      <text:p text:style-name="P97">ធែន ធែន ធែន ធែន ធែន ធែន ធែន ធែន </text:p>
      <text:p text:style-name="P97">ធែម ធែម ធែម ធែម ធែម<text:span text:style-name="T70"> ធែម ធែម ធែម</text:span></text:p>
      <text:p text:style-name="P98">អត់ធុន អត់ធុន អត់ធុន អត់ធុន អត់ធុន</text:p>
      <text:p text:style-name="P98"/>
      <text:p text:style-name="P99"><text:span text:style-name="T80">p</text:span>5<text:span text:style-name="T99">0</text:span></text:p>
      <text:p text:style-name="P98">ហ្នាម យ៉ាគ់ តា <text:span text:style-name="T9">អយ៉ាគ់</text:span> អ៊ឺម, ហ ធុកញ៉ាក ធុន ឞ៊ឺ.<text:span text:style-name="T71"> (SHOULD BE <text:s/>អ្យាគ់ )</text:span></text:p>
      <text:p text:style-name="P98"/>
      <text:p text:style-name="P98">ឃឺ ឃឺ ឃឺ ឃឺ ឃឺ ឃឺ ឃឺ ឃឺ ឃឺ ឃឺ ឃឺ ឃឺ ឃឺ</text:p>
      <text:p text:style-name="P98"><text:soft-page-break/>ឃិន ឃិន ឃិន ឃិន ឃិន ឃិន ឃិន ឃិន ឃិន</text:p>
      <text:p text:style-name="P99">ឃឹត ឃឹត ឃឹត ឃឹត ឃឹត ឃឹត ឃឹត ឃឹត ឃឹត</text:p>
      <text:p text:style-name="P99">ឃែត ឃែត ឃែត ឃែត ឃែត ឃែត ឃែត ឃែត</text:p>
      <text:p text:style-name="P99"/>
      <text:p text:style-name="P99">ខ<text:span text:style-name="T1">ម់</text:span>ឃឹត ខ<text:span text:style-name="T1">ម់</text:span>ឃឹត SHOULD BE <text:s/>ខំឃឹត <text:s/>ខំឃឹត</text:p>
      <text:p text:style-name="P99">ឃូយ ឃូយ ឃូយ ឃូយ ឃូយ ឃូយ ឃូយ ឃូយ</text:p>
      <text:p text:style-name="P99">ណាយឃូ ណាយឃូ ណាយឃូ ណាយឃូ ណាយឃូ</text:p>
      <text:p text:style-name="P99">ពឃឺ ពឃឺ ពឃឺ ពឃឺ ពឃឺ ពឃឺ ពឃឺ ពឃឺ</text:p>
      <text:p text:style-name="P99"/>
      <text:p text:style-name="P99">ពឃឺក <text:s/>ពឃឺក ពឃឺក ពឃឺក ពឃឺក ពឃឺក</text:p>
      <text:p text:style-name="P99">តឃិន តឃិន តឃិន តឃិន តឃិន តឃិន</text:p>
      <text:p text:style-name="P99">ឃឹតឃូ ឃឹតឃូ ឃឹតឃូ ឃឹតឃូ ឃឹតឃូ ឃឹតឃូ</text:p>
      <text:p text:style-name="P99">កឃឹន កឃឹន កឃឹន កឃឹន កឃឹន កឃឹន កឃឹន</text:p>
      <text:p text:style-name="P99"/>
      <text:p text:style-name="P117">p5<text:span text:style-name="T100">1</text:span></text:p>
      <text:p text:style-name="P100">ហ ឌូង, ហ តឃិន រ៉ិ<text:span text:style-name="T1">គ</text:span> ឃែត អ៊ែ អ៊ឺម.</text:p>
      <text:p text:style-name="P100"/>
      <text:p text:style-name="P100"><text:soft-page-break/><text:span text:style-name="T1">&lt;&lt;</text:span>អ៊ឺម<text:span text:style-name="T1">&gt;&gt;</text:span> ហ រៀន. <text:s text:c="2"/><text:span text:style-name="T87">&lt;&lt;</text:span>អ៊ឺម<text:span text:style-name="T87">&gt;&gt;</text:span> ហ រៀន. (SHOULD BE <text:s/>«អ៊ឺម» <text:s/>)</text:p>
      <text:p text:style-name="P100"/>
      <text:p text:style-name="P100">មឺគ អៃ តង៉ា <text:span text:style-name="T93">រៀ</text:span>ន<text:span text:style-name="T1">:</text:span> <text:s/><text:span text:style-name="T1">&lt;&lt;</text:span>សៃ ម៉ា រ៉ិ<text:span text:style-name="T1">គ</text:span> ហ៊ឹ<text:span text:style-name="T1">គ</text:span> ឆិ<text:span text:style-name="T1">គ</text:span><text:span text:style-name="T10">,</text:span> កួន?<text:span text:style-name="T1">&gt;&gt;</text:span></text:p>
      <text:p text:style-name="P49">SHOULD BE:</text:p>
      <text:p text:style-name="P49">មឺគ អៃ តង៉ា រៀន៖ «សៃ ម៉ា រ៉ិ ហ៊ឹ ឆិ<text:span text:style-name="T72"> </text:span> កួន?»</text:p>
      <text:p text:style-name="P49"/>
      <text:p text:style-name="P50"/>
      <text:p text:style-name="P101">អៃ ត្រណើវ ហ រៀន: <text:span text:style-name="T87">&lt;&lt;</text:span>អៃ រ៉ិ<text:span text:style-name="T1">គ</text:span> ហ៊ឹ<text:span text:style-name="T1">គ</text:span> មឺរ, មឺគ<text:span text:style-name="T87">&gt;&gt;</text:span>.</text:p>
      <text:p text:style-name="P101">SHOULD BE:</text:p>
      <text:p text:style-name="P101"><text:s/>អៃ ត្រណើវ ហ រៀន៖ «អៃ រ៉ិ ហ៊ឹ មឺរ មឺគ»។</text:p>
      <text:p text:style-name="P101"/>
      <text:p text:style-name="P102">ង៉ាយ គ្រឹង រៀន: <text:span text:style-name="T87">&lt;&lt;</text:span>ចង់ ពួរ<text:span text:style-name="T87">&gt;&gt;</text:span>. <text:s/>មែ ប្រ៉ូម មែ រៀន: <text:span text:style-name="T87">&lt;&lt;</text:span>ញ៉ា<text:span text:style-name="T1">ម់</text:span> បាយ&gt;&gt;<text:span text:style-name="T93">.</text:span> (SHOULD BE ញ៉ាំ បាយ <text:span text:style-name="T73">?)</text:span></text:p>
      <text:p text:style-name="P102"/>
      <text:p text:style-name="P103">ម៉ុ<text:span text:style-name="T1">គ</text:span> ហ គូ អ/រែង ឌី ប៉ អៃ ពទឺ.</text:p>
      <text:p text:style-name="P103"/>
      <text:p text:style-name="P103"><text:span text:style-name="T81">p</text:span>5<text:span text:style-name="T100">2</text:span></text:p>
      <text:p text:style-name="P103"><text:soft-page-break/>ម៉ាំង អ៊ិន ង៉ាយ <text:span text:style-name="T1">ត/រ៉ាង</text:span> ម៉ន បារ រ៉ា អ៊ែ យ៉ាវ.</text:p>
      <text:p text:style-name="P103"/>
      <text:p text:style-name="P103">មឺគ អៃ វ៉ា មីក អៃ អ្មប្រា វ៉ាវ ភែ ដាល់ ឌី វ៉ាន់.</text:p>
      <text:p text:style-name="P103"/>
      <text:p text:style-name="P103">ង៉ាយ រ៉ាង ម៉ាំង<text:span text:style-name="T1">/2</text:span>, វ៉ា ម៉ន ម៉ៃ អៃ រ៉ាង ពទឺ.</text:p>
      <text:p text:style-name="P103"/>
      <text:p text:style-name="P118">p5<text:span text:style-name="T100">3</text:span></text:p>
      <text:p text:style-name="P118">Lesson #8</text:p>
      <text:p text:style-name="P118"/>
      <text:p text:style-name="P103">មិ<text:span text:style-name="T1">គ/2</text:span> <text:s/>មិ<text:span text:style-name="T1">គ/2</text:span> (SHOULD BE) មិៗ <text:span text:style-name="T74"> មិៗ  <text:s/>មិៗ </text:span></text:p>
      <text:p text:style-name="P104">ភែត ភែត ភែត ភែត ភែត ភែត ភែត</text:p>
      <text:p text:style-name="P104">អ្ងគ្លែត អ្ងគ្លែត អ្ងគ្លែត អ្ងគ្លែត អ្ងគ្លែត អ្ងគ្លែត</text:p>
      <text:p text:style-name="P104">ហ្នដឹប ហ្នដឹប ហ្នដឹប ហ្នដឹប ហ្នដឹប ហ្នដឹប</text:p>
      <text:p text:style-name="P104"/>
      <text:p text:style-name="P104">ហ្មពួត ហ្មពួត ហ្មពួត ហ្មពួត ហ្មពួត ហ្មពួត</text:p>
      <text:p text:style-name="P104">ឋាវ្គ ឋាវ្គ ឋាវ្គ ឋាវ្គ</text:p>
      <text:p text:style-name="P104">ធុកញ៉ាក ធុកញ៉ាក ធុកញ៉ាក</text:p>
      <text:p text:style-name="P104">ឃែត ឃែត ឃែត ឃែត ឃែត</text:p>
      <text:p text:style-name="P104"><text:soft-page-break/></text:p>
      <text:p text:style-name="P104">ង៉ាយ គ្រឹង រៀន: &lt;&lt;ប៉ាយ ពួរ&gt;&gt;. មែ ប្រ៉ូម រៀន: &lt;&lt;<text:span text:style-name="T1">ដាម់</text:span> បាយ&gt;&gt;. (SHOULD BE: ដាំ)</text:p>
      <text:p text:style-name="P104"/>
      <text:p text:style-name="P105"><text:span text:style-name="T1">មើង</text:span> WRONG! SHOULD BE <text:s/>មឿង </text:p>
      <text:p text:style-name="P105"/>
      <text:p text:style-name="P106"><text:span text:style-name="T1">ឃើយ</text:span> <text:s/>WRONG! SHOULD BE <text:s/>ខឿយ</text:p>
      <text:p text:style-name="P106"/>
      <text:p text:style-name="P106"><text:span text:style-name="T1">ស៊ើ</text:span> WRONG! SHOULD BE <text:s/>សឿ</text:p>
      <text:p text:style-name="P106"/>
      <text:p text:style-name="P106"/>
      <text:p text:style-name="P52">p5<text:span text:style-name="T100">4</text:span></text:p>
      <text:p text:style-name="P106"><text:span text:style-name="T1">ភើ</text:span> WRONG! SHOULD BE <text:s/>ផឿ</text:p>
      <text:p text:style-name="P106"/>
      <text:p text:style-name="P106"><text:span text:style-name="T1">លើង</text:span> WRONG! SHOULD BE <text:s/>លឿង</text:p>
      <text:p text:style-name="P106"/>
      <text:p text:style-name="P106"><text:span text:style-name="T1">ឝ្លើយអ/2</text:span> WRONG! SHOULD BE <text:s/>ឝ្លឿយ្គៗ</text:p>
      <text:p text:style-name="P106"/>
      <text:p text:style-name="P106"><text:span text:style-name="T1">អ៊ើហ!</text:span> WRONG! SHOULD BE <text:s/>អឿះ!</text:p>
      <text:p text:style-name="P105"><text:soft-page-break/></text:p>
      <text:p text:style-name="P107"><text:span text:style-name="T1">នើណៃ</text:span> WRONG! SHOULD BE <text:s/>នឿណៃ </text:p>
      <text:p text:style-name="P107"/>
      <text:p text:style-name="P108"><text:span text:style-name="T1">ឃើង ព្រម៉ា</text:span><text:span text:style-name="T75"> WRONG! SHOULD BE <text:s/>ខឿង ព្រម៉ា </text:span></text:p>
      <text:p text:style-name="P108"/>
      <text:p text:style-name="P108"><text:span text:style-name="T1">ស៊ិន ឃើយ</text:span><text:span text:style-name="T75"> WRONG! SHOULD BE <text:s/>ស៊ិន ខឿយ</text:span></text:p>
      <text:p text:style-name="P109"/>
      <text:p text:style-name="P109"><text:span text:style-name="T1">ខាន់អ៊ើយ ឃើយ ដាន</text:span> <text:span text:style-name="T75">WRONG! SHOULD BE ខនឿយ ខឿយ ដាន</text:span></text:p>
      <text:p text:style-name="P109"/>
      <text:p text:style-name="P109"/>
      <text:p text:style-name="P110">ហ តា <text:span text:style-name="T1">ឃើយ</text:span> រ៉ិ<text:span text:style-name="T1">គ</text:span> <text:span text:style-name="T87">មើង</text:span> បថាយ អ៊ឺម.<text:span text:style-name="T94"> (Should say: ហ តខឿយ រ៉ិ មឿង ពថាយ អ៊ឺម។)</text:span></text:p>
      <text:p text:style-name="P110"/>
      <text:p text:style-name="P110"/>
      <text:p text:style-name="P110">ហ៊ឹ<text:span text:style-name="T1">គ</text:span> ស្រ៊ុក អៃ សាគ់ មែ ស្រ៊ូ ពួរ មែ អ្មប្រុ<text:span text:style-name="T1">គ</text:span> ឌី ដាក.<text:span text:style-name="T94"> </text:span></text:p>
      <text:p text:style-name="P110"><text:soft-page-break/>ណាយ ឃូ មែ ហ ម៉ា រ៉ិ<text:span text:style-name="T1">គ</text:span> ពស៊ុ<text:span text:style-name="T1">ម</text:span> ហ៊ឹ<text:span text:style-name="T1">គ</text:span> <text:span text:style-name="T1">មើង</text:span> ពថាយ តគ់.<text:span text:style-name="T94"> <text:s text:c="2"/>SHOULD SAY: ណាយឃូ មែ ហ ម៉ា រ៉ិ ពស៊ុំ ហ៊ឹ មឿង ពថាយ តគ់។ </text:span></text:p>
      <text:p text:style-name="P110"/>
      <text:p text:style-name="P111"><text:span text:style-name="T81">p</text:span>5<text:span text:style-name="T100">5</text:span></text:p>
      <text:p text:style-name="P111">ង៉ាយ គ្រឹង រៀន<text:span text:style-name="T1">: &lt;&lt;</text:span>ចាក់<text:span text:style-name="T1">&gt;&gt;.</text:span> មែ ប្រ៉ូម រៀន: &lt;&lt;<text:span text:style-name="T16">ខលួន ក្លួន</text:span> ????&gt;&gt;.<text:span text:style-name="T81"> <text:s/>SHOULD SAY: ង៉ាយ គ្រឹង រៀន៖ «ចាក់»។ មែ ប៉្រូម រៀន៖ «ខ្លួន»។ </text:span></text:p>
      <text:p text:style-name="P111"/>
      <text:p text:style-name="P111"/>
      <text:p text:style-name="P112">ង៉ាយ គ្រឹង រៀន: &lt;&lt;ឞ៊ឺ&gt;&gt;. <text:s/>មែ ប្រ៉ូម រៀន: &lt;&lt;ព្លៀង</text:p>
      <text:p text:style-name="P112"><text:s/>????&gt;&gt;. <text:span text:style-name="T81">(</text:span>ព្លៀង<text:span text:style-name="T81">?? <text:s text:c="2"/></text:span>ផ្លៀង<text:span text:style-name="T81">??) SHOULD SAY: ង៉ាយ គ្រឹង រៀន៖ «ឞ៊ឺ»។ មែ ប៉្រូម រៀន៖ «ផ្លៀង»។</text:span></text:p>
      <text:p text:style-name="P112"/>
      <text:p text:style-name="P112"><text:span text:style-name="T81"> </text:span></text:p>
      <text:p text:style-name="P118">(There are two more pages left in the typing lessons, I will try those later when Keyman is more ready. SK in RTK, April 30, 2019)</text:p>
      <text:p text:style-name="P144"/>
      <text:p text:style-name="P131"><text:soft-page-break/></text:p>
      <text:p text:style-name="P4"/>
      <text:p text:style-name="P2"/>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Khmer Mondulkiri" svg:font-family="'Khmer Mondulkiri'"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21:04:22.153000000</meta:creation-date>
    <dc:date>2019-05-01T20:23:29.736000000</dc:date>
    <meta:editing-duration>P1DT5H30M13S</meta:editing-duration>
    <meta:editing-cycles>36</meta:editing-cycles>
    <meta:generator>LibreOffice/6.1.5.2$Windows_X86_64 LibreOffice_project/90f8dcf33c87b3705e78202e3df5142b201bd805</meta:generator>
    <meta:document-statistic meta:table-count="0" meta:image-count="0" meta:object-count="0" meta:page-count="69" meta:paragraph-count="744" meta:word-count="6081" meta:character-count="20060" meta:non-whitespace-character-count="14458"/>
  </office:meta>
</office:document-meta>
</file>